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2"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3"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4"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d968d7" style:font-weight-asian="bold" style:font-weight-complex="bold"/>
    </style:style>
    <style:style style:name="P17"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18"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19"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1d14fd6"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1bd336e" style:font-weight-asian="bold" style:font-weight-complex="bold"/>
    </style:style>
    <style:style style:name="P31" style:family="paragraph" style:parent-style-name="Text_20_body">
      <style:paragraph-properties fo:text-align="justify" style:justify-single-word="false"/>
      <style:text-properties fo:font-weight="bold" officeooo:rsid="00180a85" officeooo:paragraph-rsid="01ef6fbb" style:font-weight-asian="bold" style:font-weight-complex="bold"/>
    </style:style>
    <style:style style:name="P32"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3"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4"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5"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6"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7"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8"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9"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0"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1"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2"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3"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4"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5"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6"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7"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8"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49"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0"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1"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2"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3"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4"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5"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6"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7"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58"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59"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0"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1"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2"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63"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64"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65"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66" style:family="paragraph" style:parent-style-name="Text_20_body">
      <style:paragraph-properties fo:text-align="justify" style:justify-single-word="false"/>
      <style:text-properties fo:font-weight="bold" officeooo:rsid="01cbb101" officeooo:paragraph-rsid="01cbb101" style:font-weight-asian="bold" style:font-weight-complex="bold"/>
    </style:style>
    <style:style style:name="P67"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68" style:family="paragraph" style:parent-style-name="Text_20_body">
      <style:paragraph-properties fo:text-align="justify" style:justify-single-word="false"/>
      <style:text-properties fo:font-weight="bold" officeooo:rsid="01ccd2cf" officeooo:paragraph-rsid="01ccd2cf" style:font-weight-asian="bold" style:font-weight-complex="bold"/>
    </style:style>
    <style:style style:name="P69" style:family="paragraph" style:parent-style-name="Text_20_body">
      <style:paragraph-properties fo:text-align="justify" style:justify-single-word="false"/>
      <style:text-properties fo:font-weight="bold" officeooo:rsid="01cdd4a9" officeooo:paragraph-rsid="01cdd4a9" style:font-weight-asian="bold" style:font-weight-complex="bold"/>
    </style:style>
    <style:style style:name="P70" style:family="paragraph" style:parent-style-name="Text_20_body">
      <style:paragraph-properties fo:text-align="justify" style:justify-single-word="false"/>
      <style:text-properties fo:font-weight="bold" officeooo:rsid="01cfa829" officeooo:paragraph-rsid="01cfa829" style:font-weight-asian="bold" style:font-weight-complex="bold"/>
    </style:style>
    <style:style style:name="P71" style:family="paragraph" style:parent-style-name="Text_20_body">
      <style:paragraph-properties fo:text-align="justify" style:justify-single-word="false"/>
      <style:text-properties fo:font-weight="bold" officeooo:rsid="01cfa829" officeooo:paragraph-rsid="01d14fd6" style:font-weight-asian="bold" style:font-weight-complex="bold"/>
    </style:style>
    <style:style style:name="P72" style:family="paragraph" style:parent-style-name="Text_20_body">
      <style:paragraph-properties fo:text-align="justify" style:justify-single-word="false"/>
      <style:text-properties fo:font-weight="bold" officeooo:rsid="01cfa829" officeooo:paragraph-rsid="01d4fb5f" style:font-weight-asian="bold" style:font-weight-complex="bold"/>
    </style:style>
    <style:style style:name="P73" style:family="paragraph" style:parent-style-name="Text_20_body">
      <style:paragraph-properties fo:text-align="justify" style:justify-single-word="false"/>
      <style:text-properties fo:font-weight="bold" officeooo:rsid="01d1d61f" officeooo:paragraph-rsid="01d38639" style:font-weight-asian="bold" style:font-weight-complex="bold"/>
    </style:style>
    <style:style style:name="P74" style:family="paragraph" style:parent-style-name="Text_20_body">
      <style:paragraph-properties fo:text-align="justify" style:justify-single-word="false"/>
      <style:text-properties fo:font-weight="bold" officeooo:rsid="01d1d61f" officeooo:paragraph-rsid="01d6e986" style:font-weight-asian="bold" style:font-weight-complex="bold"/>
    </style:style>
    <style:style style:name="P75" style:family="paragraph" style:parent-style-name="Text_20_body">
      <style:paragraph-properties fo:text-align="justify" style:justify-single-word="false"/>
      <style:text-properties fo:font-weight="bold" officeooo:rsid="01dacacd" officeooo:paragraph-rsid="01db7501" style:font-weight-asian="bold" style:font-weight-complex="bold"/>
    </style:style>
    <style:style style:name="P76" style:family="paragraph" style:parent-style-name="Text_20_body">
      <style:paragraph-properties fo:text-align="justify" style:justify-single-word="false"/>
      <style:text-properties fo:font-weight="bold" officeooo:rsid="01e722ac" officeooo:paragraph-rsid="01e722ac" style:font-weight-asian="bold" style:font-weight-complex="bold"/>
    </style:style>
    <style:style style:name="P77" style:family="paragraph" style:parent-style-name="Text_20_body">
      <style:paragraph-properties fo:text-align="justify" style:justify-single-word="false"/>
      <style:text-properties fo:font-weight="bold" officeooo:rsid="01e9b7e7" officeooo:paragraph-rsid="01ea4251" style:font-weight-asian="bold" style:font-weight-complex="bold"/>
    </style:style>
    <style:style style:name="P78"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9"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80"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81"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82"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83"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84" style:family="paragraph" style:parent-style-name="Text_20_body">
      <style:paragraph-properties fo:text-align="justify" style:justify-single-word="false"/>
      <style:text-properties fo:font-weight="normal" officeooo:rsid="00299982" officeooo:paragraph-rsid="0193139f" style:font-weight-asian="normal" style:font-weight-complex="normal"/>
    </style:style>
    <style:style style:name="P85" style:family="paragraph" style:parent-style-name="Text_20_body">
      <style:paragraph-properties fo:text-align="justify" style:justify-single-word="false"/>
      <style:text-properties fo:font-weight="normal" officeooo:rsid="00299982" officeooo:paragraph-rsid="01947346" style:font-weight-asian="normal" style:font-weight-complex="normal"/>
    </style:style>
    <style:style style:name="P86" style:family="paragraph" style:parent-style-name="Text_20_body">
      <style:paragraph-properties fo:text-align="justify" style:justify-single-word="false"/>
      <style:text-properties fo:font-weight="normal" officeooo:rsid="00299982" officeooo:paragraph-rsid="0195c76f" style:font-weight-asian="normal" style:font-weight-complex="normal"/>
    </style:style>
    <style:style style:name="P87"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88"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89"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90" style:family="paragraph" style:parent-style-name="Text_20_body">
      <style:paragraph-properties fo:text-align="justify" style:justify-single-word="false"/>
      <style:text-properties fo:font-weight="normal" officeooo:rsid="002ae43e" officeooo:paragraph-rsid="01e52141" style:font-weight-asian="normal" style:font-weight-complex="normal"/>
    </style:style>
    <style:style style:name="P91"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92"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93"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94"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95"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96"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97"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98"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99"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100"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101"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02"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103" style:family="paragraph" style:parent-style-name="Text_20_body">
      <style:paragraph-properties fo:text-align="justify" style:justify-single-word="false"/>
      <style:text-properties fo:font-weight="normal" officeooo:rsid="01901f92" officeooo:paragraph-rsid="019bb55a" style:font-weight-asian="normal" style:font-weight-complex="normal"/>
    </style:style>
    <style:style style:name="P104" style:family="paragraph" style:parent-style-name="Text_20_body">
      <style:paragraph-properties fo:text-align="justify" style:justify-single-word="false"/>
      <style:text-properties fo:font-weight="normal" officeooo:rsid="01901f92" officeooo:paragraph-rsid="019e5f72" style:font-weight-asian="normal" style:font-weight-complex="normal"/>
    </style:style>
    <style:style style:name="P105" style:family="paragraph" style:parent-style-name="Text_20_body">
      <style:paragraph-properties fo:text-align="justify" style:justify-single-word="false"/>
      <style:text-properties fo:font-weight="normal" officeooo:rsid="01901f92" officeooo:paragraph-rsid="019fd987" style:font-weight-asian="normal" style:font-weight-complex="normal"/>
    </style:style>
    <style:style style:name="P106" style:family="paragraph" style:parent-style-name="Text_20_body">
      <style:paragraph-properties fo:text-align="justify" style:justify-single-word="false"/>
      <style:text-properties fo:font-weight="normal" officeooo:rsid="01901f92" officeooo:paragraph-rsid="01a07a12" style:font-weight-asian="normal" style:font-weight-complex="normal"/>
    </style:style>
    <style:style style:name="P107" style:family="paragraph" style:parent-style-name="Text_20_body">
      <style:paragraph-properties fo:text-align="justify" style:justify-single-word="false"/>
      <style:text-properties fo:font-weight="normal" officeooo:rsid="01901f92" officeooo:paragraph-rsid="01a3bad5" style:font-weight-asian="normal" style:font-weight-complex="normal"/>
    </style:style>
    <style:style style:name="P108" style:family="paragraph" style:parent-style-name="Text_20_body">
      <style:paragraph-properties fo:text-align="justify" style:justify-single-word="false"/>
      <style:text-properties fo:font-weight="normal" officeooo:rsid="01901f92" officeooo:paragraph-rsid="01ea4251" style:font-weight-asian="normal" style:font-weight-complex="normal"/>
    </style:style>
    <style:style style:name="P109" style:family="paragraph" style:parent-style-name="Text_20_body">
      <style:paragraph-properties fo:text-align="justify" style:justify-single-word="false"/>
      <style:text-properties fo:font-weight="normal" officeooo:rsid="01901f92" officeooo:paragraph-rsid="01ec26b1" style:font-weight-asian="normal" style:font-weight-complex="normal"/>
    </style:style>
    <style:style style:name="P110" style:family="paragraph" style:parent-style-name="Text_20_body">
      <style:paragraph-properties fo:text-align="justify" style:justify-single-word="false"/>
      <style:text-properties fo:font-weight="normal" officeooo:rsid="019fd987" officeooo:paragraph-rsid="019bb55a" style:font-weight-asian="normal" style:font-weight-complex="normal"/>
    </style:style>
    <style:style style:name="P111" style:family="paragraph" style:parent-style-name="Text_20_body">
      <style:paragraph-properties fo:text-align="justify" style:justify-single-word="false"/>
      <style:text-properties fo:font-weight="normal" officeooo:rsid="019fd987" officeooo:paragraph-rsid="019fd987" style:font-weight-asian="normal" style:font-weight-complex="normal"/>
    </style:style>
    <style:style style:name="P112" style:family="paragraph" style:parent-style-name="Text_20_body">
      <style:paragraph-properties fo:text-align="justify" style:justify-single-word="false"/>
      <style:text-properties fo:font-weight="normal" officeooo:rsid="01a5bf38" officeooo:paragraph-rsid="01a5bf38" style:font-weight-asian="normal" style:font-weight-complex="normal"/>
    </style:style>
    <style:style style:name="P113" style:family="paragraph" style:parent-style-name="Text_20_body">
      <style:paragraph-properties fo:text-align="justify" style:justify-single-word="false"/>
      <style:text-properties fo:font-weight="normal" officeooo:rsid="01b07177" officeooo:paragraph-rsid="01b07177" style:font-weight-asian="normal" style:font-weight-complex="normal"/>
    </style:style>
    <style:style style:name="P114" style:family="paragraph" style:parent-style-name="Text_20_body">
      <style:paragraph-properties fo:text-align="justify" style:justify-single-word="false"/>
      <style:text-properties fo:font-weight="normal" officeooo:rsid="01ac4409" officeooo:paragraph-rsid="01aeaaf0" style:font-weight-asian="normal" style:font-weight-complex="normal"/>
    </style:style>
    <style:style style:name="P115" style:family="paragraph" style:parent-style-name="Text_20_body">
      <style:paragraph-properties fo:text-align="justify" style:justify-single-word="false"/>
      <style:text-properties fo:font-weight="normal" officeooo:rsid="01a9d66c" officeooo:paragraph-rsid="01b25a00" style:font-weight-asian="normal" style:font-weight-complex="normal"/>
    </style:style>
    <style:style style:name="P116" style:family="paragraph" style:parent-style-name="Text_20_body">
      <style:paragraph-properties fo:text-align="justify" style:justify-single-word="false"/>
      <style:text-properties fo:font-weight="normal" officeooo:rsid="01b4cc40" officeooo:paragraph-rsid="01b4cc40" style:font-weight-asian="normal" style:font-weight-complex="normal"/>
    </style:style>
    <style:style style:name="P117" style:family="paragraph" style:parent-style-name="Text_20_body">
      <style:paragraph-properties fo:text-align="justify" style:justify-single-word="false"/>
      <style:text-properties fo:font-weight="normal" officeooo:rsid="01b25a00" officeooo:paragraph-rsid="01b25a00" style:font-weight-asian="normal" style:font-weight-complex="normal"/>
    </style:style>
    <style:style style:name="P118" style:family="paragraph" style:parent-style-name="Text_20_body">
      <style:paragraph-properties fo:text-align="justify" style:justify-single-word="false"/>
      <style:text-properties fo:font-weight="normal" officeooo:rsid="01bf35b2" officeooo:paragraph-rsid="01bf35b2" style:font-weight-asian="normal" style:font-weight-complex="normal"/>
    </style:style>
    <style:style style:name="P119" style:family="paragraph" style:parent-style-name="Text_20_body">
      <style:paragraph-properties fo:text-align="justify" style:justify-single-word="false"/>
      <style:text-properties fo:font-weight="normal" officeooo:rsid="01c08455" officeooo:paragraph-rsid="01c08455" style:font-weight-asian="normal" style:font-weight-complex="normal"/>
    </style:style>
    <style:style style:name="P120" style:family="paragraph" style:parent-style-name="Text_20_body">
      <style:paragraph-properties fo:text-align="justify" style:justify-single-word="false"/>
      <style:text-properties fo:font-weight="normal" officeooo:rsid="01c08455" officeooo:paragraph-rsid="01c09276" style:font-weight-asian="normal" style:font-weight-complex="normal"/>
    </style:style>
    <style:style style:name="P121" style:family="paragraph" style:parent-style-name="Text_20_body">
      <style:paragraph-properties fo:text-align="justify" style:justify-single-word="false"/>
      <style:text-properties fo:font-weight="normal" officeooo:rsid="01c136e4" officeooo:paragraph-rsid="01c136e4" style:font-weight-asian="normal" style:font-weight-complex="normal"/>
    </style:style>
    <style:style style:name="P122" style:family="paragraph" style:parent-style-name="Text_20_body">
      <style:paragraph-properties fo:text-align="justify" style:justify-single-word="false"/>
      <style:text-properties fo:font-weight="normal" officeooo:rsid="01c136e4" officeooo:paragraph-rsid="01bd336e" style:font-weight-asian="normal" style:font-weight-complex="normal"/>
    </style:style>
    <style:style style:name="P123" style:family="paragraph" style:parent-style-name="Text_20_body">
      <style:paragraph-properties fo:text-align="justify" style:justify-single-word="false"/>
      <style:text-properties fo:font-weight="normal" officeooo:rsid="01c347ff" officeooo:paragraph-rsid="01c347ff" style:font-weight-asian="normal" style:font-weight-complex="normal"/>
    </style:style>
    <style:style style:name="P124" style:family="paragraph" style:parent-style-name="Text_20_body">
      <style:paragraph-properties fo:text-align="justify" style:justify-single-word="false"/>
      <style:text-properties fo:font-weight="normal" officeooo:rsid="01c58f4a" officeooo:paragraph-rsid="01c58f4a" style:font-weight-asian="normal" style:font-weight-complex="normal"/>
    </style:style>
    <style:style style:name="P125" style:family="paragraph" style:parent-style-name="Text_20_body">
      <style:paragraph-properties fo:text-align="justify" style:justify-single-word="false"/>
      <style:text-properties fo:font-weight="normal" officeooo:rsid="01c09276" officeooo:paragraph-rsid="01c09276" style:font-weight-asian="normal" style:font-weight-complex="normal"/>
    </style:style>
    <style:style style:name="P126" style:family="paragraph" style:parent-style-name="Text_20_body">
      <style:paragraph-properties fo:text-align="justify" style:justify-single-word="false"/>
      <style:text-properties fo:font-weight="normal" officeooo:rsid="01ccd2cf" officeooo:paragraph-rsid="01ccd2cf" style:font-weight-asian="normal" style:font-weight-complex="normal"/>
    </style:style>
    <style:style style:name="P127" style:family="paragraph" style:parent-style-name="Text_20_body">
      <style:paragraph-properties fo:text-align="justify" style:justify-single-word="false"/>
      <style:text-properties fo:font-weight="normal" officeooo:rsid="011f93c2" officeooo:paragraph-rsid="01cfa829" style:font-weight-asian="normal" style:font-weight-complex="normal"/>
    </style:style>
    <style:style style:name="P128" style:family="paragraph" style:parent-style-name="Text_20_body">
      <style:paragraph-properties fo:text-align="justify" style:justify-single-word="false"/>
      <style:text-properties fo:font-weight="normal" officeooo:rsid="01b5a35d" officeooo:paragraph-rsid="01e9b7e7" style:font-weight-asian="normal" style:font-weight-complex="normal"/>
    </style:style>
    <style:style style:name="P129" style:family="paragraph" style:parent-style-name="Text_20_body">
      <style:paragraph-properties fo:text-align="justify" style:justify-single-word="false"/>
      <style:text-properties fo:font-weight="normal" officeooo:rsid="01b8a453" officeooo:paragraph-rsid="01e9b7e7" style:font-weight-asian="normal" style:font-weight-complex="normal"/>
    </style:style>
    <style:style style:name="P130" style:family="paragraph" style:parent-style-name="Text_20_body">
      <style:paragraph-properties fo:text-align="justify" style:justify-single-word="false"/>
      <style:text-properties fo:font-weight="normal" officeooo:rsid="01b946d1" officeooo:paragraph-rsid="01e9b7e7" style:font-weight-asian="normal" style:font-weight-complex="normal"/>
    </style:style>
    <style:style style:name="P131" style:family="paragraph" style:parent-style-name="Text_20_body">
      <style:paragraph-properties fo:text-align="justify" style:justify-single-word="false"/>
      <style:text-properties fo:font-weight="normal" officeooo:rsid="01dfd61f" officeooo:paragraph-rsid="01e9b7e7" style:font-weight-asian="normal" style:font-weight-complex="normal"/>
    </style:style>
    <style:style style:name="P132"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133" style:family="paragraph" style:parent-style-name="Text_20_body">
      <style:paragraph-properties fo:text-align="justify" style:justify-single-word="false"/>
      <style:text-properties fo:font-weight="normal" officeooo:rsid="00d8bf6d" officeooo:paragraph-rsid="00d8bf6d"/>
    </style:style>
    <style:style style:name="P134" style:family="paragraph" style:parent-style-name="Text_20_body">
      <style:paragraph-properties fo:text-align="justify" style:justify-single-word="false"/>
      <style:text-properties fo:font-weight="normal" officeooo:rsid="00f14a19" officeooo:paragraph-rsid="00f4426d"/>
    </style:style>
    <style:style style:name="P135" style:family="paragraph" style:parent-style-name="Text_20_body">
      <style:paragraph-properties fo:text-align="justify" style:justify-single-word="false"/>
      <style:text-properties officeooo:rsid="0082b1bc" officeooo:paragraph-rsid="0082b1bc"/>
    </style:style>
    <style:style style:name="P136" style:family="paragraph" style:parent-style-name="Text_20_body">
      <style:paragraph-properties fo:text-align="justify" style:justify-single-word="false"/>
      <style:text-properties officeooo:paragraph-rsid="006040e2"/>
    </style:style>
    <style:style style:name="P137" style:family="paragraph" style:parent-style-name="Text_20_body">
      <style:paragraph-properties fo:text-align="justify" style:justify-single-word="false"/>
      <style:text-properties officeooo:paragraph-rsid="00ce7fd6"/>
    </style:style>
    <style:style style:name="P138" style:family="paragraph" style:parent-style-name="Text_20_body">
      <style:paragraph-properties fo:text-align="justify" style:justify-single-word="false"/>
      <style:text-properties officeooo:paragraph-rsid="00cf0b1b"/>
    </style:style>
    <style:style style:name="P139" style:family="paragraph" style:parent-style-name="Text_20_body">
      <style:paragraph-properties fo:text-align="justify" style:justify-single-word="false"/>
      <style:text-properties officeooo:paragraph-rsid="00d4c5a4"/>
    </style:style>
    <style:style style:name="P140" style:family="paragraph" style:parent-style-name="Text_20_body">
      <style:paragraph-properties fo:text-align="justify" style:justify-single-word="false"/>
      <style:text-properties officeooo:paragraph-rsid="00808e05"/>
    </style:style>
    <style:style style:name="P141" style:family="paragraph" style:parent-style-name="Text_20_body">
      <style:paragraph-properties fo:text-align="justify" style:justify-single-word="false"/>
      <style:text-properties officeooo:paragraph-rsid="013f8c62"/>
    </style:style>
    <style:style style:name="P142" style:family="paragraph" style:parent-style-name="Text_20_body">
      <style:paragraph-properties fo:text-align="justify" style:justify-single-word="false"/>
      <style:text-properties officeooo:paragraph-rsid="011b2a24"/>
    </style:style>
    <style:style style:name="P143" style:family="paragraph" style:parent-style-name="Text_20_body">
      <style:paragraph-properties fo:text-align="justify" style:justify-single-word="false"/>
      <style:text-properties officeooo:paragraph-rsid="01464ec0"/>
    </style:style>
    <style:style style:name="P144" style:family="paragraph" style:parent-style-name="Text_20_body">
      <style:paragraph-properties fo:text-align="justify" style:justify-single-word="false"/>
      <style:text-properties officeooo:paragraph-rsid="0054d40b"/>
    </style:style>
    <style:style style:name="P145" style:family="paragraph" style:parent-style-name="Text_20_body">
      <style:paragraph-properties fo:text-align="justify" style:justify-single-word="false"/>
      <style:text-properties officeooo:paragraph-rsid="0151601c"/>
    </style:style>
    <style:style style:name="P146" style:family="paragraph" style:parent-style-name="Text_20_body">
      <style:paragraph-properties fo:text-align="justify" style:justify-single-word="false"/>
      <style:text-properties officeooo:paragraph-rsid="01e52141"/>
    </style:style>
    <style:style style:name="P147" style:family="paragraph" style:parent-style-name="Text_20_body">
      <style:paragraph-properties fo:text-align="justify" style:justify-single-word="false"/>
      <style:text-properties officeooo:rsid="0086a175" officeooo:paragraph-rsid="0086a175"/>
    </style:style>
    <style:style style:name="P148" style:family="paragraph" style:parent-style-name="Text_20_body">
      <style:paragraph-properties fo:text-align="justify" style:justify-single-word="false"/>
      <style:text-properties officeooo:rsid="008a7214" officeooo:paragraph-rsid="008a7214"/>
    </style:style>
    <style:style style:name="P149" style:family="paragraph" style:parent-style-name="Text_20_body">
      <style:paragraph-properties fo:text-align="justify" style:justify-single-word="false"/>
      <style:text-properties officeooo:rsid="00ce7fd6" officeooo:paragraph-rsid="00ce7fd6"/>
    </style:style>
    <style:style style:name="P150" style:family="paragraph" style:parent-style-name="Text_20_body">
      <style:paragraph-properties fo:text-align="justify" style:justify-single-word="false"/>
      <style:text-properties officeooo:rsid="010da437" officeooo:paragraph-rsid="0116b72a"/>
    </style:style>
    <style:style style:name="P151" style:family="paragraph" style:parent-style-name="Text_20_body">
      <style:paragraph-properties fo:text-align="justify" style:justify-single-word="false"/>
      <style:text-properties officeooo:rsid="010f33c5" officeooo:paragraph-rsid="0110d863"/>
    </style:style>
    <style:style style:name="P152" style:family="paragraph" style:parent-style-name="Text_20_body">
      <style:paragraph-properties fo:text-align="justify" style:justify-single-word="false"/>
      <style:text-properties officeooo:rsid="00c2e70a" officeooo:paragraph-rsid="0116b72a"/>
    </style:style>
    <style:style style:name="P153" style:family="paragraph" style:parent-style-name="Text_20_body">
      <style:paragraph-properties fo:text-align="justify" style:justify-single-word="false"/>
      <style:text-properties officeooo:rsid="01e5d3a1" officeooo:paragraph-rsid="01e5d3a1"/>
    </style:style>
    <style:style style:name="P154" style:family="paragraph" style:parent-style-name="Text_20_body">
      <style:paragraph-properties fo:margin-top="0cm" fo:margin-bottom="0cm" loext:contextual-spacing="false" fo:text-align="justify" style:justify-single-word="false"/>
      <style:text-properties officeooo:rsid="0186adfa" officeooo:paragraph-rsid="0186adfa"/>
    </style:style>
    <style:style style:name="P155" style:family="paragraph" style:parent-style-name="Text_20_body">
      <style:paragraph-properties fo:margin-top="0cm" fo:margin-bottom="0cm" loext:contextual-spacing="false" fo:text-align="justify" style:justify-single-word="false"/>
      <style:text-properties officeooo:rsid="01889c90" officeooo:paragraph-rsid="01889c90"/>
    </style:style>
    <style:style style:name="P156" style:family="paragraph" style:parent-style-name="Text_20_body">
      <style:paragraph-properties fo:margin-top="0cm" fo:margin-bottom="0cm" loext:contextual-spacing="false" fo:text-align="justify" style:justify-single-word="false"/>
      <style:text-properties fo:font-weight="bold" officeooo:rsid="0186adfa" officeooo:paragraph-rsid="0186adfa" style:font-weight-asian="bold" style:font-weight-complex="bold"/>
    </style:style>
    <style:style style:name="P157" style:family="paragraph" style:parent-style-name="Standard">
      <style:paragraph-properties fo:text-align="justify" style:justify-single-word="false"/>
      <style:text-properties officeooo:paragraph-rsid="01fac8b2"/>
    </style:style>
    <style:style style:name="P158" style:family="paragraph" style:parent-style-name="Text_20_body">
      <style:paragraph-properties fo:text-align="justify" style:justify-single-word="false"/>
      <style:text-properties officeooo:paragraph-rsid="01f30250"/>
    </style:style>
    <style:style style:name="P159" style:family="paragraph" style:parent-style-name="Text_20_body">
      <style:paragraph-properties fo:text-align="justify" style:justify-single-word="false"/>
      <style:text-properties officeooo:paragraph-rsid="01f4359a"/>
    </style:style>
    <style:style style:name="P160" style:family="paragraph" style:parent-style-name="Text_20_body">
      <style:paragraph-properties fo:text-align="justify" style:justify-single-word="false"/>
      <style:text-properties officeooo:paragraph-rsid="01f5a4b8"/>
    </style:style>
    <style:style style:name="P161" style:family="paragraph" style:parent-style-name="Text_20_body">
      <style:paragraph-properties fo:text-align="justify" style:justify-single-word="false"/>
      <style:text-properties officeooo:paragraph-rsid="01f70b26"/>
    </style:style>
    <style:style style:name="P162" style:family="paragraph" style:parent-style-name="Text_20_body">
      <style:paragraph-properties fo:text-align="justify" style:justify-single-word="false"/>
      <style:text-properties officeooo:paragraph-rsid="01fda402"/>
    </style:style>
    <style:style style:name="P163" style:family="paragraph" style:parent-style-name="Text_20_body">
      <style:paragraph-properties fo:text-align="justify" style:justify-single-word="false"/>
      <style:text-properties fo:font-weight="normal" officeooo:rsid="01b5a35d" officeooo:paragraph-rsid="01f2c110" style:font-weight-asian="normal" style:font-weight-complex="normal"/>
    </style:style>
    <style:style style:name="P164" style:family="paragraph" style:parent-style-name="Text_20_body">
      <style:paragraph-properties fo:text-align="justify" style:justify-single-word="false"/>
      <style:text-properties fo:font-weight="normal" officeooo:rsid="01b5a35d" officeooo:paragraph-rsid="01fbb6bd" style:font-weight-asian="normal" style:font-weight-complex="normal"/>
    </style:style>
    <style:style style:name="P165" style:family="paragraph" style:parent-style-name="Text_20_body">
      <style:paragraph-properties fo:text-align="justify" style:justify-single-word="false"/>
      <style:text-properties fo:font-weight="normal" officeooo:rsid="01d9020f" officeooo:paragraph-rsid="01fac8b2" style:font-weight-asian="normal" style:font-weight-complex="normal"/>
    </style:style>
    <style:style style:name="P166" style:family="paragraph" style:parent-style-name="Text_20_body">
      <style:paragraph-properties fo:text-align="justify" style:justify-single-word="false"/>
      <style:text-properties fo:font-weight="normal" officeooo:rsid="01e2076e" officeooo:paragraph-rsid="01fac8b2" style:font-weight-asian="normal" style:font-weight-complex="normal"/>
    </style:style>
    <style:style style:name="P167" style:family="paragraph" style:parent-style-name="Text_20_body">
      <style:paragraph-properties fo:text-align="justify" style:justify-single-word="false"/>
      <style:text-properties fo:font-weight="normal" officeooo:rsid="01b8a453" officeooo:paragraph-rsid="01fbb6bd" style:font-weight-asian="normal" style:font-weight-complex="normal"/>
    </style:style>
    <style:style style:name="P168" style:family="paragraph" style:parent-style-name="Text_20_body">
      <style:paragraph-properties fo:text-align="justify" style:justify-single-word="false"/>
      <style:text-properties fo:font-weight="normal" officeooo:rsid="01901f92" officeooo:paragraph-rsid="01f30250" style:font-weight-asian="normal" style:font-weight-complex="normal"/>
    </style:style>
    <style:style style:name="P169" style:family="paragraph" style:parent-style-name="Text_20_body">
      <style:paragraph-properties fo:text-align="justify" style:justify-single-word="false"/>
      <style:text-properties fo:font-weight="normal" officeooo:rsid="01c08455" officeooo:paragraph-rsid="01fda402" style:font-weight-asian="normal" style:font-weight-complex="normal"/>
    </style:style>
    <style:style style:name="P170" style:family="paragraph" style:parent-style-name="Text_20_body">
      <style:paragraph-properties fo:text-align="justify" style:justify-single-word="false"/>
      <style:text-properties fo:font-style="italic" officeooo:paragraph-rsid="01f4359a" style:font-style-asian="italic" style:font-style-complex="italic"/>
    </style:style>
    <style:style style:name="P171" style:family="paragraph" style:parent-style-name="Text_20_body">
      <style:paragraph-properties fo:text-align="justify" style:justify-single-word="false"/>
      <style:text-properties fo:font-style="italic" officeooo:paragraph-rsid="01f5a4b8" style:font-style-asian="italic" style:font-style-complex="italic"/>
    </style:style>
    <style:style style:name="P172" style:family="paragraph" style:parent-style-name="Text_20_body">
      <style:paragraph-properties fo:text-align="justify" style:justify-single-word="false"/>
      <style:text-properties fo:font-style="italic" fo:font-weight="normal" officeooo:rsid="01f8e87c" officeooo:paragraph-rsid="01f8e87c" style:font-style-asian="italic" style:font-weight-asian="normal" style:font-style-complex="italic" style:font-weight-complex="normal"/>
    </style:style>
    <style:style style:name="P173" style:family="paragraph" style:parent-style-name="Text_20_body">
      <style:paragraph-properties fo:text-align="justify" style:justify-single-word="false"/>
      <style:text-properties officeooo:rsid="01f4359a" officeooo:paragraph-rsid="01f4359a"/>
    </style:style>
    <style:style style:name="P174" style:family="paragraph" style:parent-style-name="Text_20_body">
      <style:paragraph-properties fo:text-align="justify" style:justify-single-word="false"/>
      <style:text-properties officeooo:rsid="01f70b26" officeooo:paragraph-rsid="01f70b26"/>
    </style:style>
    <style:style style:name="P175" style:family="paragraph" style:parent-style-name="Text_20_body">
      <style:paragraph-properties fo:text-align="justify" style:justify-single-word="false"/>
      <style:text-properties officeooo:rsid="01f70b26" officeooo:paragraph-rsid="01f8e87c"/>
    </style:style>
    <style:style style:name="P176" style:family="paragraph" style:parent-style-name="Text_20_body">
      <style:paragraph-properties fo:text-align="justify" style:justify-single-word="false"/>
      <style:text-properties officeooo:rsid="01f8e87c" officeooo:paragraph-rsid="01f8e87c"/>
    </style:style>
    <style:style style:name="P177" style:family="paragraph" style:parent-style-name="Text_20_body" style:list-style-name="L1">
      <style:paragraph-properties fo:margin-top="0cm" fo:margin-bottom="0cm" loext:contextual-spacing="false" fo:text-align="justify" style:justify-single-word="false"/>
      <style:text-properties officeooo:rsid="019bb55a" officeooo:paragraph-rsid="019bb55a"/>
    </style:style>
    <style:style style:name="P178" style:family="paragraph" style:parent-style-name="Text_20_body" style:list-style-name="L1">
      <style:paragraph-properties fo:margin-top="0cm" fo:margin-bottom="0cm" loext:contextual-spacing="false" fo:text-align="justify" style:justify-single-word="false"/>
      <style:text-properties officeooo:rsid="01d968d7" officeooo:paragraph-rsid="01d968d7"/>
    </style:style>
    <style:style style:name="P179" style:family="paragraph" style:parent-style-name="Text_20_body" style:list-style-name="L1">
      <style:paragraph-properties fo:margin-top="0cm" fo:margin-bottom="0cm" loext:contextual-spacing="false" fo:text-align="justify" style:justify-single-word="false"/>
      <style:text-properties officeooo:rsid="017aeaa4" officeooo:paragraph-rsid="018584ff"/>
    </style:style>
    <style:style style:name="P180" style:family="paragraph" style:parent-style-name="Text_20_body" style:list-style-name="L1">
      <style:paragraph-properties fo:margin-top="0cm" fo:margin-bottom="0cm" loext:contextual-spacing="false" fo:text-align="justify" style:justify-single-word="false"/>
      <style:text-properties officeooo:rsid="017bda2f" officeooo:paragraph-rsid="018584ff"/>
    </style:style>
    <style:style style:name="P181" style:family="paragraph" style:parent-style-name="Text_20_body" style:list-style-name="L1">
      <style:paragraph-properties fo:margin-top="0cm" fo:margin-bottom="0cm" loext:contextual-spacing="false" fo:text-align="justify" style:justify-single-word="false"/>
      <style:text-properties officeooo:rsid="017bda2f" officeooo:paragraph-rsid="017bda2f"/>
    </style:style>
    <style:style style:name="P182" style:family="paragraph" style:parent-style-name="Text_20_body" style:list-style-name="L1">
      <style:paragraph-properties fo:margin-top="0cm" fo:margin-bottom="0cm" loext:contextual-spacing="false" fo:text-align="justify" style:justify-single-word="false"/>
      <style:text-properties officeooo:rsid="0180a2c6" officeooo:paragraph-rsid="018584ff"/>
    </style:style>
    <style:style style:name="P183" style:family="paragraph" style:parent-style-name="Text_20_body" style:list-style-name="L1">
      <style:paragraph-properties fo:margin-top="0cm" fo:margin-bottom="0cm" loext:contextual-spacing="false" fo:text-align="justify" style:justify-single-word="false"/>
      <style:text-properties officeooo:rsid="0180a2c6" officeooo:paragraph-rsid="0180a2c6"/>
    </style:style>
    <style:style style:name="P184" style:family="paragraph" style:parent-style-name="Text_20_body" style:list-style-name="L1">
      <style:paragraph-properties fo:margin-top="0cm" fo:margin-bottom="0cm" loext:contextual-spacing="false" fo:text-align="justify" style:justify-single-word="false"/>
      <style:text-properties officeooo:rsid="0180a2c6" officeooo:paragraph-rsid="01c09276"/>
    </style:style>
    <style:style style:name="P185" style:family="paragraph" style:parent-style-name="Text_20_body" style:list-style-name="L1">
      <style:paragraph-properties fo:margin-top="0cm" fo:margin-bottom="0cm" loext:contextual-spacing="false" fo:text-align="justify" style:justify-single-word="false"/>
      <style:text-properties officeooo:rsid="017b53d3" officeooo:paragraph-rsid="017b53d3"/>
    </style:style>
    <style:style style:name="P186" style:family="paragraph" style:parent-style-name="Text_20_body" style:list-style-name="L1">
      <style:paragraph-properties fo:margin-top="0cm" fo:margin-bottom="0cm" loext:contextual-spacing="false" fo:text-align="justify" style:justify-single-word="false"/>
      <style:text-properties officeooo:rsid="017b53d3" officeooo:paragraph-rsid="0185d44b"/>
    </style:style>
    <style:style style:name="P187" style:family="paragraph" style:parent-style-name="Text_20_body" style:list-style-name="L1">
      <style:paragraph-properties fo:margin-top="0cm" fo:margin-bottom="0cm" loext:contextual-spacing="false" fo:text-align="justify" style:justify-single-word="false"/>
      <style:text-properties officeooo:paragraph-rsid="01786061"/>
    </style:style>
    <style:style style:name="P188" style:family="paragraph" style:parent-style-name="Text_20_body" style:list-style-name="L1">
      <style:paragraph-properties fo:margin-top="0cm" fo:margin-bottom="0cm" loext:contextual-spacing="false" fo:text-align="justify" style:justify-single-word="false"/>
      <style:text-properties officeooo:paragraph-rsid="017aeaa4"/>
    </style:style>
    <style:style style:name="P189" style:family="paragraph" style:parent-style-name="Text_20_body" style:list-style-name="L1">
      <style:paragraph-properties fo:margin-top="0cm" fo:margin-bottom="0cm" loext:contextual-spacing="false" fo:text-align="justify" style:justify-single-word="false"/>
      <style:text-properties officeooo:rsid="0186adfa" officeooo:paragraph-rsid="0186adfa"/>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463f2" style:font-style-asian="normal" style:font-weight-asian="normal" style:font-style-complex="normal" style:font-weight-complex="normal"/>
    </style:style>
    <style:style style:name="T3" style:family="text">
      <style:text-properties fo:font-style="normal" fo:font-weight="normal" officeooo:rsid="0042c87a" style:font-style-asian="normal" style:font-weight-asian="normal" style:font-style-complex="normal" style:font-weight-complex="normal"/>
    </style:style>
    <style:style style:name="T4" style:family="text">
      <style:text-properties fo:font-style="normal" fo:font-weight="normal" officeooo:rsid="00439d58" style:font-style-asian="normal" style:font-weight-asian="normal" style:font-style-complex="normal" style:font-weight-complex="normal"/>
    </style:style>
    <style:style style:name="T5" style:family="text">
      <style:text-properties fo:font-style="normal" fo:font-weight="normal" officeooo:rsid="0044a588" style:font-style-asian="normal" style:font-weight-asian="normal" style:font-style-complex="normal" style:font-weight-complex="normal"/>
    </style:style>
    <style:style style:name="T6" style:family="text">
      <style:text-properties fo:font-style="normal" fo:font-weight="normal" officeooo:rsid="00454265" style:font-style-asian="normal" style:font-weight-asian="normal" style:font-style-complex="normal" style:font-weight-complex="normal"/>
    </style:style>
    <style:style style:name="T7" style:family="text">
      <style:text-properties fo:font-style="normal" fo:font-weight="normal" officeooo:rsid="0046a6ea" style:font-style-asian="normal" style:font-weight-asian="normal" style:font-style-complex="normal" style:font-weight-complex="normal"/>
    </style:style>
    <style:style style:name="T8" style:family="text">
      <style:text-properties fo:font-style="normal" fo:font-weight="normal" officeooo:rsid="0047dd50" style:font-style-asian="normal" style:font-weight-asian="normal" style:font-style-complex="normal" style:font-weight-complex="normal"/>
    </style:style>
    <style:style style:name="T9" style:family="text">
      <style:text-properties fo:font-style="normal" fo:font-weight="normal" officeooo:rsid="00492a4c" style:font-style-asian="normal" style:font-weight-asian="normal" style:font-style-complex="normal" style:font-weight-complex="normal"/>
    </style:style>
    <style:style style:name="T10" style:family="text">
      <style:text-properties fo:font-style="normal" fo:font-weight="normal" officeooo:rsid="004a3c7a" style:font-style-asian="normal" style:font-weight-asian="normal" style:font-style-complex="normal" style:font-weight-complex="normal"/>
    </style:style>
    <style:style style:name="T11" style:family="text">
      <style:text-properties fo:font-style="normal" fo:font-weight="normal" officeooo:rsid="004b7bf6" style:font-style-asian="normal" style:font-weight-asian="normal" style:font-style-complex="normal" style:font-weight-complex="normal"/>
    </style:style>
    <style:style style:name="T12" style:family="text">
      <style:text-properties fo:font-style="normal" fo:font-weight="normal" officeooo:rsid="004bed40" style:font-style-asian="normal" style:font-weight-asian="normal" style:font-style-complex="normal" style:font-weight-complex="normal"/>
    </style:style>
    <style:style style:name="T13" style:family="text">
      <style:text-properties fo:font-style="normal" fo:font-weight="normal" officeooo:rsid="004c75b2" style:font-style-asian="normal" style:font-weight-asian="normal" style:font-style-complex="normal" style:font-weight-complex="normal"/>
    </style:style>
    <style:style style:name="T14" style:family="text">
      <style:text-properties fo:font-style="normal" fo:font-weight="normal" officeooo:rsid="004e5353" style:font-style-asian="normal" style:font-weight-asian="normal" style:font-style-complex="normal" style:font-weight-complex="normal"/>
    </style:style>
    <style:style style:name="T15" style:family="text">
      <style:text-properties fo:font-style="normal" fo:font-weight="normal" officeooo:rsid="004fffed" style:font-style-asian="normal" style:font-weight-asian="normal" style:font-style-complex="normal" style:font-weight-complex="normal"/>
    </style:style>
    <style:style style:name="T16" style:family="text">
      <style:text-properties fo:font-style="normal" fo:font-weight="normal" officeooo:rsid="00574aa9" style:font-style-asian="normal" style:font-weight-asian="normal" style:font-style-complex="normal" style:font-weight-complex="normal"/>
    </style:style>
    <style:style style:name="T17" style:family="text">
      <style:text-properties fo:font-style="normal" fo:font-weight="normal" officeooo:rsid="0058de73" style:font-style-asian="normal" style:font-weight-asian="normal" style:font-style-complex="normal" style:font-weight-complex="normal"/>
    </style:style>
    <style:style style:name="T18" style:family="text">
      <style:text-properties fo:font-style="normal" fo:font-weight="normal" officeooo:rsid="00595f9d" style:font-style-asian="normal" style:font-weight-asian="normal" style:font-style-complex="normal" style:font-weight-complex="normal"/>
    </style:style>
    <style:style style:name="T19" style:family="text">
      <style:text-properties fo:font-style="normal" fo:font-weight="normal" officeooo:rsid="00596618" style:font-style-asian="normal" style:font-weight-asian="normal" style:font-style-complex="normal" style:font-weight-complex="normal"/>
    </style:style>
    <style:style style:name="T20" style:family="text">
      <style:text-properties fo:font-style="normal" fo:font-weight="normal" officeooo:rsid="005c4c72" style:font-style-asian="normal" style:font-weight-asian="normal" style:font-style-complex="normal" style:font-weight-complex="normal"/>
    </style:style>
    <style:style style:name="T21" style:family="text">
      <style:text-properties fo:font-style="normal" fo:font-weight="normal" officeooo:rsid="00b185be" style:font-style-asian="normal" style:font-weight-asian="normal" style:font-style-complex="normal" style:font-weight-complex="normal"/>
    </style:style>
    <style:style style:name="T22" style:family="text">
      <style:text-properties fo:font-style="normal" fo:font-weight="normal" officeooo:rsid="012d58b4" style:font-style-asian="normal" style:font-weight-asian="normal" style:font-style-complex="normal" style:font-weight-complex="normal"/>
    </style:style>
    <style:style style:name="T23" style:family="text">
      <style:text-properties fo:font-style="normal" fo:font-weight="normal" officeooo:rsid="012f14cc" style:font-style-asian="normal" style:font-weight-asian="normal" style:font-style-complex="normal" style:font-weight-complex="normal"/>
    </style:style>
    <style:style style:name="T24" style:family="text">
      <style:text-properties fo:font-style="normal" fo:font-weight="normal" officeooo:rsid="0130f150" style:font-style-asian="normal" style:font-weight-asian="normal" style:font-style-complex="normal" style:font-weight-complex="normal"/>
    </style:style>
    <style:style style:name="T25" style:family="text">
      <style:text-properties fo:font-style="normal" fo:font-weight="normal" officeooo:rsid="01315cc7" style:font-style-asian="normal" style:font-weight-asian="normal" style:font-style-complex="normal" style:font-weight-complex="normal"/>
    </style:style>
    <style:style style:name="T26" style:family="text">
      <style:text-properties fo:font-style="normal" fo:font-weight="normal" officeooo:rsid="01331594" style:font-style-asian="normal" style:font-weight-asian="normal" style:font-style-complex="normal" style:font-weight-complex="normal"/>
    </style:style>
    <style:style style:name="T27" style:family="text">
      <style:text-properties fo:font-style="normal" fo:font-weight="normal" officeooo:rsid="0139f644" style:font-style-asian="normal" style:font-weight-asian="normal" style:font-style-complex="normal" style:font-weight-complex="normal"/>
    </style:style>
    <style:style style:name="T28" style:family="text">
      <style:text-properties fo:font-style="normal" fo:font-weight="normal" officeooo:rsid="013a5a73" style:font-style-asian="normal" style:font-weight-asian="normal" style:font-style-complex="normal" style:font-weight-complex="normal"/>
    </style:style>
    <style:style style:name="T29" style:family="text">
      <style:text-properties fo:font-style="normal" fo:font-weight="normal" officeooo:rsid="013b8d3d" style:font-style-asian="normal" style:font-weight-asian="normal" style:font-style-complex="normal" style:font-weight-complex="normal"/>
    </style:style>
    <style:style style:name="T30" style:family="text">
      <style:text-properties fo:font-style="normal" fo:font-weight="normal" officeooo:rsid="013c4b85" style:font-style-asian="normal" style:font-weight-asian="normal" style:font-style-complex="normal" style:font-weight-complex="normal"/>
    </style:style>
    <style:style style:name="T31" style:family="text">
      <style:text-properties fo:font-style="normal" fo:font-weight="normal" officeooo:rsid="013ca799" style:font-style-asian="normal" style:font-weight-asian="normal" style:font-style-complex="normal" style:font-weight-complex="normal"/>
    </style:style>
    <style:style style:name="T32" style:family="text">
      <style:text-properties fo:font-style="normal" fo:font-weight="normal" officeooo:rsid="01428cc1" style:font-style-asian="normal" style:font-weight-asian="normal" style:font-style-complex="normal" style:font-weight-complex="normal"/>
    </style:style>
    <style:style style:name="T33" style:family="text">
      <style:text-properties fo:font-style="normal" fo:font-weight="normal" officeooo:rsid="01440642" style:font-style-asian="normal" style:font-weight-asian="normal" style:font-style-complex="normal" style:font-weight-complex="normal"/>
    </style:style>
    <style:style style:name="T34" style:family="text">
      <style:text-properties fo:font-style="normal" fo:font-weight="normal" officeooo:rsid="01454adc" style:font-style-asian="normal" style:font-weight-asian="normal" style:font-style-complex="normal" style:font-weight-complex="normal"/>
    </style:style>
    <style:style style:name="T35" style:family="text">
      <style:text-properties fo:font-style="normal" fo:font-weight="normal" officeooo:rsid="014640aa" style:font-style-asian="normal" style:font-weight-asian="normal" style:font-style-complex="normal" style:font-weight-complex="normal"/>
    </style:style>
    <style:style style:name="T36" style:family="text">
      <style:text-properties fo:font-style="normal" fo:font-weight="normal" officeooo:rsid="01478914" style:font-style-asian="normal" style:font-weight-asian="normal" style:font-style-complex="normal" style:font-weight-complex="normal"/>
    </style:style>
    <style:style style:name="T37" style:family="text">
      <style:text-properties fo:font-style="normal" fo:font-weight="normal" officeooo:rsid="01495aa9" style:font-style-asian="normal" style:font-weight-asian="normal" style:font-style-complex="normal" style:font-weight-complex="normal"/>
    </style:style>
    <style:style style:name="T38" style:family="text">
      <style:text-properties fo:font-style="normal" fo:font-weight="normal" officeooo:rsid="01496e28" style:font-style-asian="normal" style:font-weight-asian="normal" style:font-style-complex="normal" style:font-weight-complex="normal"/>
    </style:style>
    <style:style style:name="T39" style:family="text">
      <style:text-properties fo:font-style="normal" fo:font-weight="normal" officeooo:rsid="014a6164" style:font-style-asian="normal" style:font-weight-asian="normal" style:font-style-complex="normal" style:font-weight-complex="normal"/>
    </style:style>
    <style:style style:name="T40" style:family="text">
      <style:text-properties fo:font-style="normal" fo:font-weight="normal" officeooo:rsid="014d3dbb" style:font-style-asian="normal" style:font-weight-asian="normal" style:font-style-complex="normal" style:font-weight-complex="normal"/>
    </style:style>
    <style:style style:name="T41" style:family="text">
      <style:text-properties fo:font-style="normal" fo:font-weight="normal" officeooo:rsid="014e0946" style:font-style-asian="normal" style:font-weight-asian="normal" style:font-style-complex="normal" style:font-weight-complex="normal"/>
    </style:style>
    <style:style style:name="T42" style:family="text">
      <style:text-properties fo:font-style="normal" fo:font-weight="normal" officeooo:rsid="014f2be8" style:font-style-asian="normal" style:font-weight-asian="normal" style:font-style-complex="normal" style:font-weight-complex="normal"/>
    </style:style>
    <style:style style:name="T43" style:family="text">
      <style:text-properties fo:font-style="normal" fo:font-weight="normal" officeooo:rsid="015080cf" style:font-style-asian="normal" style:font-weight-asian="normal" style:font-style-complex="normal" style:font-weight-complex="normal"/>
    </style:style>
    <style:style style:name="T44" style:family="text">
      <style:text-properties fo:font-style="normal" fo:font-weight="normal" officeooo:rsid="0151601c" style:font-style-asian="normal" style:font-weight-asian="normal" style:font-style-complex="normal" style:font-weight-complex="normal"/>
    </style:style>
    <style:style style:name="T45" style:family="text">
      <style:text-properties fo:font-style="normal" fo:font-weight="normal" officeooo:rsid="0152e093" style:font-style-asian="normal" style:font-weight-asian="normal" style:font-style-complex="normal" style:font-weight-complex="normal"/>
    </style:style>
    <style:style style:name="T46" style:family="text">
      <style:text-properties fo:font-style="normal" fo:font-weight="normal" officeooo:rsid="0154ce7f" style:font-style-asian="normal" style:font-weight-asian="normal" style:font-style-complex="normal" style:font-weight-complex="normal"/>
    </style:style>
    <style:style style:name="T47" style:family="text">
      <style:text-properties fo:font-style="normal" fo:font-weight="normal" officeooo:rsid="0155947c" style:font-style-asian="normal" style:font-weight-asian="normal" style:font-style-complex="normal" style:font-weight-complex="normal"/>
    </style:style>
    <style:style style:name="T48" style:family="text">
      <style:text-properties fo:font-style="normal" fo:font-weight="normal" officeooo:rsid="0155b732" style:font-style-asian="normal" style:font-weight-asian="normal" style:font-style-complex="normal" style:font-weight-complex="normal"/>
    </style:style>
    <style:style style:name="T49" style:family="text">
      <style:text-properties fo:font-style="normal" fo:font-weight="normal" officeooo:rsid="0156b6ec" style:font-style-asian="normal" style:font-weight-asian="normal" style:font-style-complex="normal" style:font-weight-complex="normal"/>
    </style:style>
    <style:style style:name="T50" style:family="text">
      <style:text-properties fo:font-style="normal" fo:font-weight="normal" officeooo:rsid="015928c3" style:font-style-asian="normal" style:font-weight-asian="normal" style:font-style-complex="normal" style:font-weight-complex="normal"/>
    </style:style>
    <style:style style:name="T51" style:family="text">
      <style:text-properties fo:font-style="normal" fo:font-weight="normal" officeooo:rsid="015d0cfc" style:font-style-asian="normal" style:font-weight-asian="normal" style:font-style-complex="normal" style:font-weight-complex="normal"/>
    </style:style>
    <style:style style:name="T52" style:family="text">
      <style:text-properties fo:font-style="normal" fo:font-weight="normal" officeooo:rsid="015f8ca0" style:font-style-asian="normal" style:font-weight-asian="normal" style:font-style-complex="normal" style:font-weight-complex="normal"/>
    </style:style>
    <style:style style:name="T53" style:family="text">
      <style:text-properties fo:font-style="normal" fo:font-weight="normal" officeooo:rsid="01605cc5" style:font-style-asian="normal" style:font-weight-asian="normal" style:font-style-complex="normal" style:font-weight-complex="normal"/>
    </style:style>
    <style:style style:name="T54" style:family="text">
      <style:text-properties fo:font-style="normal" fo:font-weight="normal" officeooo:rsid="01616fef" style:font-style-asian="normal" style:font-weight-asian="normal" style:font-style-complex="normal" style:font-weight-complex="normal"/>
    </style:style>
    <style:style style:name="T55" style:family="text">
      <style:text-properties fo:font-style="normal" fo:font-weight="normal" officeooo:rsid="0161de3f" style:font-style-asian="normal" style:font-weight-asian="normal" style:font-style-complex="normal" style:font-weight-complex="normal"/>
    </style:style>
    <style:style style:name="T56" style:family="text">
      <style:text-properties fo:font-style="normal" fo:font-weight="normal" officeooo:rsid="01629b39" style:font-style-asian="normal" style:font-weight-asian="normal" style:font-style-complex="normal" style:font-weight-complex="normal"/>
    </style:style>
    <style:style style:name="T57" style:family="text">
      <style:text-properties fo:font-style="normal" fo:font-weight="normal" officeooo:rsid="01651f49" style:font-style-asian="normal" style:font-weight-asian="normal" style:font-style-complex="normal" style:font-weight-complex="normal"/>
    </style:style>
    <style:style style:name="T58" style:family="text">
      <style:text-properties fo:font-style="normal" fo:font-weight="normal" officeooo:rsid="0166faac" style:font-style-asian="normal" style:font-weight-asian="normal" style:font-style-complex="normal" style:font-weight-complex="normal"/>
    </style:style>
    <style:style style:name="T59" style:family="text">
      <style:text-properties fo:font-style="normal" fo:font-weight="normal" officeooo:rsid="01683974" style:font-style-asian="normal" style:font-weight-asian="normal" style:font-style-complex="normal" style:font-weight-complex="normal"/>
    </style:style>
    <style:style style:name="T60" style:family="text">
      <style:text-properties fo:font-style="normal" fo:font-weight="normal" officeooo:rsid="016a351d" style:font-style-asian="normal" style:font-weight-asian="normal" style:font-style-complex="normal" style:font-weight-complex="normal"/>
    </style:style>
    <style:style style:name="T61" style:family="text">
      <style:text-properties fo:font-style="normal" fo:font-weight="normal" officeooo:rsid="016b16b0" style:font-style-asian="normal" style:font-weight-asian="normal" style:font-style-complex="normal" style:font-weight-complex="normal"/>
    </style:style>
    <style:style style:name="T62" style:family="text">
      <style:text-properties fo:font-style="normal" fo:font-weight="normal" officeooo:rsid="016db956" style:font-style-asian="normal" style:font-weight-asian="normal" style:font-style-complex="normal" style:font-weight-complex="normal"/>
    </style:style>
    <style:style style:name="T63" style:family="text">
      <style:text-properties fo:font-style="normal" fo:font-weight="normal" officeooo:rsid="016e7d0e" style:font-style-asian="normal" style:font-weight-asian="normal" style:font-style-complex="normal" style:font-weight-complex="normal"/>
    </style:style>
    <style:style style:name="T64" style:family="text">
      <style:text-properties fo:font-style="normal" fo:font-weight="normal" officeooo:rsid="016fe4a0" style:font-style-asian="normal" style:font-weight-asian="normal" style:font-style-complex="normal" style:font-weight-complex="normal"/>
    </style:style>
    <style:style style:name="T65" style:family="text">
      <style:text-properties fo:font-style="normal" fo:font-weight="normal" officeooo:rsid="0171c932" style:font-style-asian="normal" style:font-weight-asian="normal" style:font-style-complex="normal" style:font-weight-complex="normal"/>
    </style:style>
    <style:style style:name="T66" style:family="text">
      <style:text-properties fo:font-style="normal" fo:font-weight="normal" officeooo:rsid="017201b9" style:font-style-asian="normal" style:font-weight-asian="normal" style:font-style-complex="normal" style:font-weight-complex="normal"/>
    </style:style>
    <style:style style:name="T67" style:family="text">
      <style:text-properties fo:font-style="normal" fo:font-weight="normal" officeooo:rsid="0172c6c2" style:font-style-asian="normal" style:font-weight-asian="normal" style:font-style-complex="normal" style:font-weight-complex="normal"/>
    </style:style>
    <style:style style:name="T68" style:family="text">
      <style:text-properties fo:font-style="normal" fo:font-weight="normal" officeooo:rsid="0174662e" style:font-style-asian="normal" style:font-weight-asian="normal" style:font-style-complex="normal" style:font-weight-complex="normal"/>
    </style:style>
    <style:style style:name="T69" style:family="text">
      <style:text-properties fo:font-style="normal" fo:font-weight="normal" officeooo:rsid="0175b4fe" style:font-style-asian="normal" style:font-weight-asian="normal" style:font-style-complex="normal" style:font-weight-complex="normal"/>
    </style:style>
    <style:style style:name="T70" style:family="text">
      <style:text-properties fo:font-style="normal" fo:font-weight="normal" officeooo:rsid="01774b1a" style:font-style-asian="normal" style:font-weight-asian="normal" style:font-style-complex="normal" style:font-weight-complex="normal"/>
    </style:style>
    <style:style style:name="T71" style:family="text">
      <style:text-properties fo:font-style="normal" fo:font-weight="normal" officeooo:rsid="017aeaa4" style:font-style-asian="normal" style:font-weight-asian="normal" style:font-style-complex="normal" style:font-weight-complex="normal"/>
    </style:style>
    <style:style style:name="T72" style:family="text">
      <style:text-properties fo:font-style="normal" fo:font-weight="normal" officeooo:rsid="01835348" style:font-style-asian="normal" style:font-weight-asian="normal" style:font-style-complex="normal" style:font-weight-complex="normal"/>
    </style:style>
    <style:style style:name="T73" style:family="text">
      <style:text-properties fo:font-style="normal" fo:font-weight="normal" officeooo:rsid="01202206" style:font-style-asian="normal" style:font-weight-asian="normal" style:font-style-complex="normal" style:font-weight-complex="normal"/>
    </style:style>
    <style:style style:name="T74" style:family="text">
      <style:text-properties fo:font-style="normal" fo:font-weight="normal" officeooo:rsid="01d968d7" style:font-style-asian="normal" style:font-weight-asian="normal" style:font-style-complex="normal" style:font-weight-complex="normal"/>
    </style:style>
    <style:style style:name="T75" style:family="text">
      <style:text-properties fo:font-style="normal" fo:font-weight="normal" officeooo:rsid="01bd336e" style:font-style-asian="normal" style:font-weight-asian="normal" style:font-style-complex="normal" style:font-weight-complex="normal"/>
    </style:style>
    <style:style style:name="T76" style:family="text">
      <style:text-properties fo:font-style="normal" fo:font-weight="normal" officeooo:rsid="01e2076e" style:font-style-asian="normal" style:font-weight-asian="normal" style:font-style-complex="normal" style:font-weight-complex="normal"/>
    </style:style>
    <style:style style:name="T77" style:family="text">
      <style:text-properties fo:font-style="normal" fo:font-weight="normal" officeooo:rsid="01ed8264" style:font-style-asian="normal" style:font-weight-asian="normal" style:font-style-complex="normal" style:font-weight-complex="normal"/>
    </style:style>
    <style:style style:name="T78" style:family="text">
      <style:text-properties fo:font-style="normal" fo:font-weight="normal" officeooo:rsid="01ee3153" style:font-style-asian="normal" style:font-weight-asian="normal" style:font-style-complex="normal" style:font-weight-complex="normal"/>
    </style:style>
    <style:style style:name="T79" style:family="text">
      <style:text-properties fo:font-style="normal" fo:font-weight="normal" officeooo:rsid="01ef6fbb" style:font-style-asian="normal" style:font-weight-asian="normal" style:font-style-complex="normal" style:font-weight-complex="normal"/>
    </style:style>
    <style:style style:name="T80" style:family="text">
      <style:text-properties fo:font-style="normal" fo:font-weight="normal" officeooo:rsid="01f4359a" style:font-style-asian="normal" style:font-weight-asian="normal" style:font-style-complex="normal" style:font-weight-complex="normal"/>
    </style:style>
    <style:style style:name="T81" style:family="text">
      <style:text-properties fo:font-style="normal" fo:font-weight="normal" officeooo:rsid="01fbb6bd"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3eccd1" style:font-style-asian="normal" style:font-style-complex="normal"/>
    </style:style>
    <style:style style:name="T84" style:family="text">
      <style:text-properties fo:font-style="normal" officeooo:rsid="003d977f" style:font-style-asian="normal" style:font-style-complex="normal"/>
    </style:style>
    <style:style style:name="T85" style:family="text">
      <style:text-properties fo:font-style="normal" officeooo:rsid="0044a588" style:font-style-asian="normal" style:font-style-complex="normal"/>
    </style:style>
    <style:style style:name="T86" style:family="text">
      <style:text-properties fo:font-style="normal" officeooo:rsid="00492a4c" style:font-style-asian="normal" style:font-style-complex="normal"/>
    </style:style>
    <style:style style:name="T87" style:family="text">
      <style:text-properties fo:font-style="normal" officeooo:rsid="00546a24" style:font-style-asian="normal" style:font-style-complex="normal"/>
    </style:style>
    <style:style style:name="T88" style:family="text">
      <style:text-properties fo:font-style="normal" officeooo:rsid="00650104" style:font-style-asian="normal" style:font-style-complex="normal"/>
    </style:style>
    <style:style style:name="T89" style:family="text">
      <style:text-properties fo:font-style="normal" officeooo:rsid="00688763" style:font-style-asian="normal" style:font-style-complex="normal"/>
    </style:style>
    <style:style style:name="T90" style:family="text">
      <style:text-properties fo:font-style="normal" officeooo:rsid="0069436f" style:font-style-asian="normal" style:font-style-complex="normal"/>
    </style:style>
    <style:style style:name="T91" style:family="text">
      <style:text-properties fo:font-style="normal" officeooo:rsid="00d87f23" style:font-style-asian="normal" style:font-style-complex="normal"/>
    </style:style>
    <style:style style:name="T92" style:family="text">
      <style:text-properties fo:font-style="normal" officeooo:rsid="00ea58b5" style:font-style-asian="normal" style:font-style-complex="normal"/>
    </style:style>
    <style:style style:name="T93" style:family="text">
      <style:text-properties fo:font-style="normal" officeooo:rsid="00fb249d" style:font-style-asian="normal" style:font-style-complex="normal"/>
    </style:style>
    <style:style style:name="T94" style:family="text">
      <style:text-properties fo:font-style="normal" officeooo:rsid="01089ed0" style:font-style-asian="normal" style:font-style-complex="normal"/>
    </style:style>
    <style:style style:name="T95" style:family="text">
      <style:text-properties fo:font-style="normal" officeooo:rsid="010a2816" style:font-style-asian="normal" style:font-style-complex="normal"/>
    </style:style>
    <style:style style:name="T96" style:family="text">
      <style:text-properties fo:font-style="normal" officeooo:rsid="010b8ff2" style:font-style-asian="normal" style:font-style-complex="normal"/>
    </style:style>
    <style:style style:name="T97" style:family="text">
      <style:text-properties fo:font-style="normal" officeooo:rsid="010b9a67" style:font-style-asian="normal" style:font-style-complex="normal"/>
    </style:style>
    <style:style style:name="T98" style:family="text">
      <style:text-properties fo:font-style="normal" officeooo:rsid="0057351b" style:font-style-asian="normal" style:font-style-complex="normal"/>
    </style:style>
    <style:style style:name="T99" style:family="text">
      <style:text-properties fo:font-style="normal" officeooo:rsid="00574aa9" style:font-style-asian="normal" style:font-style-complex="normal"/>
    </style:style>
    <style:style style:name="T100" style:family="text">
      <style:text-properties fo:font-style="normal" officeooo:rsid="00595f9d" style:font-style-asian="normal" style:font-style-complex="normal"/>
    </style:style>
    <style:style style:name="T101" style:family="text">
      <style:text-properties fo:font-style="normal" officeooo:rsid="003f1f73" style:font-style-asian="normal" style:font-style-complex="normal"/>
    </style:style>
    <style:style style:name="T102" style:family="text">
      <style:text-properties fo:font-style="normal" officeooo:rsid="0042387d" style:font-style-asian="normal" style:font-style-complex="normal"/>
    </style:style>
    <style:style style:name="T103" style:family="text">
      <style:text-properties fo:font-style="normal" officeooo:rsid="01454adc" style:font-style-asian="normal" style:font-style-complex="normal"/>
    </style:style>
    <style:style style:name="T104" style:family="text">
      <style:text-properties fo:font-style="normal" officeooo:rsid="005c4c72" style:font-style-asian="normal" style:font-style-complex="normal"/>
    </style:style>
    <style:style style:name="T105" style:family="text">
      <style:text-properties fo:font-style="normal" officeooo:rsid="0054d40b" style:font-style-asian="normal" style:font-style-complex="normal"/>
    </style:style>
    <style:style style:name="T106" style:family="text">
      <style:text-properties fo:font-style="normal" officeooo:rsid="014640aa" style:font-style-asian="normal" style:font-style-complex="normal"/>
    </style:style>
    <style:style style:name="T107" style:family="text">
      <style:text-properties fo:font-style="normal" officeooo:rsid="0155b732" style:font-style-asian="normal" style:font-style-complex="normal"/>
    </style:style>
    <style:style style:name="T108" style:family="text">
      <style:text-properties fo:font-style="normal" officeooo:rsid="01478914" style:font-style-asian="normal" style:font-style-complex="normal"/>
    </style:style>
    <style:style style:name="T109" style:family="text">
      <style:text-properties fo:font-style="normal" officeooo:rsid="015c12b0" style:font-style-asian="normal" style:font-style-complex="normal"/>
    </style:style>
    <style:style style:name="T110" style:family="text">
      <style:text-properties fo:font-style="normal" officeooo:rsid="015f8ca0" style:font-style-asian="normal" style:font-style-complex="normal"/>
    </style:style>
    <style:style style:name="T111" style:family="text">
      <style:text-properties fo:font-style="normal" officeooo:rsid="01629b39" style:font-style-asian="normal" style:font-style-complex="normal"/>
    </style:style>
    <style:style style:name="T112" style:family="text">
      <style:text-properties fo:font-style="normal" officeooo:rsid="0166faac" style:font-style-asian="normal" style:font-style-complex="normal"/>
    </style:style>
    <style:style style:name="T113" style:family="text">
      <style:text-properties fo:font-style="normal" officeooo:rsid="016fe4a0" style:font-style-asian="normal" style:font-style-complex="normal"/>
    </style:style>
    <style:style style:name="T114" style:family="text">
      <style:text-properties fo:font-style="normal" officeooo:rsid="0177407f" style:font-style-asian="normal" style:font-style-complex="normal"/>
    </style:style>
    <style:style style:name="T115" style:family="text">
      <style:text-properties fo:font-style="normal" officeooo:rsid="017aeaa4" style:font-style-asian="normal" style:font-style-complex="normal"/>
    </style:style>
    <style:style style:name="T116" style:family="text">
      <style:text-properties fo:font-style="normal" officeooo:rsid="017f837f" style:font-style-asian="normal" style:font-style-complex="normal"/>
    </style:style>
    <style:style style:name="T117" style:family="text">
      <style:text-properties fo:font-style="normal" officeooo:rsid="01495aa9" style:font-style-asian="normal" style:font-style-complex="normal"/>
    </style:style>
    <style:style style:name="T118" style:family="text">
      <style:text-properties fo:font-style="normal" officeooo:rsid="01835348" style:font-style-asian="normal" style:font-style-complex="normal"/>
    </style:style>
    <style:style style:name="T119" style:family="text">
      <style:text-properties fo:font-style="normal" officeooo:rsid="0193139f" style:font-style-asian="normal" style:font-style-complex="normal"/>
    </style:style>
    <style:style style:name="T120" style:family="text">
      <style:text-properties fo:font-style="normal" officeooo:rsid="01947346" style:font-style-asian="normal" style:font-style-complex="normal"/>
    </style:style>
    <style:style style:name="T121" style:family="text">
      <style:text-properties fo:font-style="normal" officeooo:rsid="0195c76f" style:font-style-asian="normal" style:font-style-complex="normal"/>
    </style:style>
    <style:style style:name="T122" style:family="text">
      <style:text-properties fo:font-style="normal" officeooo:rsid="0195daa3" style:font-style-asian="normal" style:font-style-complex="normal"/>
    </style:style>
    <style:style style:name="T123" style:family="text">
      <style:text-properties fo:font-style="normal" officeooo:rsid="01a5ddaa" style:font-style-asian="normal" style:font-style-complex="normal"/>
    </style:style>
    <style:style style:name="T124" style:family="text">
      <style:text-properties fo:font-style="normal" officeooo:rsid="01b5a35d" style:font-style-asian="normal" style:font-style-complex="normal"/>
    </style:style>
    <style:style style:name="T125" style:family="text">
      <style:text-properties fo:font-style="normal" officeooo:rsid="01bd336e" style:font-style-asian="normal" style:font-style-complex="normal"/>
    </style:style>
    <style:style style:name="T126" style:family="text">
      <style:text-properties fo:font-style="normal" officeooo:rsid="01cbaaa1" style:font-style-asian="normal" style:font-style-complex="normal"/>
    </style:style>
    <style:style style:name="T127" style:family="text">
      <style:text-properties fo:font-style="normal" officeooo:rsid="01d14fd6" style:font-style-asian="normal" style:font-style-complex="normal"/>
    </style:style>
    <style:style style:name="T128" style:family="text">
      <style:text-properties fo:font-style="normal" officeooo:rsid="01e9b7e7" style:font-style-asian="normal" style:font-style-complex="normal"/>
    </style:style>
    <style:style style:name="T129" style:family="text">
      <style:text-properties fo:font-style="normal" officeooo:rsid="01ec26b1" style:font-style-asian="normal" style:font-style-complex="normal"/>
    </style:style>
    <style:style style:name="T130" style:family="text">
      <style:text-properties fo:font-style="normal" fo:font-weight="bold" officeooo:rsid="00180a85" style:font-style-asian="normal" style:font-weight-asian="bold" style:font-style-complex="normal" style:font-weight-complex="bold"/>
    </style:style>
    <style:style style:name="T131" style:family="text">
      <style:text-properties fo:font-style="normal" fo:font-weight="bold" officeooo:rsid="005cca13" style:font-style-asian="normal" style:font-weight-asian="bold" style:font-style-complex="normal" style:font-weight-complex="bold"/>
    </style:style>
    <style:style style:name="T132" style:family="text">
      <style:text-properties fo:font-style="normal" fo:font-weight="bold" officeooo:rsid="0069436f" style:font-style-asian="normal" style:font-weight-asian="bold" style:font-style-complex="normal" style:font-weight-complex="bold"/>
    </style:style>
    <style:style style:name="T133" style:family="text">
      <style:text-properties fo:font-style="normal" fo:font-weight="bold" officeooo:rsid="017f837f" style:font-style-asian="normal" style:font-weight-asian="bold" style:font-style-complex="normal" style:font-weight-complex="bold"/>
    </style:style>
    <style:style style:name="T134" style:family="text">
      <style:text-properties fo:font-style="normal" fo:font-weight="bold" officeooo:rsid="01ea4251" style:font-style-asian="normal" style:font-weight-asian="bold" style:font-style-complex="normal" style:font-weight-complex="bold"/>
    </style:style>
    <style:style style:name="T135" style:family="text">
      <style:text-properties officeooo:rsid="002b2a09"/>
    </style:style>
    <style:style style:name="T136" style:family="text">
      <style:text-properties officeooo:rsid="002d09d1"/>
    </style:style>
    <style:style style:name="T137" style:family="text">
      <style:text-properties officeooo:rsid="002e24f5"/>
    </style:style>
    <style:style style:name="T138" style:family="text">
      <style:text-properties officeooo:rsid="002f6cc0"/>
    </style:style>
    <style:style style:name="T139" style:family="text">
      <style:text-properties fo:font-weight="normal" style:font-weight-asian="normal" style:font-weight-complex="normal"/>
    </style:style>
    <style:style style:name="T140" style:family="text">
      <style:text-properties fo:font-weight="normal" officeooo:rsid="002ae43e" style:font-weight-asian="normal" style:font-weight-complex="normal"/>
    </style:style>
    <style:style style:name="T141" style:family="text">
      <style:text-properties fo:font-weight="normal" officeooo:rsid="00315c25" style:font-weight-asian="normal" style:font-weight-complex="normal"/>
    </style:style>
    <style:style style:name="T142" style:family="text">
      <style:text-properties fo:font-weight="normal" officeooo:rsid="0070273c" style:font-weight-asian="normal" style:font-weight-complex="normal"/>
    </style:style>
    <style:style style:name="T143" style:family="text">
      <style:text-properties fo:font-weight="normal" officeooo:rsid="00717f59" style:font-weight-asian="normal" style:font-weight-complex="normal"/>
    </style:style>
    <style:style style:name="T144" style:family="text">
      <style:text-properties fo:font-weight="normal" officeooo:rsid="007c2078" style:font-weight-asian="normal" style:font-weight-complex="normal"/>
    </style:style>
    <style:style style:name="T145" style:family="text">
      <style:text-properties fo:font-weight="normal" officeooo:rsid="007df5d6" style:font-weight-asian="normal" style:font-weight-complex="normal"/>
    </style:style>
    <style:style style:name="T146" style:family="text">
      <style:text-properties fo:font-weight="normal" officeooo:rsid="006a6a6b" style:font-weight-asian="normal" style:font-weight-complex="normal"/>
    </style:style>
    <style:style style:name="T147" style:family="text">
      <style:text-properties fo:font-weight="normal" officeooo:rsid="007eff65" style:font-weight-asian="normal" style:font-weight-complex="normal"/>
    </style:style>
    <style:style style:name="T148" style:family="text">
      <style:text-properties fo:font-weight="normal" officeooo:rsid="00343467" style:font-weight-asian="normal" style:font-weight-complex="normal"/>
    </style:style>
    <style:style style:name="T149" style:family="text">
      <style:text-properties fo:font-weight="normal" officeooo:rsid="00808e05" style:font-weight-asian="normal" style:font-weight-complex="normal"/>
    </style:style>
    <style:style style:name="T150" style:family="text">
      <style:text-properties fo:font-weight="normal" officeooo:rsid="0081d320" style:font-weight-asian="normal" style:font-weight-complex="normal"/>
    </style:style>
    <style:style style:name="T151" style:family="text">
      <style:text-properties fo:font-weight="normal" officeooo:rsid="0082b1bc" style:font-weight-asian="normal" style:font-weight-complex="normal"/>
    </style:style>
    <style:style style:name="T152" style:family="text">
      <style:text-properties fo:font-weight="normal" officeooo:rsid="0082fc1b" style:font-weight-asian="normal" style:font-weight-complex="normal"/>
    </style:style>
    <style:style style:name="T153" style:family="text">
      <style:text-properties fo:font-weight="normal" officeooo:rsid="00848e46" style:font-weight-asian="normal" style:font-weight-complex="normal"/>
    </style:style>
    <style:style style:name="T154" style:family="text">
      <style:text-properties fo:font-weight="normal" officeooo:rsid="00854f17" style:font-weight-asian="normal" style:font-weight-complex="normal"/>
    </style:style>
    <style:style style:name="T155" style:family="text">
      <style:text-properties fo:font-weight="normal" officeooo:rsid="0088b0bf" style:font-weight-asian="normal" style:font-weight-complex="normal"/>
    </style:style>
    <style:style style:name="T156" style:family="text">
      <style:text-properties fo:font-weight="normal" officeooo:rsid="00890bb3" style:font-weight-asian="normal" style:font-weight-complex="normal"/>
    </style:style>
    <style:style style:name="T157" style:family="text">
      <style:text-properties fo:font-weight="normal" officeooo:rsid="008a5f51" style:font-weight-asian="normal" style:font-weight-complex="normal"/>
    </style:style>
    <style:style style:name="T158" style:family="text">
      <style:text-properties fo:font-weight="normal" officeooo:rsid="008a7214" style:font-weight-asian="normal" style:font-weight-complex="normal"/>
    </style:style>
    <style:style style:name="T159" style:family="text">
      <style:text-properties fo:font-weight="normal" officeooo:rsid="008f509a" style:font-weight-asian="normal" style:font-weight-complex="normal"/>
    </style:style>
    <style:style style:name="T160" style:family="text">
      <style:text-properties fo:font-weight="normal" officeooo:rsid="00912884" style:font-weight-asian="normal" style:font-weight-complex="normal"/>
    </style:style>
    <style:style style:name="T161" style:family="text">
      <style:text-properties fo:font-weight="normal" officeooo:rsid="0097f4c1" style:font-weight-asian="normal" style:font-weight-complex="normal"/>
    </style:style>
    <style:style style:name="T162" style:family="text">
      <style:text-properties fo:font-weight="normal" officeooo:rsid="009914c8" style:font-weight-asian="normal" style:font-weight-complex="normal"/>
    </style:style>
    <style:style style:name="T163" style:family="text">
      <style:text-properties fo:font-weight="normal" officeooo:rsid="009e8678" style:font-weight-asian="normal" style:font-weight-complex="normal"/>
    </style:style>
    <style:style style:name="T164" style:family="text">
      <style:text-properties fo:font-weight="normal" officeooo:rsid="00a510b2" style:font-weight-asian="normal" style:font-weight-complex="normal"/>
    </style:style>
    <style:style style:name="T165" style:family="text">
      <style:text-properties fo:font-weight="normal" officeooo:rsid="00a6e47d" style:font-weight-asian="normal" style:font-weight-complex="normal"/>
    </style:style>
    <style:style style:name="T166" style:family="text">
      <style:text-properties fo:font-weight="normal" officeooo:rsid="00a8a2fc" style:font-weight-asian="normal" style:font-weight-complex="normal"/>
    </style:style>
    <style:style style:name="T167" style:family="text">
      <style:text-properties fo:font-weight="normal" officeooo:rsid="00b91d44" style:font-weight-asian="normal" style:font-weight-complex="normal"/>
    </style:style>
    <style:style style:name="T168" style:family="text">
      <style:text-properties fo:font-weight="normal" officeooo:rsid="00b963b5" style:font-weight-asian="normal" style:font-weight-complex="normal"/>
    </style:style>
    <style:style style:name="T169" style:family="text">
      <style:text-properties fo:font-weight="normal" officeooo:rsid="00baade4" style:font-weight-asian="normal" style:font-weight-complex="normal"/>
    </style:style>
    <style:style style:name="T170" style:family="text">
      <style:text-properties fo:font-weight="normal" officeooo:rsid="00bdacfd" style:font-weight-asian="normal" style:font-weight-complex="normal"/>
    </style:style>
    <style:style style:name="T171" style:family="text">
      <style:text-properties fo:font-weight="normal" officeooo:rsid="00bf6bb1" style:font-weight-asian="normal" style:font-weight-complex="normal"/>
    </style:style>
    <style:style style:name="T172" style:family="text">
      <style:text-properties fo:font-weight="normal" officeooo:rsid="00c03aa6" style:font-weight-asian="normal" style:font-weight-complex="normal"/>
    </style:style>
    <style:style style:name="T173" style:family="text">
      <style:text-properties fo:font-weight="normal" officeooo:rsid="00c3458f" style:font-weight-asian="normal" style:font-weight-complex="normal"/>
    </style:style>
    <style:style style:name="T174" style:family="text">
      <style:text-properties fo:font-weight="normal" officeooo:rsid="00c4263e" style:font-weight-asian="normal" style:font-weight-complex="normal"/>
    </style:style>
    <style:style style:name="T175" style:family="text">
      <style:text-properties fo:font-weight="normal" officeooo:rsid="00c6525c" style:font-weight-asian="normal" style:font-weight-complex="normal"/>
    </style:style>
    <style:style style:name="T176" style:family="text">
      <style:text-properties fo:font-weight="normal" officeooo:rsid="00c737cc" style:font-weight-asian="normal" style:font-weight-complex="normal"/>
    </style:style>
    <style:style style:name="T177" style:family="text">
      <style:text-properties fo:font-weight="normal" officeooo:rsid="00ca6b88" style:font-weight-asian="normal" style:font-weight-complex="normal"/>
    </style:style>
    <style:style style:name="T178" style:family="text">
      <style:text-properties fo:font-weight="normal" officeooo:rsid="00cc644f" style:font-weight-asian="normal" style:font-weight-complex="normal"/>
    </style:style>
    <style:style style:name="T179" style:family="text">
      <style:text-properties fo:font-weight="normal" officeooo:rsid="00cd2f51" style:font-weight-asian="normal" style:font-weight-complex="normal"/>
    </style:style>
    <style:style style:name="T180" style:family="text">
      <style:text-properties fo:font-weight="normal" officeooo:rsid="00cdb03f" style:font-weight-asian="normal" style:font-weight-complex="normal"/>
    </style:style>
    <style:style style:name="T181" style:family="text">
      <style:text-properties fo:font-weight="normal" officeooo:rsid="00ce44f3" style:font-weight-asian="normal" style:font-weight-complex="normal"/>
    </style:style>
    <style:style style:name="T182" style:family="text">
      <style:text-properties fo:font-weight="normal" officeooo:rsid="00cf0b1b" style:font-weight-asian="normal" style:font-weight-complex="normal"/>
    </style:style>
    <style:style style:name="T183" style:family="text">
      <style:text-properties fo:font-weight="normal" officeooo:rsid="00d01e5c" style:font-weight-asian="normal" style:font-weight-complex="normal"/>
    </style:style>
    <style:style style:name="T184" style:family="text">
      <style:text-properties fo:font-weight="normal" officeooo:rsid="00d0d328" style:font-weight-asian="normal" style:font-weight-complex="normal"/>
    </style:style>
    <style:style style:name="T185" style:family="text">
      <style:text-properties fo:font-weight="normal" officeooo:rsid="00d23ef3" style:font-weight-asian="normal" style:font-weight-complex="normal"/>
    </style:style>
    <style:style style:name="T186" style:family="text">
      <style:text-properties fo:font-weight="normal" officeooo:rsid="00d4c5a4" style:font-weight-asian="normal" style:font-weight-complex="normal"/>
    </style:style>
    <style:style style:name="T187" style:family="text">
      <style:text-properties fo:font-weight="normal" officeooo:rsid="00d6181f" style:font-weight-asian="normal" style:font-weight-complex="normal"/>
    </style:style>
    <style:style style:name="T188" style:family="text">
      <style:text-properties fo:font-weight="normal" officeooo:rsid="00d83a6d" style:font-weight-asian="normal" style:font-weight-complex="normal"/>
    </style:style>
    <style:style style:name="T189" style:family="text">
      <style:text-properties fo:font-weight="normal" officeooo:rsid="00d3b3a2" style:font-weight-asian="normal" style:font-weight-complex="normal"/>
    </style:style>
    <style:style style:name="T190" style:family="text">
      <style:text-properties fo:font-weight="normal" officeooo:rsid="010cfa00" style:font-weight-asian="normal" style:font-weight-complex="normal"/>
    </style:style>
    <style:style style:name="T191" style:family="text">
      <style:text-properties fo:font-weight="normal" officeooo:rsid="010da437" style:font-weight-asian="normal" style:font-weight-complex="normal"/>
    </style:style>
    <style:style style:name="T192" style:family="text">
      <style:text-properties fo:font-weight="normal" officeooo:rsid="010eabc2" style:font-weight-asian="normal" style:font-weight-complex="normal"/>
    </style:style>
    <style:style style:name="T193" style:family="text">
      <style:text-properties fo:font-weight="normal" officeooo:rsid="010f33c5" style:font-weight-asian="normal" style:font-weight-complex="normal"/>
    </style:style>
    <style:style style:name="T194" style:family="text">
      <style:text-properties fo:font-weight="normal" officeooo:rsid="01107fc5" style:font-weight-asian="normal" style:font-weight-complex="normal"/>
    </style:style>
    <style:style style:name="T195" style:family="text">
      <style:text-properties fo:font-weight="normal" officeooo:rsid="0110d863" style:font-weight-asian="normal" style:font-weight-complex="normal"/>
    </style:style>
    <style:style style:name="T196" style:family="text">
      <style:text-properties fo:font-weight="normal" officeooo:rsid="0111b834" style:font-weight-asian="normal" style:font-weight-complex="normal"/>
    </style:style>
    <style:style style:name="T197" style:family="text">
      <style:text-properties fo:font-weight="normal" officeooo:rsid="0116b72a" style:font-weight-asian="normal" style:font-weight-complex="normal"/>
    </style:style>
    <style:style style:name="T198" style:family="text">
      <style:text-properties fo:font-weight="normal" officeooo:rsid="00fd64d5" style:font-weight-asian="normal" style:font-weight-complex="normal"/>
    </style:style>
    <style:style style:name="T199" style:family="text">
      <style:text-properties fo:font-weight="normal" officeooo:rsid="01135d45" style:font-weight-asian="normal" style:font-weight-complex="normal"/>
    </style:style>
    <style:style style:name="T200" style:family="text">
      <style:text-properties fo:font-weight="normal" officeooo:rsid="00fb249d" style:font-weight-asian="normal" style:font-weight-complex="normal"/>
    </style:style>
    <style:style style:name="T201" style:family="text">
      <style:text-properties fo:font-weight="normal" officeooo:rsid="0101269a" style:font-weight-asian="normal" style:font-weight-complex="normal"/>
    </style:style>
    <style:style style:name="T202" style:family="text">
      <style:text-properties fo:font-weight="normal" officeooo:rsid="00ffe517" style:font-weight-asian="normal" style:font-weight-complex="normal"/>
    </style:style>
    <style:style style:name="T203" style:family="text">
      <style:text-properties fo:font-weight="normal" officeooo:rsid="01180a29" style:font-weight-asian="normal" style:font-weight-complex="normal"/>
    </style:style>
    <style:style style:name="T204" style:family="text">
      <style:text-properties fo:font-weight="normal" officeooo:rsid="005e0c11" style:font-weight-asian="normal" style:font-weight-complex="normal"/>
    </style:style>
    <style:style style:name="T205" style:family="text">
      <style:text-properties fo:font-weight="normal" officeooo:rsid="012225ee" style:font-weight-asian="normal" style:font-weight-complex="normal"/>
    </style:style>
    <style:style style:name="T206" style:family="text">
      <style:text-properties fo:font-weight="normal" officeooo:rsid="012ac69c" style:font-weight-asian="normal" style:font-weight-complex="normal"/>
    </style:style>
    <style:style style:name="T207" style:family="text">
      <style:text-properties fo:font-weight="normal" officeooo:rsid="012b312d" style:font-weight-asian="normal" style:font-weight-complex="normal"/>
    </style:style>
    <style:style style:name="T208" style:family="text">
      <style:text-properties fo:font-weight="normal" officeooo:rsid="01354b36" style:font-weight-asian="normal" style:font-weight-complex="normal"/>
    </style:style>
    <style:style style:name="T209" style:family="text">
      <style:text-properties fo:font-weight="normal" officeooo:rsid="01359de2" style:font-weight-asian="normal" style:font-weight-complex="normal"/>
    </style:style>
    <style:style style:name="T210" style:family="text">
      <style:text-properties fo:font-weight="normal" officeooo:rsid="0136232c" style:font-weight-asian="normal" style:font-weight-complex="normal"/>
    </style:style>
    <style:style style:name="T211" style:family="text">
      <style:text-properties fo:font-weight="normal" officeooo:rsid="01363352" style:font-weight-asian="normal" style:font-weight-complex="normal"/>
    </style:style>
    <style:style style:name="T212" style:family="text">
      <style:text-properties fo:font-weight="normal" officeooo:rsid="013769be" style:font-weight-asian="normal" style:font-weight-complex="normal"/>
    </style:style>
    <style:style style:name="T213" style:family="text">
      <style:text-properties fo:font-weight="normal" officeooo:rsid="0138a163" style:font-weight-asian="normal" style:font-weight-complex="normal"/>
    </style:style>
    <style:style style:name="T214" style:family="text">
      <style:text-properties fo:font-weight="normal" officeooo:rsid="0139f644" style:font-weight-asian="normal" style:font-weight-complex="normal"/>
    </style:style>
    <style:style style:name="T215" style:family="text">
      <style:text-properties fo:font-weight="normal" officeooo:rsid="013ca799" style:font-weight-asian="normal" style:font-weight-complex="normal"/>
    </style:style>
    <style:style style:name="T216" style:family="text">
      <style:text-properties fo:font-weight="normal" officeooo:rsid="01b946d1" style:font-weight-asian="normal" style:font-weight-complex="normal"/>
    </style:style>
    <style:style style:name="T217" style:family="text">
      <style:text-properties fo:font-weight="normal" officeooo:rsid="01ba7dc5" style:font-weight-asian="normal" style:font-weight-complex="normal"/>
    </style:style>
    <style:style style:name="T218" style:family="text">
      <style:text-properties fo:font-weight="normal" officeooo:rsid="01bc0746" style:font-weight-asian="normal" style:font-weight-complex="normal"/>
    </style:style>
    <style:style style:name="T219" style:family="text">
      <style:text-properties fo:font-weight="normal" officeooo:rsid="003acbbc" style:font-weight-asian="normal" style:font-weight-complex="normal"/>
    </style:style>
    <style:style style:name="T220" style:family="text">
      <style:text-properties fo:font-weight="normal" officeooo:rsid="01bd336e" style:font-weight-asian="normal" style:font-weight-complex="normal"/>
    </style:style>
    <style:style style:name="T221" style:family="text">
      <style:text-properties fo:font-weight="normal" officeooo:rsid="01202206" style:font-weight-asian="normal" style:font-weight-complex="normal"/>
    </style:style>
    <style:style style:name="T222" style:family="text">
      <style:text-properties fo:font-weight="normal" officeooo:rsid="01d059ad" style:font-weight-asian="normal" style:font-weight-complex="normal"/>
    </style:style>
    <style:style style:name="T223" style:family="text">
      <style:text-properties fo:font-weight="normal" officeooo:rsid="01d14fd6" style:font-weight-asian="normal" style:font-weight-complex="normal"/>
    </style:style>
    <style:style style:name="T224" style:family="text">
      <style:text-properties fo:font-weight="normal" officeooo:rsid="01d38639" style:font-weight-asian="normal" style:font-weight-complex="normal"/>
    </style:style>
    <style:style style:name="T225" style:family="text">
      <style:text-properties fo:font-weight="normal" officeooo:rsid="01d4fb5f" style:font-weight-asian="normal" style:font-weight-complex="normal"/>
    </style:style>
    <style:style style:name="T226" style:family="text">
      <style:text-properties fo:font-weight="normal" officeooo:rsid="01d6e986" style:font-weight-asian="normal" style:font-weight-complex="normal"/>
    </style:style>
    <style:style style:name="T227" style:family="text">
      <style:text-properties fo:font-weight="normal" officeooo:rsid="01d82e27" style:font-weight-asian="normal" style:font-weight-complex="normal"/>
    </style:style>
    <style:style style:name="T228" style:family="text">
      <style:text-properties fo:font-weight="normal" officeooo:rsid="01d9020f" style:font-weight-asian="normal" style:font-weight-complex="normal"/>
    </style:style>
    <style:style style:name="T229" style:family="text">
      <style:text-properties fo:font-weight="normal" officeooo:rsid="01dacacd" style:font-weight-asian="normal" style:font-weight-complex="normal"/>
    </style:style>
    <style:style style:name="T230" style:family="text">
      <style:text-properties fo:font-weight="normal" officeooo:rsid="01db7501" style:font-weight-asian="normal" style:font-weight-complex="normal"/>
    </style:style>
    <style:style style:name="T231" style:family="text">
      <style:text-properties fo:font-weight="normal" officeooo:rsid="01dc1c4f" style:font-weight-asian="normal" style:font-weight-complex="normal"/>
    </style:style>
    <style:style style:name="T232" style:family="text">
      <style:text-properties fo:font-weight="normal" officeooo:rsid="01dd1202" style:font-weight-asian="normal" style:font-weight-complex="normal"/>
    </style:style>
    <style:style style:name="T233" style:family="text">
      <style:text-properties fo:font-weight="normal" officeooo:rsid="01de6e3c" style:font-weight-asian="normal" style:font-weight-complex="normal"/>
    </style:style>
    <style:style style:name="T234" style:family="text">
      <style:text-properties fo:font-weight="normal" officeooo:rsid="01dfd61f" style:font-weight-asian="normal" style:font-weight-complex="normal"/>
    </style:style>
    <style:style style:name="T235" style:family="text">
      <style:text-properties fo:font-weight="normal" officeooo:rsid="01e23a78" style:font-weight-asian="normal" style:font-weight-complex="normal"/>
    </style:style>
    <style:style style:name="T236" style:family="text">
      <style:text-properties fo:font-weight="normal" officeooo:rsid="01e52141" style:font-weight-asian="normal" style:font-weight-complex="normal"/>
    </style:style>
    <style:style style:name="T237" style:family="text">
      <style:text-properties fo:font-weight="normal" officeooo:rsid="01e5d3a1" style:font-weight-asian="normal" style:font-weight-complex="normal"/>
    </style:style>
    <style:style style:name="T238" style:family="text">
      <style:text-properties fo:font-weight="normal" officeooo:rsid="01e70a51" style:font-weight-asian="normal" style:font-weight-complex="normal"/>
    </style:style>
    <style:style style:name="T239" style:family="text">
      <style:text-properties fo:font-weight="normal" officeooo:rsid="01e722ac" style:font-weight-asian="normal" style:font-weight-complex="normal"/>
    </style:style>
    <style:style style:name="T240" style:family="text">
      <style:text-properties fo:font-weight="normal" officeooo:rsid="01e7df72" style:font-weight-asian="normal" style:font-weight-complex="normal"/>
    </style:style>
    <style:style style:name="T241" style:family="text">
      <style:text-properties fo:font-weight="normal" officeooo:rsid="01ea4251" style:font-weight-asian="normal" style:font-weight-complex="normal"/>
    </style:style>
    <style:style style:name="T242" style:family="text">
      <style:text-properties fo:font-weight="normal" officeooo:rsid="01ec26b1" style:font-weight-asian="normal" style:font-weight-complex="normal"/>
    </style:style>
    <style:style style:name="T243" style:family="text">
      <style:text-properties fo:font-weight="normal" officeooo:rsid="01ed8264" style:font-weight-asian="normal" style:font-weight-complex="normal"/>
    </style:style>
    <style:style style:name="T244" style:family="text">
      <style:text-properties fo:font-weight="normal" officeooo:rsid="01f2eb6e" style:font-weight-asian="normal" style:font-weight-complex="normal"/>
    </style:style>
    <style:style style:name="T245" style:family="text">
      <style:text-properties fo:font-weight="normal" officeooo:rsid="01f30250" style:font-weight-asian="normal" style:font-weight-complex="normal"/>
    </style:style>
    <style:style style:name="T246" style:family="text">
      <style:text-properties fo:font-weight="normal" officeooo:rsid="01f4359a" style:font-weight-asian="normal" style:font-weight-complex="normal"/>
    </style:style>
    <style:style style:name="T247" style:family="text">
      <style:text-properties fo:font-weight="normal" officeooo:rsid="01f5a4b8" style:font-weight-asian="normal" style:font-weight-complex="normal"/>
    </style:style>
    <style:style style:name="T248" style:family="text">
      <style:text-properties fo:font-weight="normal" officeooo:rsid="01f70b26" style:font-weight-asian="normal" style:font-weight-complex="normal"/>
    </style:style>
    <style:style style:name="T249" style:family="text">
      <style:text-properties fo:font-weight="normal" officeooo:rsid="01b5ee1c" style:font-weight-asian="normal" style:font-weight-complex="normal"/>
    </style:style>
    <style:style style:name="T250" style:family="text">
      <style:text-properties fo:font-weight="normal" officeooo:rsid="01f8e87c" style:font-weight-asian="normal" style:font-weight-complex="normal"/>
    </style:style>
    <style:style style:name="T251" style:family="text">
      <style:text-properties fo:font-weight="normal" officeooo:rsid="01fbb6bd" style:font-weight-asian="normal" style:font-weight-complex="normal"/>
    </style:style>
    <style:style style:name="T252" style:family="text">
      <style:text-properties fo:font-weight="normal" officeooo:rsid="0197f20b" style:font-weight-asian="normal" style:font-weight-complex="normal"/>
    </style:style>
    <style:style style:name="T253" style:family="text">
      <style:text-properties fo:font-weight="normal" officeooo:rsid="01fda402" style:font-weight-asian="normal" style:font-weight-complex="normal"/>
    </style:style>
    <style:style style:name="T254" style:family="text">
      <style:text-properties fo:font-weight="bold" style:font-weight-asian="bold" style:font-weight-complex="bold"/>
    </style:style>
    <style:style style:name="T255" style:family="text">
      <style:text-properties fo:font-weight="bold" officeooo:rsid="00315c25" style:font-weight-asian="bold" style:font-weight-complex="bold"/>
    </style:style>
    <style:style style:name="T256" style:family="text">
      <style:text-properties fo:font-weight="bold" officeooo:rsid="00343467" style:font-weight-asian="bold" style:font-weight-complex="bold"/>
    </style:style>
    <style:style style:name="T257" style:family="text">
      <style:text-properties fo:font-weight="bold" officeooo:rsid="0036dd21" style:font-weight-asian="bold" style:font-weight-complex="bold"/>
    </style:style>
    <style:style style:name="T258" style:family="text">
      <style:text-properties fo:font-weight="bold" officeooo:rsid="003830e6" style:font-weight-asian="bold" style:font-weight-complex="bold"/>
    </style:style>
    <style:style style:name="T259" style:family="text">
      <style:text-properties fo:font-weight="bold" officeooo:rsid="006a6a6b" style:font-weight-asian="bold" style:font-weight-complex="bold"/>
    </style:style>
    <style:style style:name="T260" style:family="text">
      <style:text-properties fo:font-weight="bold" officeooo:rsid="006fd981" style:font-weight-asian="bold" style:font-weight-complex="bold"/>
    </style:style>
    <style:style style:name="T261" style:family="text">
      <style:text-properties fo:font-weight="bold" officeooo:rsid="00808e05" style:font-weight-asian="bold" style:font-weight-complex="bold"/>
    </style:style>
    <style:style style:name="T262" style:family="text">
      <style:text-properties fo:font-weight="bold" officeooo:rsid="00c17781" style:font-weight-asian="bold" style:font-weight-complex="bold"/>
    </style:style>
    <style:style style:name="T263" style:family="text">
      <style:text-properties fo:font-weight="bold" officeooo:rsid="00c3458f" style:font-weight-asian="bold" style:font-weight-complex="bold"/>
    </style:style>
    <style:style style:name="T264" style:family="text">
      <style:text-properties fo:font-weight="bold" officeooo:rsid="005cca13" style:font-weight-asian="bold" style:font-weight-complex="bold"/>
    </style:style>
    <style:style style:name="T265" style:family="text">
      <style:text-properties fo:font-weight="bold" officeooo:rsid="00fb249d" style:font-weight-asian="bold" style:font-weight-complex="bold"/>
    </style:style>
    <style:style style:name="T266" style:family="text">
      <style:text-properties fo:font-weight="bold" officeooo:rsid="0081d320" style:font-weight-asian="bold" style:font-weight-complex="bold"/>
    </style:style>
    <style:style style:name="T267" style:family="text">
      <style:text-properties fo:font-weight="bold" officeooo:rsid="0197f20b" style:font-weight-asian="bold" style:font-weight-complex="bold"/>
    </style:style>
    <style:style style:name="T268" style:family="text">
      <style:text-properties fo:font-weight="bold" officeooo:rsid="01b5a35d" style:font-weight-asian="bold" style:font-weight-complex="bold"/>
    </style:style>
    <style:style style:name="T269" style:family="text">
      <style:text-properties fo:font-weight="bold" officeooo:rsid="012225ee" style:font-weight-asian="bold" style:font-weight-complex="bold"/>
    </style:style>
    <style:style style:name="T270" style:family="text">
      <style:text-properties fo:font-weight="bold" officeooo:rsid="01ba7dc5" style:font-weight-asian="bold" style:font-weight-complex="bold"/>
    </style:style>
    <style:style style:name="T271" style:family="text">
      <style:text-properties fo:font-weight="bold" officeooo:rsid="01c08455" style:font-weight-asian="bold" style:font-weight-complex="bold"/>
    </style:style>
    <style:style style:name="T272" style:family="text">
      <style:text-properties fo:font-weight="bold" officeooo:rsid="01f2eb6e" style:font-weight-asian="bold" style:font-weight-complex="bold"/>
    </style:style>
    <style:style style:name="T273" style:family="text">
      <style:text-properties officeooo:rsid="003801dd"/>
    </style:style>
    <style:style style:name="T274" style:family="text">
      <style:text-properties officeooo:rsid="00180a85"/>
    </style:style>
    <style:style style:name="T275" style:family="text">
      <style:text-properties officeooo:rsid="003a6a40"/>
    </style:style>
    <style:style style:name="T276" style:family="text">
      <style:text-properties officeooo:rsid="003acbbc"/>
    </style:style>
    <style:style style:name="T277"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78"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79"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80"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81"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82"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83"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84"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85"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86"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87"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88"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89"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90" style:family="text">
      <style:text-properties officeooo:rsid="006266f8"/>
    </style:style>
    <style:style style:name="T291" style:family="text">
      <style:text-properties officeooo:rsid="0066277d"/>
    </style:style>
    <style:style style:name="T292" style:family="text">
      <style:text-properties officeooo:rsid="006a6a6b"/>
    </style:style>
    <style:style style:name="T293" style:family="text">
      <style:text-properties officeooo:rsid="006f8f47"/>
    </style:style>
    <style:style style:name="T294" style:family="text">
      <style:text-properties officeooo:rsid="002463f2"/>
    </style:style>
    <style:style style:name="T295" style:family="text">
      <style:text-properties officeooo:rsid="006fd981"/>
    </style:style>
    <style:style style:name="T296" style:family="text">
      <style:text-properties officeooo:rsid="0070273c"/>
    </style:style>
    <style:style style:name="T297" style:family="text">
      <style:text-properties fo:language="pl" fo:country="PL" fo:font-weight="normal" officeooo:rsid="00717f59" style:font-weight-asian="normal" style:font-weight-complex="normal"/>
    </style:style>
    <style:style style:name="T298" style:family="text">
      <style:text-properties fo:language="pl" fo:country="PL" fo:font-weight="normal" officeooo:rsid="007eff65" style:font-weight-asian="normal" style:font-weight-complex="normal"/>
    </style:style>
    <style:style style:name="T299" style:family="text">
      <style:text-properties fo:language="pl" fo:country="PL" fo:font-weight="normal" officeooo:rsid="0073e8b2" style:font-weight-asian="normal" style:font-weight-complex="normal"/>
    </style:style>
    <style:style style:name="T300" style:family="text">
      <style:text-properties officeooo:rsid="00727627"/>
    </style:style>
    <style:style style:name="T301" style:family="text">
      <style:text-properties officeooo:rsid="00733c5f"/>
    </style:style>
    <style:style style:name="T302" style:family="text">
      <style:text-properties officeooo:rsid="007df5d6"/>
    </style:style>
    <style:style style:name="T303" style:family="text">
      <style:text-properties officeooo:rsid="008e37d5"/>
    </style:style>
    <style:style style:name="T304" style:family="text">
      <style:text-properties officeooo:rsid="0093df2c"/>
    </style:style>
    <style:style style:name="T305" style:family="text">
      <style:text-properties officeooo:rsid="00970740"/>
    </style:style>
    <style:style style:name="T306" style:family="text">
      <style:text-properties officeooo:rsid="009df2ac"/>
    </style:style>
    <style:style style:name="T307" style:family="text">
      <style:text-properties officeooo:rsid="009e8678"/>
    </style:style>
    <style:style style:name="T308" style:family="text">
      <style:text-properties officeooo:rsid="00a6e47d"/>
    </style:style>
    <style:style style:name="T309" style:family="text">
      <style:text-properties style:font-weight-asian="normal" style:font-weight-complex="normal"/>
    </style:style>
    <style:style style:name="T310" style:family="text">
      <style:text-properties officeooo:rsid="00b09bdd" style:font-weight-asian="normal" style:font-weight-complex="normal"/>
    </style:style>
    <style:style style:name="T311" style:family="text">
      <style:text-properties officeooo:rsid="00dc2895" style:font-weight-asian="normal" style:font-weight-complex="normal"/>
    </style:style>
    <style:style style:name="T312" style:family="text">
      <style:text-properties officeooo:rsid="00ddc396" style:font-weight-asian="normal" style:font-weight-complex="normal"/>
    </style:style>
    <style:style style:name="T313" style:family="text">
      <style:text-properties officeooo:rsid="00f21ffb" style:font-weight-asian="normal" style:font-weight-complex="normal"/>
    </style:style>
    <style:style style:name="T314" style:family="text">
      <style:text-properties officeooo:rsid="00f3481f" style:font-weight-asian="normal" style:font-weight-complex="normal"/>
    </style:style>
    <style:style style:name="T315" style:family="text">
      <style:text-properties officeooo:rsid="00f4426d" style:font-weight-asian="normal" style:font-weight-complex="normal"/>
    </style:style>
    <style:style style:name="T316" style:family="text">
      <style:text-properties officeooo:rsid="00f63938" style:font-weight-asian="normal" style:font-weight-complex="normal"/>
    </style:style>
    <style:style style:name="T317" style:family="text">
      <style:text-properties officeooo:rsid="00f7cb0b" style:font-weight-asian="normal" style:font-weight-complex="normal"/>
    </style:style>
    <style:style style:name="T318" style:family="text">
      <style:text-properties officeooo:rsid="00f95081" style:font-weight-asian="normal" style:font-weight-complex="normal"/>
    </style:style>
    <style:style style:name="T319" style:family="text">
      <style:text-properties officeooo:rsid="00f96d70" style:font-weight-asian="normal" style:font-weight-complex="normal"/>
    </style:style>
    <style:style style:name="T320" style:family="text">
      <style:text-properties officeooo:rsid="01f2c110" style:font-weight-asian="normal" style:font-weight-complex="normal"/>
    </style:style>
    <style:style style:name="T321" style:family="text">
      <style:text-properties officeooo:rsid="00b26db9"/>
    </style:style>
    <style:style style:name="T322" style:family="text">
      <style:text-properties officeooo:rsid="00717f59"/>
    </style:style>
    <style:style style:name="T323" style:family="text">
      <style:text-properties officeooo:rsid="00b3e4a4"/>
    </style:style>
    <style:style style:name="T324" style:family="text">
      <style:text-properties officeooo:rsid="00b5e49c"/>
    </style:style>
    <style:style style:name="T325" style:family="text">
      <style:text-properties officeooo:rsid="00b72227"/>
    </style:style>
    <style:style style:name="T326" style:family="text">
      <style:text-properties officeooo:rsid="00b90041"/>
    </style:style>
    <style:style style:name="T327" style:family="text">
      <style:text-properties officeooo:rsid="00c17781"/>
    </style:style>
    <style:style style:name="T328" style:family="text">
      <style:text-properties officeooo:rsid="00c4263e"/>
    </style:style>
    <style:style style:name="T329" style:family="text">
      <style:text-properties officeooo:rsid="00c4e407"/>
    </style:style>
    <style:style style:name="T330" style:family="text">
      <style:text-properties officeooo:rsid="00ac3b71"/>
    </style:style>
    <style:style style:name="T331" style:family="text">
      <style:text-properties officeooo:rsid="00b09bdd"/>
    </style:style>
    <style:style style:name="T332" style:family="text">
      <style:text-properties officeooo:rsid="00da6769"/>
    </style:style>
    <style:style style:name="T333" style:family="text">
      <style:text-properties officeooo:rsid="00df70e6"/>
    </style:style>
    <style:style style:name="T334" style:family="text">
      <style:text-properties officeooo:rsid="00e15ff9"/>
    </style:style>
    <style:style style:name="T335" style:family="text">
      <style:text-properties officeooo:rsid="00e37c70"/>
    </style:style>
    <style:style style:name="T336" style:family="text">
      <style:text-properties officeooo:rsid="00ea245c"/>
    </style:style>
    <style:style style:name="T337" style:family="text">
      <style:text-properties officeooo:rsid="00f95081"/>
    </style:style>
    <style:style style:name="T338" style:family="text">
      <style:text-properties officeooo:rsid="00f96d70"/>
    </style:style>
    <style:style style:name="T339" style:family="text">
      <style:text-properties officeooo:rsid="00fb249d"/>
    </style:style>
    <style:style style:name="T340" style:family="text">
      <style:text-properties officeooo:rsid="010cd64c"/>
    </style:style>
    <style:style style:name="T341" style:family="text">
      <style:text-properties officeooo:rsid="0118fb02"/>
    </style:style>
    <style:style style:name="T342" style:family="text">
      <style:text-properties officeooo:rsid="011b2a24"/>
    </style:style>
    <style:style style:name="T343" style:family="text">
      <style:text-properties officeooo:rsid="011cbb1d"/>
    </style:style>
    <style:style style:name="T344" style:family="text">
      <style:text-properties officeooo:rsid="01202206"/>
    </style:style>
    <style:style style:name="T345" style:family="text">
      <style:text-properties officeooo:rsid="012225ee"/>
    </style:style>
    <style:style style:name="T346" style:family="text">
      <style:text-properties officeooo:rsid="0156b6ec"/>
    </style:style>
    <style:style style:name="T347" style:family="text">
      <style:text-properties officeooo:rsid="015f8ca0"/>
    </style:style>
    <style:style style:name="T348" style:family="text">
      <style:text-properties officeooo:rsid="0166faac"/>
    </style:style>
    <style:style style:name="T349" style:family="text">
      <style:text-properties officeooo:rsid="01774b1a"/>
    </style:style>
    <style:style style:name="T350" style:family="text">
      <style:text-properties officeooo:rsid="01786061"/>
    </style:style>
    <style:style style:name="T351" style:family="text">
      <style:text-properties officeooo:rsid="017aeaa4"/>
    </style:style>
    <style:style style:name="T352" style:family="text">
      <style:text-properties officeooo:rsid="017f837f"/>
    </style:style>
    <style:style style:name="T353" style:family="text">
      <style:text-properties officeooo:rsid="0180a2c6"/>
    </style:style>
    <style:style style:name="T354" style:family="text">
      <style:text-properties officeooo:rsid="018584ff"/>
    </style:style>
    <style:style style:name="T355" style:family="text">
      <style:text-properties officeooo:rsid="0185d44b"/>
    </style:style>
    <style:style style:name="T356" style:family="text">
      <style:text-properties officeooo:rsid="0186adfa"/>
    </style:style>
    <style:style style:name="T357" style:family="text">
      <style:text-properties officeooo:rsid="01889c90"/>
    </style:style>
    <style:style style:name="T358" style:family="text">
      <style:text-properties officeooo:rsid="01893a5b"/>
    </style:style>
    <style:style style:name="T359" style:family="text">
      <style:text-properties officeooo:rsid="0193139f"/>
    </style:style>
    <style:style style:name="T360" style:family="text">
      <style:text-properties officeooo:rsid="0197f20b"/>
    </style:style>
    <style:style style:name="T361" style:family="text">
      <style:text-properties officeooo:rsid="019e5f72"/>
    </style:style>
    <style:style style:name="T362" style:family="text">
      <style:text-properties officeooo:rsid="019f0789"/>
    </style:style>
    <style:style style:name="T363" style:family="text">
      <style:text-properties officeooo:rsid="019fd987"/>
    </style:style>
    <style:style style:name="T364" style:family="text">
      <style:text-properties officeooo:rsid="01a07a12"/>
    </style:style>
    <style:style style:name="T365" style:family="text">
      <style:text-properties officeooo:rsid="01a09666"/>
    </style:style>
    <style:style style:name="T366" style:family="text">
      <style:text-properties officeooo:rsid="01a272ce"/>
    </style:style>
    <style:style style:name="T367" style:family="text">
      <style:text-properties officeooo:rsid="01a5ddaa"/>
    </style:style>
    <style:style style:name="T368" style:family="text">
      <style:text-properties officeooo:rsid="01ac4409"/>
    </style:style>
    <style:style style:name="T369" style:family="text">
      <style:text-properties officeooo:rsid="01accec2"/>
    </style:style>
    <style:style style:name="T370" style:family="text">
      <style:text-properties officeooo:rsid="01b4d98d"/>
    </style:style>
    <style:style style:name="T371" style:family="text">
      <style:text-properties officeooo:rsid="01b5a35d"/>
    </style:style>
    <style:style style:name="T372" style:family="text">
      <style:text-properties officeooo:rsid="01b5ee1c"/>
    </style:style>
    <style:style style:name="T373" style:family="text">
      <style:text-properties officeooo:rsid="01bee8ff"/>
    </style:style>
    <style:style style:name="T374" style:family="text">
      <style:text-properties officeooo:rsid="01c08455"/>
    </style:style>
    <style:style style:name="T375" style:family="text">
      <style:text-properties officeooo:rsid="01c09276"/>
    </style:style>
    <style:style style:name="T376" style:family="text">
      <style:text-properties officeooo:rsid="01c136e4"/>
    </style:style>
    <style:style style:name="T377" style:family="text">
      <style:text-properties officeooo:rsid="01c244a8"/>
    </style:style>
    <style:style style:name="T378" style:family="text">
      <style:text-properties officeooo:rsid="01c347ff"/>
    </style:style>
    <style:style style:name="T379" style:family="text">
      <style:text-properties officeooo:rsid="01c58f4a"/>
    </style:style>
    <style:style style:name="T380" style:family="text">
      <style:text-properties officeooo:rsid="01c6bd8a"/>
    </style:style>
    <style:style style:name="T381" style:family="text">
      <style:text-properties officeooo:rsid="01c89cce"/>
    </style:style>
    <style:style style:name="T382" style:family="text">
      <style:text-properties officeooo:rsid="01ca789d"/>
    </style:style>
    <style:style style:name="T383" style:family="text">
      <style:text-properties officeooo:rsid="01cbaaa1"/>
    </style:style>
    <style:style style:name="T384" style:family="text">
      <style:text-properties officeooo:rsid="01d9020f"/>
    </style:style>
    <style:style style:name="T385" style:family="text">
      <style:text-properties officeooo:rsid="01d968d7"/>
    </style:style>
    <style:style style:name="T386" style:family="text">
      <style:text-properties officeooo:rsid="01e13895"/>
    </style:style>
    <style:style style:name="T387" style:family="text">
      <style:text-properties officeooo:rsid="01e52141"/>
    </style:style>
    <style:style style:name="T388" style:family="text">
      <style:text-properties officeooo:rsid="01ea4251"/>
    </style:style>
    <style:style style:name="T389" style:family="text">
      <style:text-properties officeooo:rsid="01ed8264"/>
    </style:style>
    <style:style style:name="T390" style:family="text">
      <style:text-properties officeooo:rsid="01f2c110"/>
    </style:style>
    <style:style style:name="T391" style:family="text">
      <style:text-properties fo:font-style="italic" fo:font-weight="normal" style:font-style-asian="italic" style:font-weight-asian="normal" style:font-style-complex="italic" style:font-weight-complex="normal"/>
    </style:style>
    <style:style style:name="T392" style:family="text">
      <style:text-properties fo:font-style="italic" fo:font-weight="normal" officeooo:rsid="01f4359a" style:font-style-asian="italic" style:font-weight-asian="normal" style:font-style-complex="italic" style:font-weight-complex="normal"/>
    </style:style>
    <style:style style:name="T393" style:family="text">
      <style:text-properties fo:font-style="italic" fo:font-weight="normal" officeooo:rsid="01f5a4b8" style:font-style-asian="italic" style:font-weight-asian="normal" style:font-style-complex="italic" style:font-weight-complex="normal"/>
    </style:style>
    <style:style style:name="T394" style:family="text">
      <style:text-properties fo:font-style="italic" fo:font-weight="normal" officeooo:rsid="01f70b26" style:font-style-asian="italic" style:font-weight-asian="normal" style:font-style-complex="italic" style:font-weight-complex="normal"/>
    </style:style>
    <style:style style:name="T395" style:family="text">
      <style:text-properties fo:font-style="italic" fo:font-weight="normal" officeooo:rsid="01fbb6bd" style:font-style-asian="italic" style:font-weight-asian="normal" style:font-style-complex="italic" style:font-weight-complex="normal"/>
    </style:style>
    <style:style style:name="T396" style:family="text">
      <style:text-properties officeooo:rsid="01f8e87c"/>
    </style:style>
    <style:style style:name="T397" style:family="text">
      <style:text-properties officeooo:rsid="01fbb6bd"/>
    </style:style>
    <style:style style:name="T398" style:family="text">
      <style:text-properties officeooo:rsid="01fda40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prowadzenie</text:p>
      <text:p text:style-name="P82"><text:span text:style-name="T342">Technologia satelitarna</text:span> stał<text:span text:style-name="T342">a</text:span> się<text:span text:style-name="T326"> podstawą dla funkcjonowania wielu pochodnych </text:span>narzędzi wykorzystywany<text:span text:style-name="T326">ch</text:span> w <text:span text:style-name="T352">szerokim spektrum dziedzin współczesnego </text:span>życi<text:span text:style-name="T295">a</text:span>. Ich <text:span text:style-name="T291">praca</text:span> <text:span text:style-name="T295">w natychmiastowy sposób </text:span>znalazł<text:span text:style-name="T291">a</text:span> zastosowanie przy <text:span text:style-name="T295">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95">j</text:span>i <text:span text:style-name="T296">oraz stworzenie systemów nawigacji satelitarnej, z której korzystają dzisiaj miliony ludzi na całym świecie. </text:span><text:span text:style-name="Citation"><text:span text:style-name="T84">W życiu codziennym ludzie używają słowa „satelita” w </text:span></text:span><text:span text:style-name="Citation"><text:span text:style-name="T116">znaczeniu potocznym, czyli w</text:span></text:span><text:span text:style-name="Citation"><text:span text:style-name="T84"> odniesieniu do satelity sztucznego stworzonego przez człowieka</text:span></text:span><text:span text:style-name="Citation"><text:span text:style-name="T274">, </text:span></text:span><text:span text:style-name="Citation"><text:span text:style-name="T84">który służy do przesyłania sygnału </text:span></text:span><text:span text:style-name="Citation"><text:span text:style-name="T83">telewizyjnego lub</text:span></text:span><text:span text:style-name="Citation"><text:span text:style-name="T84"> nawigacyjnego GPS, robi zdjęcia </text:span></text:span><text:span text:style-name="Citation"><text:span text:style-name="T83">Ziemi i umożliwia komunikację telefoniczną. </text:span></text:span><text:span text:style-name="Citation"><text:span text:style-name="T116">W sensie ścisłym jest to dowolny obiekt poruszający się wokół innego obiektu w przestrzeni kosmicznej </text:span></text:span><text:span text:style-name="Citation"><text:span text:style-name="T133">[2]</text:span></text:span><text:span text:style-name="Citation"><text:span text:style-name="T116">.</text:span></text:span></text:p>
      <text:p text:style-name="P83"><text:span text:style-name="Citation"><text:span text:style-name="T94">Temat </text:span></text:span><text:span text:style-name="Citation"><text:span text:style-name="T97">ogólnie </text:span></text:span><text:span text:style-name="Citation"><text:span text:style-name="T94">związany z technologią satelitarną jest bardzo szeroki. </text:span></text:span><text:span text:style-name="Citation"><text:span text:style-name="T95">D</text:span></text:span><text:span text:style-name="Citation"><text:span text:style-name="T94">okonując przeglądu dostępnej literatury i materiałów z tego zakresu można szybko dostrzec, że dotyczy on szerokiego spektrum </text:span></text:span><text:span text:style-name="Citation"><text:span text:style-name="T95">przeplatających się dziedzin nauki i techniki </text:span></text:span><text:span text:style-name="Citation"><text:span text:style-name="T94">takich jak</text:span></text:span><text:span text:style-name="Citation"><text:span text:style-name="T95"> astrologia</text:span></text:span><text:span text:style-name="Citation"><text:span text:style-name="T94">, </text:span></text:span><text:span text:style-name="Citation"><text:span text:style-name="T95">różne płaszczyzny </text:span></text:span><text:span text:style-name="Citation"><text:span text:style-name="T94">informatyki, </text:span></text:span><text:span text:style-name="Citation"><text:span text:style-name="T95">elektronika, </text:span></text:span><text:span text:style-name="Citation"><text:span text:style-name="T94">fizyk</text:span></text:span><text:span text:style-name="Citation"><text:span text:style-name="T95">a,</text:span></text:span><text:span text:style-name="Citation"><text:span text:style-name="T94"> </text:span></text:span><text:span text:style-name="Citation"><text:span text:style-name="T95">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96">Obecność satelitów (lub ogólnie obecność człowieka) w kosmosie stanowi bardzo krótki okres. </text:span></text:span><text:span text:style-name="Citation"><text:span text:style-name="T97">Z</text:span></text:span><text:span text:style-name="Citation"><text:span text:style-name="T96">agadnienie to, wraz z eksploracją kosmosu jest i z pewnością w najbliższej przyszłości będzie jednym z najbardziej </text:span></text:span><text:span text:style-name="Citation"><text:span text:style-name="T97">eksploatowanych dziedzin nauki i </text:span></text:span><text:span text:style-name="Citation"><text:span text:style-name="T96">odkryć.</text:span></text:span></text:p>
      <text:p text:style-name="P87"><text:span text:style-name="Citation"><text:span text:style-name="T91">Celem niniejszej pracy jest przedstawienie problemu harmonogramowania obserwacji satelitarnych wraz z informacjami potrzebnymi do kompleksowego zrozumienia tego zagadnienia, a także zaprezentowanie modelu </text:span></text:span><text:span text:style-name="Citation"><text:span text:style-name="T124">DLP</text:span></text:span><text:span text:style-name="Citation"><text:span text:style-name="T94"> </text:span></text:span><text:span text:style-name="Citation"><text:span text:style-name="T91">pozwalającego na rozwiązywanie tego problemu za pomocą narzędzi informatycznych. Ponadto intencją jest dokonanie analizy zaproponowanego rozwiązania i badań polegających na porównaniu uzyskanych wyników i wniosków.</text:span></text:span></text:p>
      <text:p text:style-name="P17"><text:span text:style-name="T326">Struktura</text:span> pracy</text:p>
      <text:p text:style-name="P17">&lt;#&gt;tutaj w punktach<text:span text:style-name="T339">&lt;/#&gt;</text:span></text:p>
      <text:p text:style-name="P18">1. Informacje ogólne</text:p>
      <text:p text:style-name="P93">W tym rozdziale umieszczono ogólne ramy teoretyczne potrzebne do konceptualnego zrozumienia problemu harmonogramowania obserwacji satelitarnych. Zawarto w nim <text:span text:style-name="T324">wybrane elementy historii</text:span> <text:span text:style-name="T323">obecności sztucznych satelitów w przestrzeni kosmicznej i </text:span>podstawowe informacje dotyczące<text:span text:style-name="T323"> operujących na różnych orbitach Ziemi </text:span>satelitów. <text:span text:style-name="T325">Opisano także najważniejsze przykłady</text:span> <text:span text:style-name="T325">technologii bazujących na danych i komunikacji z satelitami oraz przykłady </text:span>praktyczn<text:span text:style-name="T325">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89">W pracy przyjęto następ<text:span text:style-name="T136">u</text:span>jące definicje kluczowych pojęć:</text:p>
      <text:p text:style-name="P146"><text:soft-page-break/><text:span text:style-name="T140">- harmonogramowanie – </text:span><text:span text:style-name="T141">planowanie</text:span><text:span text:style-name="T236"> </text:span><text:span text:style-name="T141">prac poprzez przydzielanie zasobów pracy do zadań oraz ustalenie rozkładu </text:span><text:span text:style-name="T243">wykonywania</text:span><text:span text:style-name="T141"> tych zadań w czasie </text:span><text:span text:style-name="T255">[1]</text:span></text:p>
      <text:p text:style-name="P90">- satelita <text:span text:style-name="T138">obserwacyjny – urządzenie umieszczone na orbicie Ziemi, którego zadaniem jest detekcja i pozyskanie danych dotyczących określonych obszarów na powierzchni planety zgodnie z potrzebami, a także dostarczenie tych danych do stacji naziemnej </text:span><text:span text:style-name="T257">[3]</text:span><text:span text:style-name="T138">.</text:span></text:p>
      <text:p text:style-name="P94"><text:span text:style-name="T254">- </text:span><text:span text:style-name="T327">nadir</text:span><text:span text:style-name="T262"> </text:span><text:span text:style-name="T254">-</text:span> <text:span text:style-name="T308">punkt przecięcia powierzchni Ziemi z odcinkiem łączącym środek planety i satelity [13].</text:span></text:p>
      <text:p text:style-name="P89">- zadanie obserwacyjne <text:span text:style-name="T137">– czynność wykonywana przez satelitę obserwacyjnego znajdującego się na orbicie polegająca na zgromadzeniu wymaganych danych dotyczących obszaru na powierzchni planety. Każde zadanie ma określone koszty jego wykonania</text:span></text:p>
      <text:p text:style-name="P89">- <text:span text:style-name="T137">awaryjne zadanie obserwacyjne – szczególny typ zadania obserwacyjnego, wymagający szybkiego i obligatoryjnego wykonania.</text:span></text:p>
      <text:p text:style-name="P89">- <text:span text:style-name="T387">priorytet zadania obserwacyjnego – wartość liczbowa wyrażająca korzyść z wykonania danego zadania obserwacyjnego. Im wyższy priorytet, tym wyższa korzyść</text:span></text:p>
      <text:p text:style-name="P89">- okno czasowe <text:span text:style-name="T387">widoczności </text:span>– <text:span text:style-name="T275">przedział czasu, w którym możliwe jest wykonanie danego zadania</text:span></text:p>
      <text:p text:style-name="P89">- <text:span text:style-name="T387">okno czasowe zadania – przedział czasu w obrębie okna czasowego widoczności, w którym dane zadanie jest wykonywane</text:span></text:p>
      <text:p text:style-name="P89">- <text:span text:style-name="T273">stacja TTC&amp;M (ang. tracking, telemetry, command and monitoring) – </text:span><text:span text:style-name="T258">[4] </text:span><text:span text:style-name="T275">umożliwia wszelką komunikację z satelitą w celu wymiany danych, jej zarządzania, kontroli i sterowania</text:span></text:p>
      <text:p text:style-name="P89">- <text:span text:style-name="T137">stacja kontrolna - rodzaj stacji TTC&amp;M, którego zadaniem jest przesyłanie danych dotyczących zarządzania satelitami</text:span></text:p>
      <text:p text:style-name="P89">- <text:span text:style-name="T137">stacja naziemna - rodzaj stacji TTC&amp;M, którego zadaniem jest odbiór danych zgromadzonych w pamięci komputera satelitów</text:span></text:p>
      <text:p text:style-name="P89">- model <text:span text:style-name="T371">DLP</text:span> – <text:span text:style-name="T276">(model rozwiązania problemu) – uogólniony, deklaratywny opis rozwiązania danego problemu, zapisany w formie faktów i reguł, niezależna od konkretnej postaci (instancji) problemu. </text:span></text:p>
      <text:p text:style-name="P89">- <text:span text:style-name="T135">instancja problemu – konkretny, rzeczywisty przypadek danego problemu pozwalający na analizę w celu znalezienia rozwiązania</text:span></text:p>
      <text:p text:style-name="P19">1.1. <text:span text:style-name="T328">Historia obserwacji satelitarnych</text:span></text:p>
      <text:p text:style-name="P138"><text:span text:style-name="T142">Historia obserwacji satelitarnych, a w zasadzie obecności stworzonych przez człowieka satelitów na orbicie Ziemi zaczęła się w roku 1957 w Związku Radzieckim, gdzie dokonano udanego </text:span><text:span text:style-name="T182">wystrzału </text:span><text:span text:style-name="T142">satelity noszącego nazwę </text:span><text:span text:style-name="T185">SPUTNIK</text:span><text:span text:style-name="T142"> 1 na orbi</text:span><text:span text:style-name="T182">tę</text:span><text:span text:style-name="T142"> Ziemi. Były to czasy tzw. wyścigu o kosmos, - rywalizacj</text:span><text:span text:style-name="T182">i</text:span><text:span text:style-name="T142"> USA i ZSRR na płaszczyźnie militarno-gospodarcz</text:span><text:span text:style-name="T182">o-</text:span><text:span text:style-name="T142">naukow</text:span><text:span text:style-name="T182">ej</text:span><text:span text:style-name="T142"> w podboju przestrzeni kosmicznej </text:span><text:span text:style-name="T167">będąc</text:span><text:span text:style-name="T182">ą</text:span><text:span text:style-name="T167"> elementem zimnej wojny, </text:span><text:span text:style-name="T182">którego elementem był pierwszy sztuczny satelita</text:span><text:span text:style-name="T167"> [13]</text:span><text:span text:style-name="T142">. </text:span><text:span text:style-name="T168">Kolejnym ważnym punktem w historii było utworzenie rok później w USA agencji kosmicznej NASA (National Aeronautics and Space Administration), </text:span><text:span text:style-name="T169">dysponującej zasobami umożliwiającymi prowadzenie działań w </text:span><text:span text:style-name="T168">obszarze lotów kosmicznych [13]. </text:span><text:span text:style-name="T182">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83">promieniowania Van Allena [13]. </text:span><text:span text:style-name="T168">Późniejsze </text:span><text:span text:style-name="T142">próby </text:span><text:span text:style-name="T168">uruchamiania</text:span><text:span text:style-name="T142"> coraz bardziej zaawansowanych satelitów sztucznych na orbicie </text:span><text:soft-page-break/><text:span text:style-name="T142">planety odzwierciedlają potrzeby ludzkości, na zaspokojenie których odpowiedzi</text:span><text:span text:style-name="T168">ała</text:span><text:span text:style-name="T142"> inżynieria i technologia kosmiczna, </text:span><text:span text:style-name="T169">gdzie</text:span><text:span text:style-name="T142"> coraz większą rolę odgrywały komputery o coraz większej mocy obliczeniowej i efektywności. </text:span><text:span text:style-name="T150">Przez lata zastosowanie łączności satelitarnej było jedynym sposobem zapewnienia komunikacji między kontynentami Ziemi. </text:span><text:span text:style-name="T171">Operujące satelity zapewniające komunikacje to</text:span><text:span text:style-name="T150"> </text:span><text:span text:style-name="T171">na przykład: </text:span><text:span text:style-name="T170">Telstar, Syncom, Molniya, </text:span><text:span text:style-name="T171">czy</text:span><text:span text:style-name="T170"> </text:span><text:span text:style-name="T171">seria INTELSAT</text:span><text:span text:style-name="T150">. Umieszczenie kabli podmorskich o dużej przepustowości przejęło jednak to zadanie w ostatnich latach [9]. </text:span><text:span text:style-name="T170">Początki telewizji satelitarnej w drugiej połowie XX w. były związane z uruchomieniem </text:span><text:span text:style-name="T171">kolejnych urządzeń: </text:span><text:span text:style-name="T172">satelity Westal i satelitów serii Eutelsat Hot Bird, które operują do dziś.</text:span><text:span text:style-name="T170"> </text:span><text:span text:style-name="T173">Następnym ważnym momentem w historii technologii kosmicznej był start satelity </text:span><text:span text:style-name="T263">TIROS 1 </text:span><text:span text:style-name="T176">(Television Infrared Observational Satellite)</text:span><text:span text:style-name="T173">, był to satelita meteorologiczny rozpoczynający serię urządzeń </text:span><text:span text:style-name="T174">gromadzących dane i wykonujących fotografie naturalnych zjawisk atmosferycznych występujących na powierzchni Ziemi, które można było odtąd zobaczyć z </text:span><text:span text:style-name="T176">zewnątrz planety (z</text:span><text:span text:style-name="T174"> kosmosu</text:span><text:span text:style-name="T176">)</text:span><text:span text:style-name="T174"> </text:span><text:span text:style-name="T175">[13]</text:span><text:span text:style-name="T174">. </text:span><text:span text:style-name="T177">W późniejszym czasie doszło do startu ulepszonych satelitów pogodowych dysponujących coraz nowszymi technologiami i sensorami </text:span><text:span text:style-name="T178">(np. program Nimbus)</text:span><text:span text:style-name="T177">.</text:span></text:p>
      <text:p text:style-name="P54"><text:span text:style-name="T328">&lt;%&gt;</text:span>ilustracja TIROS1<text:span text:style-name="T339">&lt;/%</text:span>&gt;</text:p>
      <text:p text:style-name="P137"><text:span text:style-name="T178">Oczywistą możliwością wykorzystania satelitów obserwacyjnych stało się wtedy poszukiwanie złóż surowców </text:span><text:span text:style-name="T179">zarówno na lądzie, jak i pod powierzchnią mórz i oceanów</text:span><text:span text:style-name="T178">. </text:span><text:span text:style-name="T142">Kluczowymi </text:span><text:span text:style-name="T179">satelitami </text:span><text:span text:style-name="T142">służącymi przy wykonywani</text:span><text:span text:style-name="T179">u</text:span><text:span text:style-name="T142"> zadań obserwacyjnych Ziemi </text:span><text:span text:style-name="T179">min. w tym zakresie </text:span><text:span text:style-name="T142">do dziś są satelity serii „</text:span><text:span text:style-name="T145">Landsat”</text:span><text:span text:style-name="T142">, która to rozpoczęła się w roku 1972 uruchomieniem pierwszego satelity, pierwotnie pod nazwą „</text:span>Earth Resources Technology Satellite 1” <text:span text:style-name="T302">(w 1975 r. zmieniono na </text:span><text:span text:style-name="T145">Landsat</text:span><text:span text:style-name="T302"> 1, która wymownie podkreśla ogólne wykorzystanie w zakresie zdalnego obserwowania powierzchni Ziemi, niekoniecznie związane z poszukiwaniem i badaniem zasobów naturalnych)</text:span><text:span text:style-name="T144"> </text:span><text:span text:style-name="T259">[</text:span><text:span text:style-name="T260">10</text:span><text:span text:style-name="T259">]</text:span><text:span text:style-name="T146">. </text:span><text:span text:style-name="T180">Landsat dysponował </text:span><text:span text:style-name="T181">nowoczesnym skanerem multispektralnym zapewniającym bardzo dobrą jakość zdjęć z obserwacji [13]. </text:span><text:span text:style-name="T147">Seria </text:span><text:span text:style-name="T180">Landsat</text:span><text:span text:style-name="T147"> trwa do dziś, a dane i fotografie wykonane przez te satelity są ogólnodostępne. W </text:span><text:span text:style-name="T181">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49"><text:span text:style-name="T139">W późniejszym czasie zaczęto konstruować </text:span><text:span text:style-name="T183">inne </text:span><text:span text:style-name="T139">urządzenia </text:span><text:span text:style-name="T183">umożliwiające różne metody </text:span><text:span text:style-name="T139">eksploracj</text:span><text:span text:style-name="T183">i</text:span><text:span text:style-name="T139"> przestrzeni kosmicznej z orbit naszej planety. W tym obszarze </text:span><text:span text:style-name="T183">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84">i zjawisk w niej panujących niż byłoby to mozliwe z powierzchni Ziemi, z której obserwacje</text:span><text:span text:style-name="T183"> odległych </text:span><text:span text:style-name="T184">o miliardy lat świetlnych obiektów byłoby po prostu nieosiągalne [13].</text:span></text:p>
      <text:p text:style-name="P139"><text:span text:style-name="T184">J</text:span><text:span text:style-name="T189">ednym z ważniejszych osiągnięć ogólnie </text:span><text:span text:style-name="T188">w</text:span><text:span text:style-name="T189"> obszarze ek</text:span><text:span text:style-name="T188">s</text:span><text:span text:style-name="T189">ploracji kosmosu było także skonstruowanie Międzynarodowej Stacji Kosmicznej ISS (International Space Station) przy wspólnym udziale 1</text:span><text:span text:style-name="T186">7</text:span><text:span text:style-name="T189"> krajów </text:span><text:span text:style-name="T186">(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87">[13]</text:span><text:span text:style-name="T186">. </text:span><text:span text:style-name="T188">Obecnie </text:span><text:soft-page-break/><text:span text:style-name="T188">szeroko rozumiane misje kosmiczne obejmują coraz większy zakres działań badawczych i sięgają w coraz bardziej oddalone od Ziemi miejsca w przestrzeni kosmicznej.</text:span></text:p>
      <text:p text:style-name="P44"><text:span text:style-name="T329">1.2. </text:span>Elementy i rodzaje orbit</text:p>
      <text:p text:style-name="P140"><text:span text:style-name="T261">Orbita</text:span><text:span text:style-name="T149"> wg </text:span><text:span text:style-name="T256">[2]</text:span><text:span text:style-name="T148"> </text:span><text:span text:style-name="T149">to</text:span><text:span text:style-name="T148"> „droga obiektu krążącego wokół przyciągającej go masy w przestrzeni, na przykład planety krążącej wokół Słońca lub satelity wokół planety”. </text:span><text:span text:style-name="T149">Orbity wykorzystywane przez satelity stworzone przez człowieka są także zwane orbitami keplerowskimi </text:span><text:span text:style-name="T151">(odniesienie do Jana Keplera)</text:span><text:span text:style-name="T149">, a określenie to dotyczy oddziaływania na siebie dwóch mas punktowych, do których dochodzi w efekcie przyciągania grawitacyjnego </text:span><text:span text:style-name="T150">[9].</text:span></text:p>
      <text:p text:style-name="P99"><text:span text:style-name="T266">Inklinacja</text:span><text:span text:style-name="T150"> </text:span><text:span text:style-name="T266">orbity</text:span><text:span text:style-name="T150"> to nachylenie jej płaszczyzny w stosunku do </text:span><text:span text:style-name="T340">badanej </text:span><text:span text:style-name="T150">płaszczyzny </text:span><text:span text:style-name="T307">masy wokół której orbituje. W przypadku satelity Ziemi kąt ten mierzony jest do płaszczyzny </text:span><text:span text:style-name="T150">równika.</text:span><text:span text:style-name="T306">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35"><text:span text:style-name="T150">O</text:span><text:span text:style-name="T139">rbity można sklasyfikować na wiele sposobów. </text:span><text:span text:style-name="T152">W zależności od przeznaczenia i wymagań dotyczących danego satelity jest on umieszczany na orbicie pozwalającej na wykonywanie przez niego oczekiwanych zadań (np. obserwacyjnych). Im </text:span><text:span text:style-name="T163">mniejsza</text:span><text:span text:style-name="T152">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53">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54">przyjmując za kryterium wysokość orbity na której operuje satelita</text:span><text:span text:style-name="T153"> można wyróżnić </text:span><text:span text:style-name="T154">4 podstawowe typy orbit:</text:span></text:p>
      <text:p text:style-name="P46">- orbita niska (LEO – Low Eart<text:span text:style-name="T303">h</text:span> Orbit)</text:p>
      <text:p text:style-name="P147"><text:span text:style-name="T154">S</text:span><text:span text:style-name="T139">atelita krążący na orbicie niskiej znajduje się na wysokości 160 km – 1600 km. </text:span><text:span text:style-name="T155">Taka odległość zapewnia wysoką rozdzielczość i łatwą komunikację ze stacją. Warto odnotować, iż wprowadzenie satelity na orbitę niską jest także technicznie łatwiejsze </text:span><text:span text:style-name="T156">(np. rakieta wymaga mniej paliwa), </text:span><text:span text:style-name="T158">jednak trzeba mieć na uwadze, że atmosfera znajdująca się na tych wysokościach może mieć negatywny wpływ na pracę operującego satelit</text:span><text:span text:style-name="T161">y</text:span><text:span text:style-name="T155">. </text:span><text:span text:style-name="T158">Okres obiegu satelity wprowadzonego na taką orbitę to około 100 minut [13].</text:span><text:span text:style-name="T155"> </text:span><text:span text:style-name="T156">Szczególnym, ważnym przypadkiem niskiej orbity jest orbita heliosynchroniczna </text:span><text:span text:style-name="T158">o odpowiedniej wysokości</text:span><text:span text:style-name="T156">, której zasadniczą zaletą, jest możliwość obserwacji dokładnie tego samego punktu na powierzchni planety o dokładnie tej samej porze dnia </text:span><text:span text:style-name="T158">(ten sam czas słoneczny)</text:span><text:span text:style-name="T156">. </text:span><text:span text:style-name="T157">Identyczne naświetlenie obszaru przez światło słoneczne pozwala na efektywne obserwacje terenu i zjawisk meteorologicznych. </text:span><text:span text:style-name="T161">Poza tym satelity funkcjonujące na orbitach niskich służą </text:span><text:span text:style-name="T162">głównie</text:span><text:span text:style-name="T161"> monitorowaniu zjawisk pogodowych, czy ogólnym obserwacjom </text:span><text:span text:style-name="T162">dla celów </text:span><text:span text:style-name="T161">naukowy</text:span><text:span text:style-name="T162">ch</text:span><text:span text:style-name="T158">[13]</text:span><text:span text:style-name="T157">.</text:span></text:p>
      <text:p text:style-name="P45">- orbita średnia (MEO – Medium Eart Orbit)</text:p>
      <text:p text:style-name="P148"><text:soft-page-break/><text:span text:style-name="T154">O</text:span><text:span text:style-name="T139">rbity średnie charakteryzują się wysokością w zakresie 1600 km – 19300 km, a <text:s/>okres obiegu satelity wprowadzonego na taką orbitę zmienia się w zależności od wysokości w zakresie od 100 minut do 12 godzin [13]. </text:span><text:span text:style-name="T159">Większa odległość satelity na orbicie średniej od obserwowanego obszaru zapewnia dłuższe okno czasowe widoczności tego obszaru. Korzyścią jest </text:span><text:span text:style-name="T160">tutaj </text:span><text:span text:style-name="T159">również pomijalny wpływ atmosfery. </text:span><text:span text:style-name="T162">Satelity operujące na orbitach średnich dostarczają danych głównie dla systemów nawigacyjnych i telekomunikacyjnych.</text:span></text:p>
      <text:p text:style-name="P45">- orbita geosynchroniczna (GEO – Geosynchronous Eart Orbit)</text:p>
      <text:p text:style-name="P91">Przypadek orbity geosynchronicznej dla urządzenia satelitarnego zachodzi, gdy zostanie ono umieszczone na wysokości ~ 35 786 km. Orbitujący satelita porusza się wtedy synchronicznie względem obrotu kuli ziemskiej <text:span text:style-name="T304">(okres obiegu satelity jest wtedy równy 1 dobie ziemskiej)</text:span>, czego efektem jest to, że pozostaje on praktycznie stale nakierowany na jeden punkt na powierzchni planety, poruszając się kątowo <text:span text:style-name="T304">równo</text:span> z nią. Obserwowalny obszar dla satelity umieszczonego na orbicie geosynchronicznej obejmuje <text:span text:style-name="T304">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5">- orbita silnie eliptyczna (HEO - Highly Elliptical Orbit)</text:p>
      <text:p text:style-name="P92">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305">dalej</text:span> planety, tym <text:span text:style-name="T305">mniejsza</text:span>. <text:span text:style-name="T305">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3">Naziemny tor ruchu satelity</text:p>
      <text:p text:style-name="P48"><text:span text:style-name="T139">Relatywny ślad ruchu satelity nad powierzchnią </text:span><text:span text:style-name="T164">Ziemi </text:span><text:span text:style-name="T139">zależy od rodzaju obranej orbity – wysokości, inklinacji itd. </text:span><text:span text:style-name="T164">Parametry te wyznaczają punkty na powierzchni planety, </text:span><text:span text:style-name="T165">bezpośrednio</text:span><text:span text:style-name="T164"> nad którymi przemieszcza się satelita </text:span><text:span text:style-name="T166">(nadir</text:span><text:span text:style-name="T165">).</text:span><text:span text:style-name="T164"> Linia, którą tworzą te punkty tworzy naziemny tor satelity, </text:span><text:span text:style-name="T166">który</text:span><text:span text:style-name="T165"> można zaznaczyć </text:span><text:span text:style-name="T166">na globusie</text:span><text:span text:style-name="T164">. </text:span><text:span text:style-name="T166">Przebieg linii toru naziemnego satelity jest bardzo ważny w planowaniu i zarządzaniu operującymi satelitami, bowiem stacjonujące na powierzchni Ziemi stacje zarządzające muszą być w zasięgu satelit</text:span><text:span text:style-name="T179">ów</text:span><text:span text:style-name="T166">, aby sprawnie się z nimi komunikować.</text:span></text:p>
      <text:p text:style-name="P49">&lt;%<text:span text:style-name="T389">&gt;</text:span>ilustracja <text:span text:style-name="T333">ground tracks&lt;/</text:span>%&gt;</text:p>
      <text:p text:style-name="P62">&lt;#&gt;Krótko o konstelacjach satelitów, czy przytoczyć? [9]&lt;/#&gt;</text:p>
      <text:p text:style-name="P92">-----------------------------------</text:p>
      <text:p text:style-name="P47"><text:soft-page-break/>Koszty startu satelity</text:p>
      <text:p text:style-name="P96"><text:span text:style-name="T330">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 <text:span text:style-name="T390">2000 r.) [13].</text:span></text:p>
      <text:p text:style-name="P95"><text:span text:style-name="T254">1.3.</text:span> <text:span text:style-name="T264">Obserwacje satelitarne we współczesnym świecie</text:span></text:p>
      <text:p text:style-name="P134"><text:span text:style-name="T310">O</text:span><text:span text:style-name="T309">kreślenie sumy działających współcześnie urządzeń satelitarnych służących do celów obserwacyjnych lub </text:span><text:span text:style-name="T313">ogólnie orbitujących Ziemię może okazać się trudne. Według organizacji Union of Concerned Scientists</text:span><text:span text:style-name="T314"> w kwietniu roku 2020 na orbitach naszej planety znajdowało się w sumie 2667 satelitów, </text:span><text:span text:style-name="T315">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316">w których są min</text:span><text:span text:style-name="T315">. </text:span><text:span text:style-name="T316">charakterystyczne serie urządzeń takie jak Landsat, Dove, Lemur itd. </text:span><text:span text:style-name="T318">[a]</text:span><text:span text:style-name="T316">. </text:span><text:span text:style-name="T317">Z dostępnych danych wynika również, że </text:span><text:span text:style-name="T318">zdecydowana </text:span><text:span text:style-name="T317">większość satelitów umieszczana jest na orbitach niskich, </text:span><text:span text:style-name="T318">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319">pozwalających na uruchomienie satelity dominują Stany Zjednoczone, Chiny i Rosja [a].</text:span></text:p>
      <text:p text:style-name="P53"><text:span text:style-name="T331">W</text:span>spółczesne zastosowania technologii satelitarnych</text:p>
      <text:p text:style-name="P133"><text:span text:style-name="T310">G</text:span><text:span text:style-name="T309">łówne systemy bezpośrednio oparte na </text:span><text:span text:style-name="T320">danych satelitarnych z urządzeń</text:span><text:span text:style-name="T309"> krążących wokół Ziemi to systemy nawigacji satelitarnej, </text:span><text:span text:style-name="T312">łączności globalnej</text:span><text:span text:style-name="T309"> oraz wszelkie systemy teledetekcji i </text:span><text:span text:style-name="T311">obrazowania</text:span><text:span text:style-name="T309"> powierzchni planety. </text:span><text:span text:style-name="T319">Współcześnie bardzo popularne są przede wszystkim systemy nawigacji oraz systemy teledetekcji, których spektrum zastosowania jest ogromne.</text:span></text:p>
      <text:p text:style-name="P51"><text:span text:style-name="T322">N</text:span>awigacja satelitarna</text:p>
      <text:p text:style-name="P80"><text:span text:style-name="T292">S</text:span>ystemy nawigacji satelitarnej <text:span text:style-name="T300">(GNSS – </text:span>Global Navigation Satellite Systems<text:span text:style-name="T300">)</text:span> to satelitarne systemy określania pozycji i prędkości obiektu oraz czasu, powszechnie dostępn<text:span text:style-name="T338">e</text:span> <text:span text:style-name="T334">w sposób ciągły </text:span>dla ludzi [8]. Systemy te<text:span text:style-name="T300">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81">- <text:span text:style-name="T301">GPS – system amerykański</text:span></text:p>
      <text:p text:style-name="P81">- <text:span text:style-name="T301">GLONASS – system rosyjski</text:span></text:p>
      <text:p text:style-name="P79">- Galileusz – system europejski</text:p>
      <text:p text:style-name="P78">- Compass – system chiński</text:p>
      <text:p text:style-name="P78"><text:soft-page-break/>Większość z nich jest w dużym stopniu pod kontrolą wojskową, wyjątkiem <text:span text:style-name="T332">jest</text:span> europejski „Galileusz”, <text:span text:style-name="T321">który jest całkowicie pod kontrolą organizacji cywilnych</text:span> [8].</text:p>
      <text:p text:style-name="P52">Łączność satelitarna</text:p>
      <text:p text:style-name="P98">Współczesne ż<text:span text:style-name="T333">y</text:span>cie w bardzo dużym stopniu opiera się na szybkiej wymianie informacji, <text:span text:style-name="T335">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5">Obserwacje satelitarne</text:p>
      <text:p text:style-name="P152"><text:span text:style-name="T139">Satelity </text:span><text:span text:style-name="T198">obserwacyjne</text:span><text:span text:style-name="T139"> dostarczają zdjęć </text:span><text:span text:style-name="T198">terenu </text:span><text:span text:style-name="T139">i informacji meteorologicznych, których nie można pozyskać z powierzchni Ziemi. </text:span><text:span text:style-name="T199">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satelitami </text:span><text:span text:style-name="T265">Terra</text:span><text:span text:style-name="T200"> i </text:span><text:span text:style-name="T265">Aqua</text:span><text:span text:style-name="T200"> zarządzany przez NASA oraz europejski METEOSAT. </text:span><text:span text:style-name="T139">Do zarejestrowania danych satelita używa całego zestawu czujników światła, ciepła i promieniowania. Urządzenia te zwykle umieszczane są na orbitach geostacjonarnych lub orbitach </text:span><text:span text:style-name="T173">polarnych</text:span><text:span text:style-name="T139"> o inklinacji </text:span><text:span text:style-name="T201">ok. </text:span><text:span text:style-name="T139">90 stopni. </text:span><text:span text:style-name="T202">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42">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90">z serii </text:span><text:span text:style-name="T142">Sentinel. Ponadto podstawowym źródłem danych (a także innych informacji z różnych dziedzin nauk o Ziemi) są domeny </text:span><text:bookmark text:name="firstHeading"/><text:span text:style-name="T299">United States Geological Survey </text:span><text:span text:style-name="T297">(agencji naukowo-badawczej Stanów Zjednoczonych), </text:span><text:span text:style-name="T298">agregujące dane dotyczące obserwacji satelitarnych wykonanych przez urządzenia serii Landsat</text:span><text:span text:style-name="T297">.</text:span><text:span text:style-name="T143"> </text:span><text:a xlink:type="simple" xlink:href="https://earthexplorer.usgs.gov/" text:style-name="Internet_20_link" text:visited-style-name="Visited_20_Internet_20_Link"><text:span text:style-name="T143">https://earthexplorer.usgs.gov/</text:span></text:a><text:span text:style-name="T143">. </text:span><text:span text:style-name="T190">Na bazie tych danych możliwe było utworzenie komercyjnych aplikacji</text:span><text:span text:style-name="T191"> pobierających, analizujących i obrazujących dane satelitarne, co pozwala na wyciąganie wniosków w biznesie i zarządzaniu, przemyśle, rolnictwie [12].</text:span></text:p>
      <text:p text:style-name="P150"><text:soft-page-break/><text:span text:style-name="T139">Monitoring </text:span><text:span text:style-name="T197">środowiska roślinnego</text:span><text:span text:style-name="T139"> – </text:span><text:span text:style-name="T192">analiza </text:span><text:span text:style-name="T193">i obrazowanie </text:span><text:span text:style-name="T197">zestawu</text:span><text:span text:style-name="T192"> danych satelitarnych </text:span><text:span text:style-name="T197">z obserwacji</text:span><text:span text:style-name="T193"> </text:span><text:span text:style-name="T192">upraw roślin </text:span><text:span text:style-name="T197">i obszarów wegetacji</text:span><text:span text:style-name="T192"> </text:span><text:span text:style-name="T193">pozwala na wyciąganie wniosków dotyczących optymalnego poziomu nawożenia i nawodnienia, chorób zagrażających uprawom </text:span><text:span text:style-name="T197">itp</text:span><text:span text:style-name="T193">. </text:span><text:span text:style-name="T197">Określono wskaźnik NDVI </text:span><text:span text:style-name="T203">(znormalizowany różnicowy wskaźnik wegetacji)</text:span><text:span text:style-name="T197">, który </text:span><text:span text:style-name="T203">bazuje na danych zgromadzonych przez sensory o kilku różnych kanałach spektralnych jest w stanie z</text:span><text:span text:style-name="T197">obraz</text:span><text:span text:style-name="T203">ować</text:span><text:span text:style-name="T197"> </text:span><text:span text:style-name="T203">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51"><text:span text:style-name="T193">W </text:span><text:span text:style-name="T139">dziedzinie zarządzania kryzysowego możliwa jest szybka detekcja pożarów, identyfikowania obszarów zagrożonych występowaniem pożarów, osuwisk lub powodzi. </text:span><text:span text:style-name="T194">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95">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96">[13]</text:span><text:span text:style-name="T195">. </text:span><text:span text:style-name="T196">Z fotografii satelitarnych i innych danych (wykonanych na przykład przy pomocy wiązki lasera i sensora umieszczonego na satelicie) z powodzeniem korzysta branża budowlana w celu wykonania badań gruntu pod konstrukcję budowli lub dokładne określenie projektu i charakterystycznych punktów konstrukcji.</text:span></text:p>
      <text:p text:style-name="P50"><text:span text:style-name="T336">1.4. </text:span>Przyszłość <text:span text:style-name="T336">technologii satelitarnej</text:span></text:p>
      <text:p text:style-name="P50">&lt;#&gt;Chciałbym przytoczyć zagadnienia<text:span text:style-name="T339">&lt;/#&gt;</text:span></text:p>
      <text:p text:style-name="P97">- miniaturyzacja satelitów obserwacyjnych</text:p>
      <text:p text:style-name="P97">- plany NASA, ESA <text:span text:style-name="T342">w obszarze około-satelitarnym na przyszłe lata</text:span></text:p>
      <text:p text:style-name="P97">- CubeSat</text:p>
      <text:p text:style-name="P97">- przepełnienie orbit</text:p>
      <text:p text:style-name="P97">- kosmiczne śmieci</text:p>
      <text:p text:style-name="P97">- <text:span text:style-name="T341">krótko o możliwościach uczenia maszynowego przy analizie danych z obserwacji satelitarnych</text:span></text:p>
      <text:p text:style-name="P20"><text:span text:style-name="Citation"><text:span text:style-name="T131">1.</text:span></text:span><text:span text:style-name="Citation"><text:span text:style-name="T92">5</text:span></text:span><text:span text:style-name="Citation"><text:span text:style-name="T131">.</text:span></text:span><text:span text:style-name="Citation"><text:span text:style-name="T130"> </text:span></text:span><text:span text:style-name="Citation"><text:span text:style-name="T131">Złożoność problemów obliczeniowych</text:span></text:span></text:p>
      <text:p text:style-name="P21"><text:span text:style-name="Citation"><text:span text:style-name="T3">Problem, który można przedstawić do rozwiązania w formie zrozumiałej dla maszyny liczącej (np. komputera) zwany jest problemem obliczeniowym. </text:span></text:span><text:span text:style-name="Citation"><text:span text:style-name="T7">Problem obliczeniowy charakteryzuje się </text:span></text:span><text:soft-page-break/><text:span text:style-name="Citation"><text:span text:style-name="T7">danymi wejściowymi o mniejszym lub większym rozmiarze oraz zdefiniowanym, przyjmowalnym rozwiązaniem tego problemu. </text:span></text:span><text:span text:style-name="Citation"><text:span text:style-name="T4">Problemy obliczeniowe występują w różnych rodzajach. Rozwiązanie niektórych z nich jest łatwe i szybkie, inne zaś wymagają dużej ilości </text:span></text:span><text:span text:style-name="Citation"><text:span text:style-name="T5">zasobów obliczeniowych (mocy obliczeniowej, pamięci). </text:span></text:span><text:span text:style-name="Citation"><text:span text:style-name="T7">Na przykład: m</text:span></text:span><text:span text:style-name="Citation"><text:span text:style-name="T6">ając listę elementów danego typu </text:span></text:span><text:span text:style-name="Citation"><text:span text:style-name="T7">(</text:span></text:span><text:span text:style-name="Citation"><text:span text:style-name="T8">np. </text:span></text:span><text:span text:style-name="Citation"><text:span text:style-name="T7">liczb</text:span></text:span><text:span text:style-name="Citation"><text:span text:style-name="T8">)</text:span></text:span><text:span text:style-name="Citation"><text:span text:style-name="T6">, znalezienie elementu o największej (lub najmniejszej) wartości jest problemem łatwym do rozwiązania. Wymaga to bowiem jedynie</text:span></text:span><text:span text:style-name="Citation"><text:span text:style-name="T5"> </text:span></text:span><text:span text:style-name="Citation"><text:span text:style-name="T6">przeanalizowania kolejnych elementów tej listy porównując jednocześnie z największą znalezioną </text:span></text:span><text:span text:style-name="Citation"><text:span text:style-name="T8">dotąd </text:span></text:span><text:span text:style-name="Citation"><text:span text:style-name="T6">wartością. </text:span></text:span><text:span text:style-name="Citation"><text:span text:style-name="T8">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9">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3">Ostatecznie algorytm podejmujący próbę rozwiązania tego problemu, </text:span></text:span><text:span text:style-name="Citation"><text:span text:style-name="T14">pracujący </text:span></text:span><text:span text:style-name="Citation"><text:span text:style-name="T13">przy </text:span></text:span><text:span text:style-name="Citation"><text:span text:style-name="T14">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3"> </text:span></text:span><text:span text:style-name="Citation"><text:span text:style-name="T11">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2">które może okazać się dość dobrym, aby wyciągnąć konkretne wnioski, albo wykorzystać je w praktyce. </text:span></text:span><text:span text:style-name="Citation"><text:span text:style-name="T13">[6]</text:span></text:span></text:p>
      <text:p text:style-name="P21"><text:span text:style-name="Citation"><text:span text:style-name="T12">W rzeczywistości występują także problemy, </text:span></text:span><text:span text:style-name="Citation"><text:span text:style-name="T21">przy </text:span></text:span><text:span text:style-name="Citation"><text:span text:style-name="T12">których rozważana jest nie złożoność, a obliczalność problemu, </text:span></text:span><text:span text:style-name="Citation"><text:span text:style-name="T13">czyli możliwość znalezienia rozwiązania</text:span></text:span><text:span text:style-name="Citation"><text:span text:style-name="T12">. </text:span></text:span><text:span text:style-name="Citation"><text:span text:style-name="T21">Istnieją bowiem problemy, których nie można rozwiązać dotąd na żadnej maszynie liczącej</text:span></text:span><text:span text:style-name="Citation"><text:span text:style-name="T12"> </text:span></text:span><text:span text:style-name="Citation"><text:span text:style-name="T85">[6]</text:span></text:span></text:p>
      <text:p text:style-name="P21"><text:span text:style-name="Citation"><text:span text:style-name="T15">Na złożoność danego algorytmu składa się czasowa złożoność obliczeniowa </text:span></text:span><text:span text:style-name="Citation"><text:span text:style-name="T21">i </text:span></text:span><text:span text:style-name="Citation"><text:span text:style-name="T15">pamięciowa złożoność obliczeniowa.</text:span></text:span></text:p>
      <text:p text:style-name="P28"><text:span text:style-name="Citation"><text:span text:style-name="T31">Klasy złożoności obliczeniowej</text:span></text:span></text:p>
      <text:p text:style-name="P21"><text:span text:style-name="Citation"><text:span text:style-name="T15">- </text:span></text:span><text:span text:style-name="Citation"><text:span text:style-name="T71">P</text:span></text:span></text:p>
      <text:p text:style-name="P21"><text:span text:style-name="Citation"><text:span text:style-name="T71">- NP</text:span></text:span></text:p>
      <text:p text:style-name="P21"><text:span text:style-name="Citation"><text:span text:style-name="T71"/></text:span></text:p>
      <text:p text:style-name="P21"><text:span text:style-name="Citation"><text:span text:style-name="T87">&lt;#&gt;</text:span></text:span><text:span text:style-name="Citation"><text:span text:style-name="T93">Króciutko </text:span></text:span><text:span text:style-name="Citation"><text:span text:style-name="T87">złożoność pamięciowa</text:span></text:span><text:span text:style-name="Citation"><text:span text:style-name="T93">&lt;/#&gt;</text:span></text:span></text:p>
      <text:p text:style-name="P21"><text:span text:style-name="Citation"><text:span text:style-name="T87">&lt;#&gt;klasy złożoności obliczeniowej</text:span></text:span><text:span text:style-name="Citation"><text:span text:style-name="T93">&lt;/#&gt;</text:span></text:span></text:p>
      <text:p text:style-name="P144"><text:span text:style-name="Citation"><text:span text:style-name="T283"/></text:span></text:p>
      <text:p text:style-name="P65">1.4. Dysjunkcyjne programowanie logiczne</text:p>
      <text:p text:style-name="P146"><text:span text:style-name="T211">Dysjunkcja </text:span><text:span text:style-name="T212">w przypadku programowania logicznego</text:span><text:span text:style-name="T211"> to konstrukcja polegająca </text:span><text:span text:style-name="T212">na </text:span><text:span text:style-name="T218">niewspółzachodzeniu – czyli </text:span><text:span text:style-name="T217">ekskluzywnej </text:span><text:span text:style-name="T216">alternatywie </text:span><text:span text:style-name="T217">(exclusive OR), czyli </text:span><text:span text:style-name="T270">a</text:span><text:span text:style-name="T217"> ALBO </text:span><text:span text:style-name="T270">b</text:span><text:span text:style-name="T211">. </text:span><text:span text:style-name="T218">Wg [1] dysjunkcja to: „w logice: zdanie złożone z dwóch zdań połączonych spójnikiem "albo", prawdziwe pod warunkiem, że zachodzi najwyżej jedna z dwóch wskazanych w nich możliwości; zaprzeczenie koniunkcji; niewspółzachodzenie;” W zrozumieniu pomaga zestawienie na zasadzie analogii do </text:span><text:soft-page-break/><text:span text:style-name="T218">definicji koniunkcji: wg [1] koniunkcja to: „w logice: zdanie złożone ze zdań połączonych spójnikiem "i", prawdziwe wtedy, gdy każde ze zdań składowych jest prawdziwe;”. </text:span><text:span text:style-name="T215">Ostatecznie </text:span><text:span text:style-name="T214"><text:s/>efektem</text:span><text:span text:style-name="T212"> zastosowani</text:span><text:span text:style-name="T236">a</text:span><text:span text:style-name="T212"> dysjunkcji</text:span><text:span text:style-name="T213"> </text:span><text:span text:style-name="T214">przy </text:span><text:span text:style-name="T212">dwóch wyraz</text:span><text:span text:style-name="T214">ach</text:span><text:span text:style-name="T212"> logicznych </text:span><text:span text:style-name="T236">da wynik</text:span><text:span text:style-name="T237">i dla różnych ich wartości binarnych w postaci tablicy prawdy</text:span><text:span text:style-name="T212">:</text:span></text:p>
      <text:p text:style-name="P153"><text:span text:style-name="T212">T</text:span><text:span text:style-name="T139">ablica prawdy:</text:span></text:p>
      <text:p text:style-name="P153">&lt;#&gt;Tablica prawdy dla exclusive OR&lt;/#&gt;</text:p>
      <text:p text:style-name="P127">Programowanie logiczne (programowanie w logice) jest <text:span text:style-name="T390">paradygmattem </text:span>programowania opartym <text:span text:style-name="T345">wprost </text:span>na <text:s/>logice i wnioskowaniu. W przypadku popularnego współcześnie podejścia obiektowego (będącego w istocie paradygmatem imperatywnym) <text:span text:style-name="T344">rozwiązanie</text:span> <text:span text:style-name="T344">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text:span></text:p>
      <text:p text:style-name="P70">1.5. Answer Set Programming</text:p>
      <text:p text:style-name="P72"><text:span text:style-name="T221">Answer Set Programming (ASP) </text:span><text:span text:style-name="T139">jest </text:span><text:span text:style-name="T242">językiem</text:span><text:span text:style-name="T139"> programowania </text:span><text:span text:style-name="T242">polegającym na wyszukiwaniu zbioru rozwiązań (answer set) problemu w postaci tzw. stabilnych modeli w przestrzeni możliwych wyników należących do problemu. Jest</text:span><text:span text:style-name="T139"> zaprojektowany do efektownego wnioskowania i reprezentacji wiedzy opartym na paradygmacie programowania logicznego. J</text:span><text:span text:style-name="T221">est to sposób deklaratywnego </text:span><text:span text:style-name="T139">modelowania wiedzy</text:span><text:span text:style-name="T221">, pozwalający </text:span><text:span text:style-name="T139">rozszerzanie </text:span><text:span text:style-name="T222">jej </text:span><text:span text:style-name="T139">bazy, czyli wnioskowanie faktów na podstawie reguł. W</text:span><text:span text:style-name="T222">cześniej</text:span><text:span text:style-name="T139"> wykorzystywano jego możliwości przy </text:span><text:span text:style-name="T222">badaniach i </text:span><text:span text:style-name="T139">implementacji systemów sztucznej inteligencji </text:span><text:span text:style-name="T223">oraz</text:span><text:span text:style-name="T139"> innych systemów silnie związanych z zarządzaniem wiedzą. </text:span><text:span text:style-name="T222">Stosowane głównie przez środowisko naukowe, w obecnych czasach trwają coraz bardziej rozpowszechnione prace nad zastosowaniem jego możliwości w przemyśle. ASP jako forma programowania pozwala </text:span><text:span text:style-name="T221">na rozwiązywanie problemów </text:span><text:span text:style-name="T222">obliczeniowych</text:span><text:span text:style-name="T221">. </text:span><text:span text:style-name="T222">Polega to na zdefiniowaniu problemu w postaci programu logicznego w taki sposób, aby wywnioskowana baza wiedzy </text:span><text:span text:style-name="T223">reprezentowała związane z problemem </text:span><text:span text:style-name="T222">rozwiąza</text:span><text:span text:style-name="T223">nia</text:span><text:span text:style-name="T222"> problemu, a następnie </text:span><text:span text:style-name="T223">na </text:span><text:span text:style-name="T222">wykorzystani</text:span><text:span text:style-name="T223">u</text:span><text:span text:style-name="T222"> tzw. answer set solvera do wyszukania poprawnych rozwiązań zwanych zbiorem stabilnych modeli (answer set - </text:span><text:span text:style-name="T221">opis akceptowalnego rozwiązania problemu w formie faktów</text:span><text:span text:style-name="T222">)</text:span><text:span text:style-name="T139"> [24]</text:span><text:span text:style-name="T222">.</text:span></text:p>
      <text:p text:style-name="P75"><text:span text:style-name="T139">Obecnie dostępna jest grupa narzędzi ułatwiająca pracę z ASP pod nazwą “Potsdam Answer Set Solving Collection” (Potassco). Narzędzia te zostały stworzone w C++ i opublikowane pod licencją GNU na p</text:span><text:span text:style-name="T233">opularne </text:span><text:span text:style-name="T238">p</text:span><text:span text:style-name="T139">latformy. Obejmują między innymi tzw. </text:span><text:span text:style-name="T231">answer set </text:span><text:span text:style-name="T139">solver </text:span><text:span text:style-name="T230">(ang. solving – rozwiązywanie)</text:span><text:span text:style-name="T139"> „clasp” oraz tzw. grounder </text:span><text:span text:style-name="T230">(ang. grounding – uziemianie, zakotwiczanie) </text:span><text:span text:style-name="T139">„gringo”, które grają główną rolę podczas pracy z systemem ASP. </text:span><text:span text:style-name="T230">N</text:span><text:span text:style-name="T208">arzędzi</text:span><text:span text:style-name="T230">e „gringo”</text:span><text:span text:style-name="T208"> zwan</text:span><text:span text:style-name="T230">e</text:span><text:span text:style-name="T208"> grounder</text:span><text:span text:style-name="T230">em ma </text:span><text:span text:style-name="T234">ma </text:span><text:span text:style-name="T230">za zadanie dokonanie </text:span><text:span text:style-name="T208">analiz</text:span><text:span text:style-name="T230">y</text:span><text:span text:style-name="T208"> </text:span><text:span text:style-name="T209">programu </text:span><text:span text:style-name="T210">logicznego </text:span><text:span text:style-name="T238">(zwykle zawierającego zmienne) </text:span><text:span text:style-name="T210">i jego translacja na semantycznie identyczny program logiczny, nie zawierający już zmiennych </text:span><text:span text:style-name="T220">(tzw. kotwiczenie, grounding)</text:span><text:span text:style-name="T210">. W następnym kroku może on być łatwo przetwarzany przez </text:span><text:span text:style-name="T231">wybrany </text:span><text:soft-page-break/><text:span text:style-name="T210">solver. </text:span><text:span text:style-name="T231">Solver</text:span><text:span text:style-name="T210"> „clasp” </text:span><text:span text:style-name="T231">przetwarza wynik działania groundera</text:span><text:span text:style-name="T210"> w celu </text:span><text:span text:style-name="T231">obliczenia </text:span><text:span text:style-name="T232">z wejściowego programu logicznego </text:span><text:span text:style-name="T231">zbioru stabilnych modeli (answer sets) [5]</text:span><text:span text:style-name="T210">.</text:span></text:p>
      <text:p text:style-name="P162"><text:span text:style-name="T269">clingo</text:span><text:span text:style-name="T205"> </text:span><text:span text:style-name="T235">to</text:span><text:span text:style-name="T205"> </text:span><text:span text:style-name="T204">zintegrowan</text:span><text:span text:style-name="T205">y</text:span><text:span text:style-name="T204"> </text:span><text:span text:style-name="T205">system </text:span><text:span text:style-name="T206">ASP służący </text:span><text:span text:style-name="T204">do </text:span><text:span text:style-name="T219">rozwiązywania problemów </text:span><text:span text:style-name="T206">łącząc rol</text:span><text:span text:style-name="T207">ę</text:span><text:span text:style-name="T206"> generowania możliwych modeli rozwiązań za pomocą wnioskowania z rozwiązywaniem przedstawionego problemu przy użyciu answer set solvera</text:span><text:span text:style-name="T219">. </text:span><text:span text:style-name="T210">Jego nazwa pochodzi od połączenia nazw dwóch narzędzi, </text:span><text:span text:style-name="T229">wchodzących w jego</text:span><text:span text:style-name="T210"> skład – solvera „clasp” oraz groundera „gringo”. </text:span><text:span text:style-name="T230">Celem zastosowania clingo jest ułatwienie pracy z ASP. </text:span><text:span text:style-name="T210">W związku z tym system „clingo” zarządza dw</text:span><text:span text:style-name="T231">ie</text:span><text:span text:style-name="T210">ma czynnościami, tj. groundingiem (gringo) oraz zwracaniem </text:span><text:span text:style-name="T231">końcowych </text:span><text:span text:style-name="T210">wynik</text:span><text:span text:style-name="T231">ów</text:span><text:span text:style-name="T210"> w postaci zbioru stabilnych modeli (clasp) [5]. </text:span><text:span text:style-name="T239">Podczas pracy z systemem ASP „clingo” korzystamy języka </text:span><text:span text:style-name="T244">modelowania (</text:span><text:span text:style-name="T239">programowania</text:span><text:span text:style-name="T244">)</text:span><text:span text:style-name="T239"> dla „gringo”, </text:span><text:span text:style-name="T244">jego gramatyka</text:span><text:span text:style-name="T239"> określa </text:span><text:span text:style-name="T244">dozwolone </text:span><text:span text:style-name="T239">ramy tworzenia programów logicznych stanowiących wejście dla systemu ASP. </text:span><text:span text:style-name="T240">Solver „clasp” z kolei przyjmuje pliki w formacie (języku) aspif, smodels lub podobnym i je przetwarza </text:span><text:span text:style-name="T245">[24]</text:span><text:span text:style-name="T240">. </text:span><text:span text:style-name="T252">Przy zastosowaniu ASP można stworzyć oddzielne pliki, które system ten będzie później analizować. Definiuje się więc problem, rozdzielając konkretny przypadek problemu (</text:span><text:span text:style-name="T267">instancję problemu</text:span><text:span text:style-name="T252">) od modelu rozwiązania problemu (tzw. </text:span><text:span text:style-name="T267">encoding</text:span><text:span text:style-name="T252">). Model ten składa się głównie z reguł i korzysta z pliku instancji, w którym zawarte są informacje w postaci faktów przedstawiających obiekty i relacje między obiektami. </text:span><text:span text:style-name="T253">N</text:span><text:span text:style-name="T252">a </text:span><text:span text:style-name="T253">ich</text:span><text:span text:style-name="T252"> podstawie wyszukiwane jest rozwiązanie problemu. Model rozwiązania jest jednolity i uniwersalny w kontekście instancji, czyli stosowalny do wszystkich przypadków problemu (o ile posługują się takim samym, zgodnym sformułowaniem </text:span><text:span text:style-name="T253">problemu</text:span><text:span text:style-name="T252">).</text:span></text:p>
      <text:p text:style-name="P158"><text:span text:style-name="T272">Podstawowymi</text:span><text:span text:style-name="T244"> elementami języka „</text:span><text:span text:style-name="T245">gringo” i „clingo” są:</text:span></text:p>
      <text:p text:style-name="P158"><text:span text:style-name="T248">1.</text:span><text:span text:style-name="T245"> </text:span><text:span text:style-name="T248">P</text:span><text:span text:style-name="T245">ojęcia – w szczególności stanowiące argumenty innych </text:span><text:span text:style-name="T253">elementów</text:span><text:span text:style-name="T245"> (liczby całkowite, stałe, łańcuchy znaków symbole zmiennych – </text:span><text:span text:style-name="T246">np. <text:s/>zmienna </text:span><text:span text:style-name="T392">X</text:span><text:span text:style-name="T245">) </text:span><text:span text:style-name="T246">lub funkcje np. </text:span><text:span text:style-name="T392">time(22)</text:span></text:p>
      <text:p text:style-name="P159"><text:span text:style-name="T394">2.</text:span><text:span text:style-name="T392"> </text:span><text:span text:style-name="T80">reguły – składają się z głowy i/lub ciała, to podstawowe konstrukty programowania w logice </text:span><text:span text:style-name="T81">o</text:span><text:span text:style-name="T80"> </text:span><text:span text:style-name="T81">postaci</text:span><text:span text:style-name="T80">:</text:span></text:p>
      <text:p text:style-name="P170"><text:span text:style-name="T246">A0 :- L1, ...,Ln.</text:span></text:p>
      <text:p text:style-name="P173"><text:span text:style-name="T245">G</text:span><text:span text:style-name="T139">dzie A0 to głowa </text:span><text:span text:style-name="T247">oddzielona symbolem „:-” od ciała reguły </text:span><text:span text:style-name="T251">zakończona symbolem kropki.</text:span></text:p>
      <text:p text:style-name="P161"><text:span text:style-name="T245">- fakty – </text:span><text:span text:style-name="T246">reguły składające się tylko z głowy – </text:span><text:span text:style-name="T247">np.</text:span></text:p>
      <text:p text:style-name="P161"><text:span text:style-name="T393">ptak(</text:span><text:span text:style-name="T395">szpak</text:span><text:span text:style-name="T393">).</text:span></text:p>
      <text:p text:style-name="P160"><text:span text:style-name="T244">- </text:span><text:span text:style-name="T247">ograniczenia integralności – reguły składające się tylko z ciała – np.</text:span></text:p>
      <text:p text:style-name="P171"><text:span text:style-name="T247">:- </text:span><text:span text:style-name="T251">ptak</text:span><text:span text:style-name="T247">(</text:span><text:span text:style-name="T251">P</text:span><text:span text:style-name="T247">), </text:span><text:span text:style-name="T251">ma_skrzydla</text:span><text:span text:style-name="T247">(</text:span><text:span text:style-name="T251">P</text:span><text:span text:style-name="T247">,</text:span><text:span text:style-name="T251">N</text:span><text:span text:style-name="T247">), </text:span><text:span text:style-name="T251">N</text:span><text:span text:style-name="T247"> = 2.</text:span></text:p>
      <text:p text:style-name="P175"><text:span text:style-name="T244">C</text:span><text:span text:style-name="T139">harakterystycznym </text:span><text:span text:style-name="T251">dla ASP </text:span><text:span text:style-name="T139">konstruktem są tzw. reguły wyboru (choice rules). Reguły te pozwalają sformułować odpowiedź (stabilny model) w wielu kombinacjach. </text:span><text:span text:style-name="T249">Reguły takie można nazwać regułami wyboru, ponieważ ich działanie polega na wybraniu lub „zgadnięciu” </text:span><text:span text:style-name="T250">spośród możliwych kombinacji</text:span><text:span text:style-name="T139"> np.:</text:span></text:p>
      <text:p text:style-name="P174"><text:span text:style-name="T391">{ p(a) ; q(b) }.</text:span><text:span text:style-name="T139"> - </text:span><text:span text:style-name="T250">wybierz które spośród podanych uwzględnić w rozwiązaniu</text:span></text:p>
      <text:p text:style-name="P176"><text:span text:style-name="T244">l</text:span><text:span text:style-name="T139">ub </text:span><text:span text:style-name="T251">przykład bardziej złożony:</text:span></text:p>
      <text:p text:style-name="P172">1 { cykl(Z,Z1) : zadanie(Z1), Z != Z1 } 1 :- zadanie(Z).</text:p>
      <text:p text:style-name="P168"/>
      <text:p text:style-name="P128"><text:soft-page-break/>Charakterystyczną cechą modelu rozwiązania problemu <text:span text:style-name="T372">(tzw. encoding) </text:span>jest <text:span text:style-name="T397">stosowanie dużej ilości reguł (wyrażeń) oraz </text:span>podzi<text:span text:style-name="T390">ał </text:span>na sekcj<text:span text:style-name="T372">e:</text:span></text:p>
      <text:p text:style-name="P164">- <text:span text:style-name="T372">generowanie (Generate) – zadaniem reguł w tej sekcji jest wygenerowanie szerokiej gamy możliwych rozwiązań problemu. W związku z tym eguły te w dużej części będą regułami wyboru.</text:span></text:p>
      <text:p text:style-name="P128">- <text:span text:style-name="T372">definicja (Define) – stanowi przełożenie szczegółowych założeń dotyczących problemu na reguły modelu rozwiązania. Określa pomocnicze zasady i fakty, które korzystają z informacji zawartych w konkretnej instancji problemu umożliwiając. Fakty te są następnie wykorzystane w sekcji test do określenia zgodności z założeniami [5].</text:span></text:p>
      <text:p text:style-name="P163">- <text:span text:style-name="T372">test (Test) – stanowi przełożenie wszystkich założonych ograniczeń dotyczących problemu na reguły modelu rozwiązania. W tej sekcji zapisuje się reguły których zadaniem jest odrzucenie tych wygenerowanych rozwiązań, które nie są akceptowalne z perspektywy przestrzeni możliwych, przyjmowalnych rozwiązań problemu. Są to ograniczenia integralności (integrity constraints). Po odrzuceniu nieakceptowalnych rozwiązań, wygenerowane odpowiedzi stanowią tzw. zbiór stabilnych modeli, w którym każde rozwiązanie stanowi możliwe rozwiązanie problemu, opisane w postaci faktów [5].</text:span></text:p>
      <text:p text:style-name="P167"><text:span text:style-name="T373">W przypadku niezgodności z zapisanymi ograniczeniami takie rozwiązanie jest odrzucane (nie będzie obecne w zbiorze stabilnych modeli).</text:span> Ograniczenia integralności mogą na pierwszy rzut oka być mylące <text:span text:style-name="T397">pamiętając, iż dowodzą</text:span> one, czy dany zapis jest zgodny z <text:span text:style-name="T373">podanymi </text:span>ograniczeniami, czy <text:span text:style-name="T373">też </text:span>nie. Na przykład: w przypadku analizowania energii akumulatora satelity - można założyć, iż zadania mogą być wykonywanie przez satelity na orbitach w taki sposób, aby akumulator urządzenia nie uległ wyczerpaniu. W związku z tym ograniczenie integralności może wyglądać następująco:</text:p>
      <text:p text:style-name="P129">:- sat_energy(Orbit,Action,Value), action(Action,Type), orbit(O), Val &lt; 1.</text:p>
      <text:p text:style-name="P129">gdzie:</text:p>
      <text:p text:style-name="P129">sat_energy(Orbit, Action, Value) – relacja określająca ilość Value dostępnej energii w momencie <text:span text:style-name="T384">rozpoczęcia </text:span>wykonywania zadania Action <text:span text:style-name="T384">z </text:span>orbi<text:span text:style-name="T384">ty</text:span> Orbit</text:p>
      <text:p text:style-name="P129">action(Action, Type) – relacja między typem zadania (obserwacja, uplink, downlink) a jego numerem</text:p>
      <text:p text:style-name="P129">orbit(O) – relacja świadcząca o tym, że wartość O, to numer orbity</text:p>
      <text:p text:style-name="P130">W przypadku zapisu powyższego ograniczenia można odnieść wrażenie, że jest ono błędne, bowiem zgodnie z założeniem, że akumulator nie może się wyczerpać akceptowalna wartość energii w dowolnym momencie w czasie powinna być zawsze większa od 0. Należy więc pamiętać, że reguły te rozumie się na zasadzie „nie może się zdarzyć że”. W tym przypadku – nie może się zdarzyć, że energia akumulatora w momencie wykonywania zadania wyczerpie go (lub wręcz jej ilość nie wystarczy na dokończenie zadania) <text:span text:style-name="T373">[5].</text:span></text:p>
      <text:p text:style-name="P130">- <text:span text:style-name="T380">prezentowanie (Display) – wpisane w tej sekcji dyrektywy w formie np.:</text:span></text:p>
      <text:p text:style-name="P131">#show sat_energy/3.</text:p>
      <text:p text:style-name="P131">#show orbit/1.</text:p>
      <text:p text:style-name="P131"><text:soft-page-break/>Mają<text:span text:style-name="T396">c</text:span> za zadanie zawężanie ilości informacji związanymi z wyszukanymi rozwiązaniami do potrzebnych <text:span text:style-name="T386">atomów, czyli odrębnych </text:span>faktów (w powyższym przypadku do wszystkich relacji sat_energy o trzech argumentach oraz relacji orbit o jednym argumencie)</text:p>
      <text:p text:style-name="P165">Tego typu podejście, które polega na podzieleniu modelu na odrębne sekcje wzorcem „Generate-Define-Test-Display” [5]. </text:p>
      <text:p text:style-name="P157"><text:span text:style-name="T210"><text:s/></text:span><text:span text:style-name="T238">System „clingo” posiada </text:span><text:span text:style-name="T240">również </text:span><text:span text:style-name="T241">również </text:span><text:span text:style-name="T240">szereg </text:span><text:span text:style-name="T238">dodatkow</text:span><text:span text:style-name="T240">ych</text:span><text:span text:style-name="T238"> opcj</text:span><text:span text:style-name="T240">i</text:span><text:span text:style-name="T238"> uruchamiania </text:span><text:span text:style-name="T241">np.</text:span></text:p>
      <text:p text:style-name="P166">- <text:span text:style-name="T388">uruchamianie wielowątkowe</text:span></text:p>
      <text:p text:style-name="P165"><text:span text:style-name="T388">&lt;#&gt;… Uzupełnić&lt;/#&gt;</text:span></text:p>
      <text:p text:style-name="P165">Szczegółowe informacje w zakresie wszystkich dostępnych funkcji, zasad działania wraz z przykładami implementacji opisane są w dokumentacji wydanej przez autorów systemu [24].</text:p>
      <text:p text:style-name="P74"><text:span text:style-name="T222">T</text:span><text:span text:style-name="T139">echnologię ASP </text:span><text:span text:style-name="T240">obecnie </text:span><text:span text:style-name="T139">wykorzystano </text:span><text:span text:style-name="T228">także</text:span><text:span text:style-name="T139"> w </text:span><text:span text:style-name="T228">biznesie</text:span><text:span text:style-name="T139">. </text:span><text:span text:style-name="T224">Powstały rozmaite implementacje na bazie tej technologii </text:span><text:span text:style-name="T231">i powiązanych narzędzi</text:span><text:span text:style-name="T224"> </text:span><text:span text:style-name="T231">dodające i </text:span><text:span text:style-name="T224">łączące w sobie dodatkowe możliwości, takie jak możliwość komunikacji z zewnętrzną bazą danych, integracja z językiem Java (JASP), </text:span><text:span text:style-name="T225">albo</text:span><text:span text:style-name="T224"> </text:span><text:span text:style-name="T225">zintegrowane z ASP środowisko deweloperskie (DLV)</text:span><text:span text:style-name="T224">, które to ułatwiają zastosowanie ASP w nieprzystosowanych systemach (np. zaprojektowanych i napisanych obiektowo). </text:span><text:span text:style-name="T225">Umożliwiło to włączenie ASP do oprogramowania przemysłowego, zajmującego się zarządzaniem zasobami ludzkimi w przedsiębiorstwach lub w systemach e-commerce podmiotów świadczących usługi turystyczne. Stwierdzono, iż zastosowanie ASP pozwala na obsługiwanie zwykle skomplikowanej logiki biznesowej przedsiębiorstwa stosunkowo niewielkim nakładem środków przeznaczonych na implementację (zmniejszenie ilości oprogramowania w porównaniu do implementacji w paradygmacie imperatywnym). </text:span><text:span text:style-name="T226">Dodatkowymi zaletami związanymi z utrzymywaniem oprogramowania w przypadku tej technologii jest czytelność, łatwa skalowalność</text:span><text:span text:style-name="T225"> </text:span><text:span text:style-name="T226">i elastyczność kodu (łatwe modyfikowanie, z którym nie wiąże się awaryjność oprogramowania). </text:span><text:span text:style-name="T225">[24].</text:span></text:p>
      <text:p text:style-name="P73"><text:span text:style-name="T139">Świadczy to o możliwości wykorzystania tego narzędzia do rozwiązywania problemów związanych z zarządzaniem, optymalizowaniem i planowaniem wewnątrz przedsiębiorstw (procesami produkcyjnymi, zasobami ludzkimi), </text:span><text:span text:style-name="T224">są to typy problemów charakteryzujące się zwykle dużą ilością wykonywanych przy ich rozwiązywaniu obliczeń np. przeanalizowania </text:span><text:span text:style-name="T227">w pewnym momencie </text:span><text:span text:style-name="T224">w</text:span><text:span text:style-name="T227">s</text:span><text:span text:style-name="T224">zystkich możliwych kombinacji.</text:span></text:p>
      <text:p text:style-name="P29"><text:span text:style-name="Citation"><text:span text:style-name="T114">System</text:span></text:span><text:span text:style-name="Citation"><text:span text:style-name="T127">y</text:span></text:span><text:span text:style-name="Citation"><text:span text:style-name="T114"> </text:span></text:span><text:span text:style-name="Citation"><text:span text:style-name="T88">ASP </text:span></text:span><text:span text:style-name="Citation"><text:span text:style-name="T114">w</text:span></text:span><text:span text:style-name="Citation"><text:span text:style-name="T88"> rozwiązywani</text:span></text:span><text:span text:style-name="Citation"><text:span text:style-name="T114">u</text:span></text:span><text:span text:style-name="Citation"><text:span text:style-name="T88"> problemów o złożoności wykładniczej</text:span></text:span></text:p>
      <text:p text:style-name="P71"><text:span text:style-name="T221">Systemy </text:span><text:span text:style-name="T139">wnioskowania</text:span><text:span text:style-name="T221"> ASP </text:span><text:span text:style-name="T223">ze swymi możliwościami do </text:span><text:span text:style-name="T224">efektywnego </text:span><text:span text:style-name="T223">generowania dużej ilości wiedzy </text:span><text:span text:style-name="T139">umożliwiają rozwiązywanie problemów </text:span><text:span text:style-name="T221">kombinatorycznych polegających w swej istocie na przeszukiwaniu </text:span><text:span text:style-name="T223">przestrzeni rozwiąz</text:span><text:span text:style-name="T224">a</text:span><text:span text:style-name="T223">ń</text:span><text:span text:style-name="T221">, są więc w szczególności przystosowane do rozwiązywania problemów NP-trudnych, przy czym wygenerowane rozwiązanie jest </text:span><text:span text:style-name="T223">(charakterystycznie dla ASP) </text:span><text:span text:style-name="T221">w </text:span><text:span text:style-name="T223">postaci</text:span><text:span text:style-name="T221"> zbioru stabilnych modeli. [15].</text:span></text:p>
      <text:p text:style-name="P122"/>
      <text:p text:style-name="P71"><text:span text:style-name="Citation"><text:span text:style-name="T73"/></text:span></text:p>
      <text:p text:style-name="P26"><text:span text:style-name="Citation"><text:span text:style-name="T88"/></text:span></text:p>
      <text:p text:style-name="P30"><text:span text:style-name="Citation"><text:span text:style-name="T125">&lt;#&gt;złożoność wykładnicza, problem kombinatoryczny (duża złożoność obliczeniowa),&lt;/#&gt;</text:span></text:span></text:p>
      <text:p text:style-name="P31"><text:span text:style-name="Citation"><text:span text:style-name="T77">Stosując programowanie Answer Set Programming wygenerowany wynik (rozwiązanie problemu) zwykle przedstawia się w formie dużej ilości stabilnych modeli (poprawnych rozwiązań). Często </text:span></text:span><text:soft-page-break/><text:span text:style-name="Citation"><text:span text:style-name="T77">istnieje potrzeba uzyskania wyniku najlepszego pod względem jakiegoś przyjętego kryterium, np. zmaksymalizować zysk - można stosować wtedy optymalizację wygenerowanych wyników. Wygenerowany wynik może nie mieć również żadnych odpowiedzi, co również jest bardzo istotną informacją. Przy badaniu niektórych problemów </text:span></text:span><text:span text:style-name="Citation"><text:span text:style-name="T78">formułuje się je w taki sposób, aby otrzymać odpowiedź na przykład na pytanie: czy istnieje w ogóle jakiekolwiek rozwiązanie dla postawionego problemu. Są to zwykle problemy trudno-rozwiązywalne. W tym przypadku system ASP oferuje pewnego rodzaju wewnętrznymi mechanizmami, które mają na celu zmniejszanie ilości obliczeń (a więc i czasu potrzebnego na ich przeprowadzenie) do uzyskania jakiejkolwiek poprawnej odpowiedzi tzw. „time to solution”. </text:span></text:span><text:span text:style-name="Citation"><text:span text:style-name="T79">Na przykład w przypadku problemów NP-trudnych opartych na kombinatorycznym przeszukiwaniu w istocie jedynym wyjściem jest znalezienie rozwiązania w przestrzeni skończonej ilości przypadków co dobrze współgra z tym jak funcjonuje system ASP. W przypadku tego typu problemów model rozwiązania problemu zapisany w formie programu logicznego (encoding)</text:span></text:span><text:span text:style-name="Citation"><text:span text:style-name="T75"> </text:span></text:span><text:span text:style-name="Citation"><text:span text:style-name="T79">będzie kładł nacisk głównie na dwa typy reguł:</text:span></text:span></text:p>
      <text:p text:style-name="P31"><text:span text:style-name="Citation"><text:span text:style-name="T75">- regu</text:span></text:span><text:span text:style-name="Citation"><text:span text:style-name="T79">ły wyboru – ich zadaniem będzie kombinatoryczne generowanie przestrzeni rozwiązań</text:span></text:span></text:p>
      <text:p text:style-name="P31"><text:span text:style-name="Citation"><text:span text:style-name="T79">- ograniczeń itegralności – mających za zadanie filtrowanie poprawnych rozwiązań z przestrzeni wszystkich wygenerowanych</text:span></text:span><text:span text:style-name="Citation"><text:span text:style-name="T75"> </text:span></text:span><text:span text:style-name="Citation"><text:span text:style-name="T76">[5]</text:span></text:span><text:span text:style-name="Citation"><text:span text:style-name="T75">.</text:span></text:span></text:p>
      <text:p text:style-name="P1">2. Charakterystyka problemu</text:p>
      <text:p text:style-name="P100">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343">jednocześnie operując pod presją czasu, prawdopodobieństwa wystąpienia nagłych lub nieprzewidywalnych zdarzeń i ograniczeń różnego pochodzenia (wynikających z warunków naturalnych, czasu, będącej efektem zastosowanej techonogii itd.). </text:span></text:p>
      <text:p text:style-name="P27"><text:span text:style-name="Citation"><text:span text:style-name="T86">Problem harmonogramowania</text:span></text:span></text:p>
      <text:p text:style-name="P27"><text:span text:style-name="Citation"><text:span text:style-name="T9">Problem harmonogramowania w </text:span></text:span><text:span text:style-name="Citation"><text:span text:style-name="T16">sensie</text:span></text:span><text:span text:style-name="Citation"><text:span text:style-name="T9"> ogólnym polega na odnalezieniu takiego, </text:span></text:span><text:span text:style-name="Citation"><text:span text:style-name="T20">optymalnego</text:span></text:span><text:span text:style-name="Citation"><text:span text:style-name="T9"> układu</text:span></text:span><text:span text:style-name="Citation"><text:span text:style-name="T17"> zadań</text:span></text:span><text:span text:style-name="Citation"><text:span text:style-name="T9"> </text:span></text:span><text:span text:style-name="Citation"><text:span text:style-name="T18">do </text:span></text:span><text:span text:style-name="Citation"><text:span text:style-name="T17">wykonan</text:span></text:span><text:span text:style-name="Citation"><text:span text:style-name="T18">ia</text:span></text:span><text:span text:style-name="Citation"><text:span text:style-name="T17"> </text:span></text:span><text:span text:style-name="Citation"><text:span text:style-name="T9">w czasie, </text:span></text:span><text:span text:style-name="Citation"><text:span text:style-name="T10">który</text:span></text:span><text:span text:style-name="Citation"><text:span text:style-name="T9"> </text:span></text:span><text:span text:style-name="Citation"><text:span text:style-name="T10">zapewnia </text:span></text:span><text:span text:style-name="Citation"><text:span text:style-name="T9">spełni</text:span></text:span><text:span text:style-name="Citation"><text:span text:style-name="T10">enie </text:span></text:span><text:span text:style-name="Citation"><text:span text:style-name="T9">konkretn</text:span></text:span><text:span text:style-name="Citation"><text:span text:style-name="T10">ych</text:span></text:span><text:span text:style-name="Citation"><text:span text:style-name="T9">, ściśle zdefiniowan</text:span></text:span><text:span text:style-name="Citation"><text:span text:style-name="T10">ych</text:span></text:span><text:span text:style-name="Citation"><text:span text:style-name="T9"> założe</text:span></text:span><text:span text:style-name="Citation"><text:span text:style-name="T10">ń</text:span></text:span><text:span text:style-name="Citation"><text:span text:style-name="T9"> </text:span></text:span><text:span text:style-name="Citation"><text:span text:style-name="T10">lub ograniczeń.</text:span></text:span></text:p>
      <text:p text:style-name="P141"><text:span text:style-name="Citation"><text:span text:style-name="T23">Potrzeba stworzenia harmonogramu, który pozwala na wykonanie pewnej pracy w minimalnym czasie przy optymalnym wykorzystaniu zasobów pojawia się wszędzie tam gdzie jest potrzeba wykonania zestawu zadań </text:span></text:span><text:span text:style-name="Citation"><text:span text:style-name="T24">i dochodzi do planowania przebiegu ich wykonywania</text:span></text:span><text:span text:style-name="Citation"><text:span text:style-name="T23"> </text:span></text:span><text:span text:style-name="Citation"><text:span text:style-name="T24">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19">W związku z tym, przeprowadzenie harmonogramo</text:span></text:span><text:span text:style-name="Citation"><text:span text:style-name="T18">wani</text:span></text:span><text:span text:style-name="Citation"><text:span text:style-name="T19">a wymaga </text:span></text:span><text:span text:style-name="Citation"><text:span text:style-name="T32">kombinatorycznego </text:span></text:span><text:span text:style-name="Citation"><text:span text:style-name="T19">przeanalizowania </text:span></text:span><text:span text:style-name="Citation"><text:span text:style-name="T32">wszystkich możliwości</text:span></text:span><text:span text:style-name="Citation"><text:span text:style-name="T19"> (</text:span></text:span><text:span text:style-name="Citation"><text:span text:style-name="T32">dokonanie przeszukiwania, </text:span></text:span><text:span text:style-name="Citation"><text:span text:style-name="T19">podob</text:span></text:span><text:span text:style-name="Citation"><text:span text:style-name="T32">nie</text:span></text:span><text:span text:style-name="Citation"><text:span text:style-name="T19"> do problemu wędrownego sprzedawcy), co powoduje, że</text:span></text:span><text:span text:style-name="Citation"><text:span text:style-name="T18"> </text:span></text:span><text:span text:style-name="Citation"><text:span text:style-name="T32">problem charakteryzuje się złożonością </text:span></text:span><text:span text:style-name="Citation"><text:span text:style-name="T40">n!</text:span></text:span><text:span text:style-name="Citation"><text:span text:style-name="T32"> (</text:span></text:span><text:span text:style-name="Citation"><text:span text:style-name="T40">w najprostszej wersji</text:span></text:span><text:span text:style-name="Citation"><text:span text:style-name="T32">).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3">czas potrzebny na uzyskanie rozwiązania wyklucza możliwość praktycznego zastosowania</text:span></text:span><text:span text:style-name="Citation"><text:span text:style-name="T32">. </text:span></text:span><text:soft-page-break/><text:span text:style-name="Citation"><text:span text:style-name="T32">Harmonogramowanie to problem</text:span></text:span><text:span text:style-name="Citation"><text:span text:style-name="T19"> </text:span></text:span><text:span text:style-name="Citation"><text:span text:style-name="T18">NP-trudny.</text:span></text:span><text:span text:style-name="Citation"><text:span text:style-name="T277"> „Gdy problem optymalizacyjny jest NP-trudny </text:span></text:span><text:span text:style-name="Citation"><text:span text:style-name="T278">(...)</text:span></text:span><text:span text:style-name="Citation"><text:span text:style-name="T277">, nie istnieje algorytm o wielomianowym czasie działania znajdujący najlepsze rozwiązanie, chyba że P = NP </text:span></text:span><text:span text:style-name="Citation"><text:span text:style-name="T285">[</text:span></text:span><text:span text:style-name="Citation"><text:span text:style-name="T286">6]</text:span></text:span><text:span text:style-name="Citation"><text:span text:style-name="T285"> CYTAT.</text:span></text:span><text:span text:style-name="Citation"><text:span text:style-name="T277"> </text:span></text:span><text:span text:style-name="Citation"><text:span text:style-name="T281">J</text:span></text:span><text:span text:style-name="Citation"><text:span text:style-name="T280">est to jeden z problemów milenijnich. </text:span></text:span><text:span text:style-name="Citation"><text:span text:style-name="T281">Natomiast nie tylko nie </text:span></text:span><text:span text:style-name="Citation"><text:span text:style-name="T280">rozstrzygnięto</text:span></text:span><text:span text:style-name="Citation"><text:span text:style-name="T281">, że P != NP, ale i</text:span></text:span><text:span text:style-name="Citation"><text:span text:style-name="T280">sntnieją </text:span></text:span><text:span text:style-name="Citation"><text:span text:style-name="T281">również</text:span></text:span><text:span text:style-name="Citation"><text:span text:style-name="T280"> dowody na to, że nie można dowieść <text:s/>P != NP</text:span></text:span><text:span text:style-name="Citation"><text:span text:style-name="T277">”.</text:span></text:span><text:span text:style-name="Citation"><text:span text:style-name="T285"> </text:span></text:span><text:span text:style-name="Citation"><text:span text:style-name="T279">Ponadto, harmonogramowanie jest czynnością polegającą na uporządkowaniu obiektów w pewnej kolejności, co powoduje, że jest to problem redukowalny do cyklu Hamiltona (problemu TSP) </text:span></text:span><text:span text:style-name="Citation"><text:span text:style-name="T282">lub problemu CSP</text:span></text:span><text:span text:style-name="Citation"><text:span text:style-name="T279">. Z uwagi na to, że są to zagadnienia NP-trudne, analizowany problem harmonogramowania również musi być problemem NP-trudnym.</text:span></text:span><text:span text:style-name="Citation"><text:span text:style-name="T287"> <text:s/></text:span></text:span><text:span text:style-name="Citation"><text:span text:style-name="T25">Sedno problemu w różnych przypadkach harmonogramowania jest takie samo, inne są natomiast ograniczenia, które należy uwzględnić, sposób optymalizacji lub dostępne zasoby posiadają inny charakter.</text:span></text:span><text:span text:style-name="Citation"><text:span text:style-name="T24"> Przykłady </text:span></text:span><text:span text:style-name="Citation"><text:span text:style-name="T25">kontretnych przypadków</text:span></text:span><text:span text:style-name="Citation"><text:span text:style-name="T24">, przy których podejmowano już szczegółowe analizy to harmonogramowanie warsztatu </text:span></text:span><text:span text:style-name="Citation"><text:span text:style-name="T25">(</text:span></text:span><text:span text:style-name="Citation"><text:span text:style-name="T24">tzw. „job shop scheduling”</text:span></text:span><text:span text:style-name="Citation"><text:span text:style-name="T25">)</text:span></text:span><text:span text:style-name="Citation"><text:span text:style-name="T24">, czy </text:span></text:span><text:span text:style-name="Citation"><text:span text:style-name="T25">tzw. </text:span></text:span><text:span text:style-name="Citation"><text:span text:style-name="T24">problem pielęgniarek (nurse scheduling problem). </text:span></text:span><text:span text:style-name="Citation"><text:span text:style-name="T25">Badania w zakresie tych przypadków podejmowano we wczesnych latach 50-tych XX w. [16]. </text:span></text:span><text:span text:style-name="Citation"><text:span text:style-name="T26">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42"><text:span text:style-name="Citation"><text:span text:style-name="T16"><text:s/></text:span></text:span><text:span text:style-name="Citation"><text:span text:style-name="T283">&lt;</text:span></text:span><text:span text:style-name="Citation"><text:span text:style-name="T289">#</text:span></text:span><text:span text:style-name="Citation"><text:span text:style-name="T284">&gt;</text:span></text:span><text:span text:style-name="Citation"><text:span text:style-name="T283">Disjunctive graph, </text:span></text:span><text:span text:style-name="Citation"><text:span text:style-name="T284">czy wspominać&lt;</text:span></text:span><text:span text:style-name="Citation"><text:span text:style-name="T289">#</text:span></text:span><text:span text:style-name="Citation"><text:span text:style-name="T283">&gt;</text:span></text:span></text:p>
      <text:p text:style-name="P143"><text:span text:style-name="Citation"><text:span text:style-name="T288">&lt;</text:span></text:span><text:span text:style-name="Citation"><text:span text:style-name="T289">#</text:span></text:span><text:span text:style-name="Citation"><text:span text:style-name="T288">&gt;Można też opisać problem jako Constraint Satisfaction Problem&lt;/</text:span></text:span><text:span text:style-name="Citation"><text:span text:style-name="T289">#</text:span></text:span><text:span text:style-name="Citation"><text:span text:style-name="T288">&gt;</text:span></text:span></text:p>
      <text:p text:style-name="P3"><text:span text:style-name="Citation"><text:span text:style-name="T82">2.1. </text:span></text:span><text:span text:style-name="Citation"><text:span text:style-name="T89">P</text:span></text:span><text:span text:style-name="Citation"><text:span text:style-name="T82">rzegląd dotychczasowych badań</text:span></text:span></text:p>
      <text:p text:style-name="P9"><text:span text:style-name="Citation"><text:span text:style-name="T107">Harmonogramowanie w podstawowej wersji</text:span></text:span></text:p>
      <text:p text:style-name="P9"><text:span text:style-name="Citation"><text:span text:style-name="T22">Problem harmonogramowania w </text:span></text:span><text:span text:style-name="Citation"><text:span text:style-name="T27">klasycznych odsłonach (harmonogramowanie pracy warsztatu lub problem pielęgniarek) </text:span></text:span><text:span text:style-name="Citation"><text:span text:style-name="T28">był wielokrotnie analizowany. Samo harmonogramowanie jest dosyć powszechnym problemem stąd zaproponowane zostały różne metody - </text:span></text:span><text:span text:style-name="Citation"><text:span text:style-name="T56">algorytmy zachłanne oraz heurystyki</text:span></text:span><text:span text:style-name="Citation"><text:span text:style-name="T28"> umożliwiające uzyskania praktycznego rozwiązania. </text:span></text:span><text:span text:style-name="Citation"><text:span text:style-name="T56">W dużej części </text:span></text:span><text:span text:style-name="Citation"><text:span text:style-name="T29">są to </text:span></text:span><text:span text:style-name="Citation"><text:span text:style-name="T30">heurystyki </text:span></text:span><text:span text:style-name="Citation"><text:span text:style-name="T56">i </text:span></text:span><text:span text:style-name="Citation"><text:span text:style-name="T29">strategie </text:span></text:span><text:span text:style-name="Citation"><text:span text:style-name="T30">ewolucyjne </text:span></text:span><text:span text:style-name="Citation"><text:span text:style-name="T52">z których interesujące są </text:span></text:span><text:span text:style-name="Citation"><text:span text:style-name="T51">między innymi:</text:span></text:span><text:span text:style-name="Citation"><text:span text:style-name="T30"> [18</text:span></text:span><text:span text:style-name="Citation"><text:span text:style-name="T56">]</text:span></text:span><text:span text:style-name="Citation"><text:span text:style-name="T29">:</text:span></text:span></text:p>
      <text:p text:style-name="P8"><text:span text:style-name="Citation"><text:span text:style-name="T107">- </text:span></text:span><text:span text:style-name="Citation"><text:span text:style-name="T109">z</text:span></text:span><text:span text:style-name="Citation"><text:span text:style-name="T107">optymalizowane heurystyczne przeszukiwanie w połączeniu z</text:span></text:span><text:span text:style-name="Citation"><text:span text:style-name="T110">e strategią</text:span></text:span><text:span text:style-name="Citation"><text:span text:style-name="T107"> branch and bound</text:span></text:span></text:p>
      <text:p text:style-name="P101">Stworzono <text:span text:style-name="T347">zoptymalizowaną heurystykę</text:span> <text:span text:style-name="T347">przeszukującą </text:span>wewnętrznie łączącą GRASP (Greedy Randomised Adaptive Search Procedure) z<text:span text:style-name="T346">e strategią </text:span>branch &amp; bound <text:span text:style-name="T346">[20] dla harmonogramowania pracy maszyn</text:span>. <text:span text:style-name="T347">Jest to hybryda heurystyki działającej na bazie lokalnego przeszukiwania z algorytmem dokładnym.</text:span></text:p>
      <text:p text:style-name="P102">&lt;<text:span text:style-name="T348">#</text:span>&gt;Tabu search krótko&lt;/<text:span text:style-name="T348">#</text:span>&gt;</text:p>
      <text:p text:style-name="P9"><text:span text:style-name="Citation"><text:span text:style-name="T117">Harmonogramowanie obserwacji satelitarnych</text:span></text:span><text:span text:style-name="Citation"><text:span text:style-name="T37"> </text:span></text:span><text:span text:style-name="Citation"><text:span text:style-name="T51">jest przypadkiem harmonogramowania, </text:span></text:span><text:span text:style-name="Citation"><text:span text:style-name="T53">gdzie</text:span></text:span><text:span text:style-name="Citation"><text:span text:style-name="T51"> dodatkowe ograniczenia wynikają między innymi z orbitowania satelity nad powierzchnią Ziemi. </text:span></text:span><text:span text:style-name="Citation"><text:span text:style-name="T72">Naziemny tor ruchu satelity w połączeniu z dokładnym położeniem (współrzędnymi) obiektu obserwowanego na powierzchni planety oraz dodatkowymi możliwościami satelity na przykład związanymi z dostępnym kątem widzenia kamery pokładowej powodują ograniczenie w postaci </text:span></text:span><text:span text:style-name="Citation"><text:span text:style-name="T52">okna czasowe</text:span></text:span><text:span text:style-name="Citation"><text:span text:style-name="T72">go</text:span></text:span><text:span text:style-name="Citation"><text:span text:style-name="T52"> widoczności</text:span></text:span><text:span text:style-name="Citation"><text:span text:style-name="T51">. Dla </text:span></text:span><text:span text:style-name="Citation"><text:span text:style-name="T57">przypadku </text:span></text:span><text:span text:style-name="Citation"><text:span text:style-name="T51">harmonogramowania obserwacji satelitarnych opisano między innymi </text:span></text:span><text:span text:style-name="Citation"><text:span text:style-name="T56">[</text:span></text:span><text:span text:style-name="Citation"><text:span text:style-name="T54">21</text:span></text:span><text:span text:style-name="Citation"><text:span text:style-name="T30">]</text:span></text:span><text:span text:style-name="Citation"><text:span text:style-name="T51">:</text:span></text:span></text:p>
      <text:p text:style-name="P9"><text:span text:style-name="Citation"><text:span text:style-name="T29">- </text:span></text:span><text:span text:style-name="Citation"><text:span text:style-name="T56">algorytmy zachłanne</text:span></text:span></text:p>
      <text:p text:style-name="P9"><text:span text:style-name="Citation"><text:span text:style-name="T29">- </text:span></text:span><text:span text:style-name="Citation"><text:span text:style-name="T30">algorytmy genetyczne</text:span></text:span></text:p>
      <text:p text:style-name="P9"><text:soft-page-break/><text:span text:style-name="Citation"><text:span text:style-name="T30">- </text:span></text:span><text:span text:style-name="Citation"><text:span text:style-name="T55">dyferencja różnicowa</text:span></text:span></text:p>
      <text:p text:style-name="P9"><text:span text:style-name="Citation"><text:span text:style-name="T30">- optymalizacja mrówkowa</text:span></text:span></text:p>
      <text:p text:style-name="P9"><text:span text:style-name="Citation"><text:span text:style-name="T30">- </text:span></text:span><text:span text:style-name="Citation"><text:span text:style-name="T55">optymalizacja stadna cząstek</text:span></text:span></text:p>
      <text:p text:style-name="P9"><text:span text:style-name="Citation"><text:span text:style-name="T30">- symulowane wyżarzanie</text:span></text:span></text:p>
      <text:p text:style-name="P9"><text:span text:style-name="Citation"><text:span text:style-name="T34">- </text:span></text:span><text:span text:style-name="Citation"><text:span text:style-name="T35">programowanie </text:span></text:span><text:span text:style-name="Citation"><text:span text:style-name="T36">ograniczeniami</text:span></text:span></text:p>
      <text:p text:style-name="P9"><text:span text:style-name="Citation"><text:span text:style-name="T36">- </text:span></text:span><text:span text:style-name="Citation"><text:span text:style-name="T74">programowanie całkowitoliczbowe mieszane</text:span></text:span></text:p>
      <text:p text:style-name="P9"><text:span text:style-name="Citation"><text:span text:style-name="T30">- </text:span></text:span><text:span text:style-name="Citation"><text:span text:style-name="T34">przeszukiwanie „tab</text:span></text:span><text:span text:style-name="Citation"><text:span text:style-name="T50">u</text:span></text:span><text:span text:style-name="Citation"><text:span text:style-name="T34"> search” </text:span></text:span><text:span text:style-name="Citation"><text:span text:style-name="T35">itp.</text:span></text:span></text:p>
      <text:p text:style-name="P9"><text:span text:style-name="Citation"><text:span text:style-name="T29">- </text:span></text:span><text:span text:style-name="Citation"><text:span text:style-name="T34">strategia „branch and bound”</text:span></text:span></text:p>
      <text:p text:style-name="P16"><text:span text:style-name="Citation"><text:span text:style-name="T72">Są wśród nich </text:span></text:span><text:span text:style-name="Citation"><text:span text:style-name="T57">algorytmy dokładne i metody przybliżone, przy czym te pierwsze są efektywne dla problemów mniejszych rozmiarów [21]. </text:span></text:span><text:span text:style-name="Citation"><text:span text:style-name="T74">Wybrane metody opisano poniżej</text:span></text:span><text:span text:style-name="Citation"><text:span text:style-name="T57">.</text:span></text:span></text:p>
      <text:p text:style-name="P4"><text:span text:style-name="Citation"><text:span text:style-name="T108">Programowanie ograniczeniami</text:span></text:span></text:p>
      <text:p text:style-name="P7"><text:span text:style-name="Citation"><text:span text:style-name="T37">W tej metodzie zaproponowano podejście GREAS (Generic Resource, Event, and Activity Scheduler) łączącą elastyczne przypisywanie zasobów do zadań w okn</text:span></text:span><text:span text:style-name="Citation"><text:span text:style-name="T38">ach</text:span></text:span><text:span text:style-name="Citation"><text:span text:style-name="T37"> czasowy</text:span></text:span><text:span text:style-name="Citation"><text:span text:style-name="T38">ch</text:span></text:span><text:span text:style-name="Citation"><text:span text:style-name="T37"> widoczności oraz zastosowanie solvera „IBM ILOG scheduler” do analizy spełnialności wszystkich założonych ograniczeń. </text:span></text:span><text:span text:style-name="Citation"><text:span text:style-name="T39">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7"> </text:span></text:span><text:span text:style-name="Citation"><text:span text:style-name="T38">W pierwszej kolejności zamodelowano problem przekształcając charakterystyczne wielkości (zadania, okna czasowe widoczności, </text:span></text:span><text:span text:style-name="Citation"><text:span text:style-name="T39">start zadania i czas jego wykonywania </text:span></text:span><text:span text:style-name="Citation"><text:span text:style-name="T38">itd.) do struktur zmiennych </text:span></text:span><text:span text:style-name="Citation"><text:span text:style-name="T42">o pewnych akceptowalnych wartościach</text:span></text:span><text:span text:style-name="Citation"><text:span text:style-name="T38">.</text:span></text:span><text:span text:style-name="Citation"><text:span text:style-name="T39"> </text:span></text:span><text:span text:style-name="Citation"><text:span text:style-name="T42">Następnie dochodzi do szczegółowej analizy zadań, zasobów i ograniczeń w poszukiwaniu efektywnego harmonogramu </text:span></text:span><text:span text:style-name="Citation"><text:span text:style-name="T49">[19]</text:span></text:span><text:span text:style-name="Citation"><text:span text:style-name="T42">. </text:span></text:span><text:span text:style-name="Citation"><text:span text:style-name="T41">Ostatecznie</text:span></text:span><text:span text:style-name="Citation"><text:span text:style-name="T38"> przebieg harmonogramowania </text:span></text:span><text:span text:style-name="Citation"><text:span text:style-name="T42">dla danego przyjętego modelu </text:span></text:span><text:span text:style-name="Citation"><text:span text:style-name="T38">wygląda w następujący sposób </text:span></text:span><text:span text:style-name="Citation"><text:span text:style-name="T49">[19]</text:span></text:span><text:span text:style-name="Citation"><text:span text:style-name="T38">:</text:span></text:span></text:p>
      <text:p text:style-name="P5"><text:span text:style-name="Citation"><text:span text:style-name="T41">1.</text:span></text:span><text:span text:style-name="Citation"><text:span text:style-name="T38"> </text:span></text:span><text:span text:style-name="Citation"><text:span text:style-name="T41">Wybór zmiennej i </text:span></text:span><text:span text:style-name="Citation"><text:span text:style-name="T42">jej</text:span></text:span><text:span text:style-name="Citation"><text:span text:style-name="T41"> </text:span></text:span><text:span text:style-name="Citation"><text:span text:style-name="T42">akceptowalnej </text:span></text:span><text:span text:style-name="Citation"><text:span text:style-name="T41">wartości. </text:span></text:span><text:span text:style-name="Citation"><text:span text:style-name="T45">Zwykle wykonywanie jest heurystyczne przeszukiwanie z możliwych dostępnych wartości.</text:span></text:span></text:p>
      <text:p text:style-name="P7"><text:span text:style-name="Citation"><text:span text:style-name="T41">2. </text:span></text:span><text:span text:style-name="Citation"><text:span text:style-name="T42">P</text:span></text:span><text:span text:style-name="Citation"><text:span text:style-name="T41">ropagacja wpływu </text:span></text:span><text:span text:style-name="Citation"><text:span text:style-name="T42">wyboru </text:span></text:span><text:span text:style-name="Citation"><text:span text:style-name="T41">na pozostałe zmienne </text:span></text:span><text:span text:style-name="Citation"><text:span text:style-name="T42">w modelu </text:span></text:span><text:span text:style-name="Citation"><text:span text:style-name="T41">- a</text:span></text:span><text:span text:style-name="Citation"><text:span text:style-name="T42">na</text:span></text:span><text:span text:style-name="Citation"><text:span text:style-name="T41">liza wpływu przypisania </text:span></text:span><text:span text:style-name="Citation"><text:span text:style-name="T42">tej </text:span></text:span><text:span text:style-name="Citation"><text:span text:style-name="T41">wartości na </text:span></text:span><text:span text:style-name="Citation"><text:span text:style-name="T42">całość harmonogramu i korekty innych wielkości</text:span></text:span></text:p>
      <text:p text:style-name="P6"><text:span text:style-name="Citation"><text:span text:style-name="T41">3. Powtórzenie kroków 1 i 2, aż do momentu, aż wszystkie zmienne modelu będą miały przypisane wartości zgodne z ograniczeniami. </text:span></text:span><text:span text:style-name="Citation"><text:span text:style-name="T43">Jeśli podczas propagacji okaże się, że nie ma możliwości przypisania poprawnej wartości do zmiennej algorytm cofa się i powtarza czynności </text:span></text:span><text:span text:style-name="Citation"><text:span text:style-name="T44">wybierając inną wartość z dostępnego zakresu.</text:span></text:span></text:p>
      <text:p text:style-name="P145"><text:span text:style-name="Citation"><text:span text:style-name="T45">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4">W przypadku zadań przy których rolę odgrywa kilka zmiennych i ograniczeń, na przykład <text:s/>odsyłanie danych do stacji naziemnej (możliwe okna czasowe </text:span></text:span><text:span text:style-name="Citation"><text:span text:style-name="T45">widoczności </text:span></text:span><text:span text:style-name="Citation"><text:span text:style-name="T44">stacji i satelitów, które w danym momencie </text:span></text:span><text:span text:style-name="Citation"><text:span text:style-name="T45">oczekują na komunikację z nią</text:span></text:span><text:span text:style-name="Citation"><text:span text:style-name="T44">) metoda ta uwzględnia </text:span></text:span><text:span text:style-name="Citation"><text:span text:style-name="T45">poszukiwanie optymalnej</text:span></text:span><text:span text:style-name="Citation"><text:span text:style-name="T44"> kolejnoś</text:span></text:span><text:span text:style-name="Citation"><text:span text:style-name="T45">ci</text:span></text:span><text:span text:style-name="Citation"><text:span text:style-name="T44"> łączenia się z danymi satelitami w </text:span></text:span><text:span text:style-name="Citation"><text:span text:style-name="T45">czasie. </text:span></text:span><text:span text:style-name="Citation"><text:span text:style-name="T46">Ponadto istnieje także możliwość harmonogramowania z uwzględnianiem dzielenia czasu wykonywania zadań na kilka części. Przerywanie wykonywanie zadań i wykonywanie ich przez satelitę w kilku krokach </text:span></text:span><text:soft-page-break/><text:span text:style-name="Citation"><text:span text:style-name="T46">zwiększa do ilość możliwych kombinacji, ale pozwala również na uzyskanie bardziej optymalnego podziału zasobów.</text:span></text:span><text:span text:style-name="Citation"><text:span text:style-name="T39"> </text:span></text:span><text:span text:style-name="Citation"><text:span text:style-name="T46">W przypadku zadań polegających na odnawianiu zasobów, czyli odsyłaniu danych (odzyskiwanie pamięci) stosowane są heurystyki po</text:span></text:span><text:span text:style-name="Citation"><text:span text:style-name="T47">legające</text:span></text:span><text:span text:style-name="Citation"><text:span text:style-name="T46"> na minimalizacji tych czynności przy jednoczesnym zachowaniu pełnej możliwości wykonywania zadań obserwacyjnych konsumujących pamięć. </text:span></text:span><text:span text:style-name="Citation"><text:span text:style-name="T47">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8">[19]</text:span></text:span><text:span text:style-name="Citation"><text:span text:style-name="T47">.</text:span></text:span></text:p>
      <text:p text:style-name="P9"><text:span text:style-name="Citation"><text:span text:style-name="T112">Adaptacyjne s</text:span></text:span><text:span text:style-name="Citation"><text:span text:style-name="T111">ymulowane wyżarzanie z </text:span></text:span><text:span text:style-name="Citation"><text:span text:style-name="T112">dynamicznym </text:span></text:span><text:span text:style-name="Citation"><text:span text:style-name="T111">grupowaniem zadań [21]</text:span></text:span></text:p>
      <text:p text:style-name="P13"><text:span text:style-name="Citation"><text:span text:style-name="T59">ASA-DTC </text:span></text:span><text:span text:style-name="Citation"><text:span text:style-name="T65">(Adaptive Simulated Annealing with Dynamic Task Clustering strategy) j</text:span></text:span><text:span text:style-name="Citation"><text:span text:style-name="T59">est to kombinacja różnych heurystyk i metod</text:span></text:span><text:span text:style-name="Citation"><text:span text:style-name="T60"> (w tym np. symulowane wyżarzanie, „tabu search”), w której główną rolę odgrywają heurystyczne harmonogramowanie i dodatkowe zwiększanie efektywności poprzez zgrupowanie zadań. </text:span></text:span><text:span text:style-name="Citation"><text:span text:style-name="T61">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0">Grupowanie bazuje na tym, że niektóre zadania obserwacyjne docelowo wykonywane są na niewielkiej powierzchni, zatem okna czasowe widoczności </text:span></text:span><text:span text:style-name="Citation"><text:span text:style-name="T69">i położenie sensorów dla tych zadań są takie same</text:span></text:span><text:span text:style-name="Citation"><text:span text:style-name="T60">. </text:span></text:span><text:span text:style-name="Citation"><text:span text:style-name="T69">W związku z tym bardziej efektywnym staje się wykonanie kilku zadań traktując je jako pojedyncze. </text:span></text:span><text:span text:style-name="Citation"><text:span text:style-name="T57">Grupowanie zadań znacząco zwiększa </text:span></text:span><text:span text:style-name="Citation"><text:span text:style-name="T69">zatem </text:span></text:span><text:span text:style-name="Citation"><text:span text:style-name="T57">efektywność generowania harmonogramu, </text:span></text:span><text:span text:style-name="Citation"><text:span text:style-name="T58">jednak statyczne grupowanie </text:span></text:span><text:span text:style-name="Citation"><text:span text:style-name="T60">bezpośrednio </text:span></text:span><text:span text:style-name="Citation"><text:span text:style-name="T58">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59">Grupowanie w sposób dynamiczny wbudowane jest w </text:span></text:span><text:span text:style-name="Citation"><text:span text:style-name="T60">proces </text:span></text:span><text:span text:style-name="Citation"><text:span text:style-name="T59">przeszukiwani</text:span></text:span><text:span text:style-name="Citation"><text:span text:style-name="T60">a</text:span></text:span><text:span text:style-name="Citation"><text:span text:style-name="T59"> sąsiednich punktów </text:span></text:span><text:span text:style-name="Citation"><text:span text:style-name="T60">(</text:span></text:span><text:span text:style-name="Citation"><text:span text:style-name="T59">symulowane wyżarzani</text:span></text:span><text:span text:style-name="Citation"><text:span text:style-name="T60">e)</text:span></text:span><text:span text:style-name="Citation"><text:span text:style-name="T59"> i znacząco poprawia <text:s/>niedogodność </text:span></text:span><text:span text:style-name="Citation"><text:span text:style-name="T60">występującą w przypadku grupowania statycznego </text:span></text:span><text:span text:style-name="Citation"><text:span text:style-name="T69">w efekcie uzyskując lepszą jakość harmonogramowania</text:span></text:span><text:span text:style-name="Citation"><text:span text:style-name="T59">.</text:span></text:span></text:p>
      <text:p text:style-name="P10"><text:span text:style-name="Citation"><text:span text:style-name="T61">W metodzie tej ważną rolę odgrywają:</text:span></text:span></text:p>
      <text:p text:style-name="P11"><text:span text:style-name="Citation"><text:span text:style-name="T61">- adaptacyjne sterowanie wartością temperatury </text:span></text:span><text:span text:style-name="Citation"><text:span text:style-name="T63">i zoptymalizowany dobór sąsiedztwa </text:span></text:span><text:span text:style-name="Citation"><text:span text:style-name="T61">w procedurze symulowanego wyżarzania</text:span></text:span></text:p>
      <text:p text:style-name="P10"><text:span text:style-name="Citation"><text:span text:style-name="T61">- </text:span></text:span><text:span text:style-name="Citation"><text:span text:style-name="T62">przeszukiwanie „tabu”</text:span></text:span><text:span text:style-name="Citation"><text:span text:style-name="T61">, które</text:span></text:span><text:span text:style-name="Citation"><text:span text:style-name="T62">go</text:span></text:span><text:span text:style-name="Citation"><text:span text:style-name="T61"> zadaniem jest spowodowanie pomijania wielokrotnej analizy tych samych kombinacji przy rozwiązywaniu</text:span></text:span></text:p>
      <text:p text:style-name="P12"><text:span text:style-name="Citation"><text:span text:style-name="T64">Docelowo, metoda dąży do maksymalizacji efektu (jakości) harmonogramowania, co przedstawia się formalnie jako:</text:span></text:span></text:p>
      <text:p text:style-name="P12"><text:span text:style-name="Citation"><text:span text:style-name="T113">max ∑</text:span></text:span><text:span text:style-name="Citation"><text:span text:style-name="T115">N</text:span></text:span><text:span text:style-name="Citation"><text:span text:style-name="T113"> ∑</text:span></text:span><text:span text:style-name="Citation"><text:span text:style-name="T115">M</text:span></text:span><text:span text:style-name="Citation"><text:span text:style-name="T113"> xij · pi</text:span></text:span><text:span text:style-name="Citation"><text:span text:style-name="T64"> gdzie:</text:span></text:span></text:p>
      <text:p text:style-name="P13"><text:span text:style-name="Citation"><text:span text:style-name="T65">j = 1, 2 .. M – zbiór analizowanych orbit</text:span></text:span></text:p>
      <text:p text:style-name="P13"><text:span text:style-name="Citation"><text:span text:style-name="T65">i = 1, 2 .. N – zbiór zadań obserwacyjnych</text:span></text:span></text:p>
      <text:p text:style-name="P12"><text:span text:style-name="Citation"><text:span text:style-name="T64">xij – zadanie obserwacyjne i wykonane z orbity j</text:span></text:span></text:p>
      <text:p text:style-name="P12"><text:span text:style-name="Citation"><text:span text:style-name="T64">pi – priorytet zadania obserwacyjnego</text:span></text:span></text:p>
      <text:p text:style-name="P12"><text:span text:style-name="Citation"><text:span text:style-name="T64">&lt;#&gt;</text:span></text:span><text:span text:style-name="Citation"><text:span text:style-name="T65">Dokończyć</text:span></text:span><text:span text:style-name="Citation"><text:span text:style-name="T64">&lt;/#&gt;</text:span></text:span></text:p>
      <text:p text:style-name="P13"><text:span text:style-name="Citation"><text:span text:style-name="T66">M</text:span></text:span><text:span text:style-name="Citation"><text:span text:style-name="T65">etod</text:span></text:span><text:span text:style-name="Citation"><text:span text:style-name="T66">a</text:span></text:span><text:span text:style-name="Citation"><text:span text:style-name="T65"> ASA-DTC </text:span></text:span><text:span text:style-name="Citation"><text:span text:style-name="T66">określa następujące ograniczenia </text:span></text:span><text:span text:style-name="Citation"><text:span text:style-name="T68">dla </text:span></text:span><text:span text:style-name="Citation"><text:span text:style-name="T65">harmonogramowania</text:span></text:span></text:p>
      <text:p text:style-name="P13"><text:soft-page-break/><text:span text:style-name="Citation"><text:span text:style-name="T65">1. Każde zadanie może być wy</text:span></text:span><text:span text:style-name="Citation"><text:span text:style-name="T67">k</text:span></text:span><text:span text:style-name="Citation"><text:span text:style-name="T65">onane maksymalnie raz.</text:span></text:span></text:p>
      <text:p text:style-name="P14"><text:span text:style-name="Citation"><text:span text:style-name="T65">2. Pomiędzy wykonywanymi zadaniami obserwacyjnymi wymagany jest pewien przedział czasu wykorzystany na kalibrację sensora </text:span></text:span><text:span text:style-name="Citation"><text:span text:style-name="T67">i </text:span></text:span><text:span text:style-name="Citation"><text:span text:style-name="T65">ładowanie energii, </text:span></text:span><text:span text:style-name="Citation"><text:span text:style-name="T67">która zużyta zostanie przez sensor w trakcie kolejnego zadania</text:span></text:span><text:span text:style-name="Citation"><text:span text:style-name="T65"> – </text:span></text:span><text:span text:style-name="Citation"><text:span text:style-name="T67">dochodzi do </text:span></text:span><text:span text:style-name="Citation"><text:span text:style-name="T65">przerw</text:span></text:span><text:span text:style-name="Citation"><text:span text:style-name="T67">y</text:span></text:span><text:span text:style-name="Citation"><text:span text:style-name="T65"> w wykonywaniu </text:span></text:span><text:span text:style-name="Citation"><text:span text:style-name="T67">obserwacji.</text:span></text:span></text:p>
      <text:p text:style-name="P15"><text:span text:style-name="Citation"><text:span text:style-name="T68">3. Ładowanie i kalibracja sensora wykonywana jest między każdymi kolejnymi zadaniami.</text:span></text:span></text:p>
      <text:p text:style-name="P13"><text:span text:style-name="Citation"><text:span text:style-name="T68">4</text:span></text:span><text:span text:style-name="Citation"><text:span text:style-name="T65">. </text:span></text:span><text:span text:style-name="Citation"><text:span text:style-name="T68">E</text:span></text:span><text:span text:style-name="Citation"><text:span text:style-name="T66">nergi</text:span></text:span><text:span text:style-name="Citation"><text:span text:style-name="T68">a</text:span></text:span><text:span text:style-name="Citation"><text:span text:style-name="T66"> urządzenia satelitarnego nie może się wyczerpać (zużycie nie przekracza akumulowanej pojemności).</text:span></text:span></text:p>
      <text:p text:style-name="P15"><text:span text:style-name="Citation"><text:span text:style-name="T68">5</text:span></text:span><text:span text:style-name="Citation"><text:span text:style-name="T65">. </text:span></text:span><text:span text:style-name="Citation"><text:span text:style-name="T68">Dostępna pamięć komputera </text:span></text:span><text:span text:style-name="Citation"><text:span text:style-name="T66">satelit</text:span></text:span><text:span text:style-name="Citation"><text:span text:style-name="T68">y</text:span></text:span><text:span text:style-name="Citation"><text:span text:style-name="T66"> nie może się </text:span></text:span><text:span text:style-name="Citation"><text:span text:style-name="T68">zapełnić </text:span></text:span><text:span text:style-name="Citation"><text:span text:style-name="T66">(</text:span></text:span><text:span text:style-name="Citation"><text:span text:style-name="T68">zapełnienie </text:span></text:span><text:span text:style-name="Citation"><text:span text:style-name="T66">nie przekracza </text:span></text:span><text:span text:style-name="Citation"><text:span text:style-name="T68">dostępnej </text:span></text:span><text:span text:style-name="Citation"><text:span text:style-name="T66"><text:s/>pojemności).</text:span></text:span></text:p>
      <text:p text:style-name="P10"><text:span text:style-name="Citation"><text:span text:style-name="T70"/></text:span></text:p>
      <text:p text:style-name="P2">3. Model <text:span text:style-name="T371">DLP</text:span> <text:span text:style-name="T290">w rozwiązywaniu harmonogramowania obserwacji satelitarnych</text:span></text:p>
      <text:p text:style-name="P84"><text:span text:style-name="Citation"><text:span text:style-name="T101">Problem harmonogramowania </text:span></text:span><text:span text:style-name="Citation"><text:span text:style-name="T102">obserwacji </text:span></text:span><text:span text:style-name="Citation"><text:span text:style-name="T101">satelit</text:span></text:span><text:span text:style-name="Citation"><text:span text:style-name="T102">arnych </text:span></text:span><text:span text:style-name="Citation"><text:span text:style-name="T101">polega </text:span></text:span><text:span text:style-name="Citation"><text:span text:style-name="T106">ostatecznie</text:span></text:span><text:span text:style-name="Citation"><text:span text:style-name="T101"> na przypisaniu zadań </text:span></text:span><text:span text:style-name="Citation"><text:span text:style-name="T103">obserwacyjnych w </text:span></text:span><text:span text:style-name="Citation"><text:span text:style-name="T118">odpowiedniej</text:span></text:span><text:span text:style-name="Citation"><text:span text:style-name="T103"> kolejności</text:span></text:span><text:span text:style-name="Citation"><text:span text:style-name="T101"> do dostępnych zasobów</text:span></text:span><text:span text:style-name="Citation"><text:span text:style-name="T103">, czyli </text:span></text:span><text:span text:style-name="Citation"><text:span text:style-name="T104">satelitów znajdujących się</text:span></text:span><text:span text:style-name="Citation"><text:span text:style-name="T105"> na orbi</text:span></text:span><text:span text:style-name="Citation"><text:span text:style-name="T104">tach </text:span></text:span><text:span text:style-name="Citation"><text:span text:style-name="T103">biorąc pod uwagę </text:span></text:span><text:span text:style-name="Citation"><text:span text:style-name="T106">wymagane </text:span></text:span><text:span text:style-name="Citation"><text:span text:style-name="T103">ograniczenia bezpośrednio wynikające z możliwości tych urządzeń i oczekiwanych rezultatów</text:span></text:span><text:span text:style-name="Citation"><text:span text:style-name="T105">. </text:span></text:span><text:span text:style-name="Citation"><text:span text:style-name="T103">Harmonogram m</text:span></text:span><text:span text:style-name="Citation"><text:span text:style-name="T99">usi </text:span></text:span><text:span text:style-name="Citation"><text:span text:style-name="T103">uwzględniać zatem </text:span></text:span><text:span text:style-name="Citation"><text:span text:style-name="T99">przyjęt</text:span></text:span><text:span text:style-name="Citation"><text:span text:style-name="T103">e </text:span></text:span><text:span text:style-name="Citation"><text:span text:style-name="T99">z góry założenia, które wynikają z praw fizyki, konstrukcji i sposobu działania urządzenia, </text:span></text:span><text:span text:style-name="Citation"><text:span text:style-name="T100">organizacji</text:span></text:span><text:span text:style-name="Citation"><text:span text:style-name="T99"> </text:span></text:span><text:span text:style-name="Citation"><text:span text:style-name="T103">pracy </text:span></text:span><text:span text:style-name="Citation"><text:span text:style-name="T99">i innych, </text:span></text:span><text:span text:style-name="Citation"><text:span text:style-name="T103">często </text:span></text:span><text:span text:style-name="Citation"><text:span text:style-name="T115">trudnych </text:span></text:span><text:span text:style-name="Citation"><text:span text:style-name="T103">do przewidzenia </text:span></text:span><text:span text:style-name="Citation"><text:span text:style-name="T99">wyzwań. </text:span></text:span><text:span text:style-name="Citation"><text:span text:style-name="T119">W</text:span></text:span><text:span text:style-name="Citation"><text:span text:style-name="T98">ygenerowany harmonogram </text:span></text:span><text:span text:style-name="Citation"><text:span text:style-name="T99">nadawał się </text:span></text:span><text:span text:style-name="Citation"><text:span text:style-name="T103">będzie </text:span></text:span><text:span text:style-name="Citation"><text:span text:style-name="T119">w</text:span></text:span><text:span text:style-name="Citation"><text:span text:style-name="T103">tedy </text:span></text:span><text:span text:style-name="Citation"><text:span text:style-name="T99">do </text:span></text:span><text:span text:style-name="Citation"><text:span text:style-name="T119">wyciągnięcia </text:span></text:span><text:span text:style-name="Citation"><text:span text:style-name="T103">praktyczn</text:span></text:span><text:span text:style-name="Citation"><text:span text:style-name="T119">ych wniosków dotyczących</text:span></text:span><text:span text:style-name="Citation"><text:span text:style-name="T103"> </text:span></text:span><text:span text:style-name="Citation"><text:span text:style-name="T99">zastosowania w rzeczywist</text:span></text:span><text:span text:style-name="Citation"><text:span text:style-name="T103">ych warunkach.</text:span></text:span></text:p>
      <text:p text:style-name="P85"><text:span text:style-name="Citation"><text:span text:style-name="T120">Podczas badań wykorzystano zintegrowany system ASP umożliwiający badanie harmonogramowania na różne sposoby, w zależności od sposobu sformułowania problemu (modelu). Problem w podstawowej wersji dotyczy określenia dokładnego, optymalnego przypisania dostępnych zasobów do skonkretyzowanych zadań oczekujących na wykonanie. Dostępnymi zasobami są w tym przypadku orbitujące satelity, które różnią się między sobą</text:span></text:span><text:span text:style-name="Citation"><text:span text:style-name="T121"> parametrami </text:span></text:span><text:span text:style-name="Citation"><text:span text:style-name="T126">technicznymi</text:span></text:span><text:span text:style-name="Citation"><text:span text:style-name="T121">. W tym przypadku dotyczy to:</text:span></text:span></text:p>
      <text:p text:style-name="P85"><text:span text:style-name="Citation"><text:span text:style-name="T121">- ilości dostępnej pamięci komputera satelity</text:span></text:span></text:p>
      <text:p text:style-name="P85"><text:span text:style-name="Citation"><text:span text:style-name="T121">- rozmiaru zajmowanej pamięci przez dane z obserwacji, czyli kosztu pamięciowego wykonania zadania obserwacyjnego</text:span></text:span></text:p>
      <text:p text:style-name="P85"><text:span text:style-name="Citation"><text:span text:style-name="T121">- pojemności akumulatora satelity</text:span></text:span></text:p>
      <text:p text:style-name="P85"><text:span text:style-name="Citation"><text:span text:style-name="T121">- kosztu energetycznego wykonywania zadań (poboru energii podczas wykonywania zadań)</text:span></text:span></text:p>
      <text:p text:style-name="P85"><text:span text:style-name="Citation"><text:span text:style-name="T121">- szybkości ładowania akumulatora za pomocą ogniw słonecznych</text:span></text:span></text:p>
      <text:p text:style-name="P85"><text:span text:style-name="Citation"><text:span text:style-name="T121">- czasu potrzebnego na wykonywanie wszystkich rodzajów zadań</text:span></text:span></text:p>
      <text:p text:style-name="P86"><text:span text:style-name="Citation"><text:span text:style-name="T121">Zadania oczekujące na wykonanie są rozłożone w czasie - znany jest czas, w którym każde zadanie może być wykonane </text:span></text:span><text:span text:style-name="Citation"><text:span text:style-name="T122">na podstawie ilości sekund potrzebnych na przemieszczenie się satelit po orbicie na pozycję nad obiektem obserwowanym (lub stacjami kontrolnymi, naziemnymi). <text:s/>Biorąc pod uwagę charakter problemu obserwacji przedstawiony w ten sposób koniecznie należy uwzglę</text:span></text:span><text:span text:style-name="Citation"><text:span text:style-name="T123">d</text:span></text:span><text:span text:style-name="Citation"><text:span text:style-name="T122">nić (opisać zadania awaryjne i okna czasowe)</text:span></text:span></text:p>
      <text:p text:style-name="P66">&lt;#&gt;ilustracja wycinek orbit satelitów, własna wersja na podstawie Fig. 1 z [22]&lt;/#&gt;</text:p>
      <text:p text:style-name="P32"><text:soft-page-break/>3.1. Opis modelu</text:p>
      <text:p text:style-name="P112">Problem harmonogramowania obserwacji satelitarnych można przedstawić na wiele różnych sposobów. Na podstawie przeglądu dotychczasowych badań i prób rozwiązania problemu można stwierdzić, że <text:span text:style-name="T367">dotychczasowe zetknięcia się z tym problemem charakteryzowały się mniej lub bardziej szczegółowym sformułowaniem problemu, w związku z czym stosowano mniej lub więcej parametrów pracy satelity takich jak pamięć, energia, sposób i częstotliwość komunikacji ze stacjami, możliwość zmiany pozycji satelity w stosunku do trajektorii orbity za pomocą silników pokładowych lub zmiana kąta nachylenia urządzenia obserwacyjnego lub anten komunikacyjnych. Ponadto w różny sposób rozważano ograniczenia czasowe w wykonywaniu zadań. Okna czasowe określano z góry lub umożliwiano wyznaczanie rozkładu (kolejności) i możliwości wykonywania zadań na podstawie prędkości ruchu urządzenia satelitarnego i rodzaju orbity na której zostało umieszczone. Stosowano tutaj różnego rodzaju mapy, współrzędne zaplanowanych zadań (punktów na powierzchni planety) w celu przeprowadzenia pewnego rodzaju symulacji ruchu satelity i pozyskania potrzebnych danych na tej podstawie. Koniecznością związaną z klasą złożoności problemu stało się też szukanie sposobu na optymalizację samych obliczeń podczas harmonogramowania. W tym przypadku badacze stosowali heurystyki, rożnego rodzaju techniki ewolucyjne lub metody preprocesowania rzeczywistego problemu umożliwiającego pewną optymalizację obliczeń.</text:span></text:p>
      <text:p text:style-name="P115">Na potrzeby badań zastosowano indywidualne podejście do problemu. <text:span text:style-name="T368">Przede wszystkim charakterystykę urządzeń satelitarnych, orbit i układ zadań sprowadzono do liczb całkowitych (można to nazwać programowaniem całkowitoliczbowym, albo mieszano-całkowitoliczbowym). W ten sposób można zastosować system ASP i zaprojektować model rozwiązania. W związku z tym większość założeń po przełożeniu na język programu logicznego ma postać liczb i związków między tymi liczbami, pod którym kryje się faktyczny opis problemu. Staje się on logiczną całością w momencie zdefiniowania wewnątrz niego obiektów i relacji między tymi obiektami, np.:</text:span></text:p>
      <text:p text:style-name="P116">orbit(1).</text:p>
      <text:p text:style-name="P116">satellite(orbit(1), landsat).</text:p>
      <text:p text:style-name="P116">lub</text:p>
      <text:p text:style-name="P116">orbit(1).</text:p>
      <text:p text:style-name="P116"><text:span text:style-name="T370">s</text:span>atellite(1, landsat).</text:p>
      <text:p text:style-name="P116"><text:span text:style-name="T374">Należy rozumieć jako:</text:span> istnieje orbita 1, na orbicie 1 operuje satelita landsat.</text:p>
      <text:p text:style-name="P115">Na początku prac <text:span text:style-name="T368">zarysowano ramy definicji</text:span> <text:span text:style-name="T369">problemu </text:span>jednoznacznie określają<text:span text:style-name="T369">c</text:span> <text:span text:style-name="T368">wszystkie jego założenia modelując tym samym rzeczywisty charakter pracy urządzeń satelitarnych na orbitach, typy istniejących zadań planowanych do wykonania, sposób harmonogramowania. Założenia określają również szczegółowe ograniczenia wynikające z procesu harmonogramowania, w tym:</text:span></text:p>
      <text:p text:style-name="P114">- ograniczenia techniczne dotyczące satelitów operujących na orbitach – pamięć komputera satelity, pobór energii podczas prac, czas potrzebny na wykonanie zadania</text:p>
      <text:p text:style-name="P114">- ograniczenia w harmonogramowaniu poszczególnych typów zadań (mogą lub muszą być wykonane)</text:p>
      <text:p text:style-name="P113">Wszystkie założenia przedstawiono poniżej:</text:p>
      <text:list xml:id="list4092668661" text:style-name="L1">
        <text:list-item>
          <text:p text:style-name="P177"><text:soft-page-break/>Istnieje pewna ilość orbit.</text:p>
        </text:list-item>
        <text:list-item>
          <text:p text:style-name="P178">Na każdej orbicie znajduje się jeden satelita.</text:p>
        </text:list-item>
        <text:list-item>
          <text:p text:style-name="P179">Zadania wykonywane <text:span text:style-name="T359">są </text:span>przez satelity znajdujące się na orbitach.</text:p>
        </text:list-item>
        <text:list-item>
          <text:p text:style-name="P180">Wykonywanie zadania musi odbyć się w <text:span text:style-name="T354">dostępnym </text:span>oknie czasowym jego widoczności.</text:p>
        </text:list-item>
        <text:list-item>
          <text:p text:style-name="P182">Istnieją 3 typy zadań:</text:p>
          <text:p text:style-name="P183">- obserwacyjne,</text:p>
          <text:p text:style-name="P183">- downlink (dostarczanie danych na powierzchnię Ziemi),</text:p>
          <text:p text:style-name="P183">- uplink (odbieranie danych z powierzchni Ziemi).</text:p>
        </text:list-item>
        <text:list-item>
          <text:p text:style-name="P181">Zadanie obserwacyjne może być wykonane raz, <text:span text:style-name="T375">z dowolnej orbity, z której wykonanie go jest możliwe</text:span>.</text:p>
        </text:list-item>
        <text:list-item>
          <text:p text:style-name="P183">Downlink <text:span text:style-name="T254">może</text:span> być wykonany przez dowolną ilość satelitów <text:span text:style-name="T375">z orbit z których wykonanie go jest możliwe</text:span>.</text:p>
        </text:list-item>
        <text:list-item>
          <text:p text:style-name="P184">Uplink <text:span text:style-name="T254">musi</text:span> być wykonany przez wszystkie satelity <text:span text:style-name="T375">z orbit z których wykonanie go jest możliwe</text:span>.</text:p>
        </text:list-item>
        <text:list-item>
          <text:p text:style-name="P181">Zadanie obserwacyjne charakteryzuje się priorytetem. Im wyższy priorytet, tym ważniejsze jest wykonanie zadania.</text:p>
        </text:list-item>
        <text:list-item>
          <text:p text:style-name="P181">Awaryjne zadanie obserwacyjne <text:span text:style-name="T353">musi być obligatoryjnie wykonane</text:span>.</text:p>
        </text:list-item>
        <text:list-item>
          <text:p text:style-name="P185"><text:s/>Satelita charakteryzuje się określoną ilością dostępnej pamięci.</text:p>
        </text:list-item>
        <text:list-item>
          <text:p text:style-name="P185"><text:s/>Pamięć komputera satelity zajmowana jest przez dane z wykonanych zadań obserwacyjnych.</text:p>
        </text:list-item>
        <text:list-item>
          <text:p text:style-name="P185"><text:s/>Koszt pamięciowy <text:span text:style-name="T349">wykonania </text:span>każdego zadania jest jednakowy <text:span text:style-name="T349">dla tego samego satelity</text:span>, <text:span text:style-name="T350">lecz poszczególne satelity mogą charakteryzować się różnym kosztem pamięciowym wykonywania zadania</text:span>.</text:p>
        </text:list-item>
        <text:list-item>
          <text:p text:style-name="P181"><text:s/>Satelita o ilości wolnej pamięci mniejszej niż koszt pamięciowy wykonania zadania <text:span text:style-name="T354">w danym momencie</text:span> nie może wykonywać zadań obserwacyjnych, <text:span text:style-name="T354">aż</text:span> <text:span text:style-name="T353">do momentu zwolnienia pamięci</text:span>.</text:p>
        </text:list-item>
        <text:list-item>
          <text:p text:style-name="P185"><text:s/>Pamięć komputera satelity jest całkowicie zwalniana po wykonaniu odsyłania danych do stacji naziemnej (downlink).</text:p>
        </text:list-item>
        <text:list-item>
          <text:p text:style-name="P187"><text:span text:style-name="T350"><text:s/>Czas</text:span> <text:span text:style-name="T350">odsyłania danych (downlink) jest jednakowy dla tego samego satelity, lecz poszczególne satelity mogą charakteryzować się różnym czasem wysyłania danych.</text:span></text:p>
        </text:list-item>
        <text:list-item>
          <text:p text:style-name="P185"><text:s/>Satelita charakteryzuje się jednoznacznie określoną ilością dostępnej energii akumulatora.</text:p>
        </text:list-item>
        <text:list-item>
          <text:p text:style-name="P185"><text:s/><text:span text:style-name="T355">Dostępna energia satelity zmniejsza się przy wykonywaniu wszystkich zadań o wartość kosztu energetycznego wykonania zadania.</text:span></text:p>
        </text:list-item>
        <text:list-item>
          <text:p text:style-name="P185"><text:s/>Koszt energetyczny <text:span text:style-name="T349">wykonania </text:span>każdego zadania jest jednakowy <text:span text:style-name="T349">dla tego samego satelity</text:span>, <text:span text:style-name="T350">lecz poszczególne satelity mogą charakteryzować się różnym </text:span>zużyciem energii<text:span text:style-name="T350"> </text:span>przy <text:span text:style-name="T350">wykonywani</text:span>u<text:span text:style-name="T350"> zadania</text:span>.</text:p>
        </text:list-item>
        <text:list-item>
          <text:p text:style-name="P181"><text:s/>Satelita o ilości <text:span text:style-name="T355">dostępnej </text:span>energii mniejszej niż koszt energetyczny wykonania zadania <text:span text:style-name="T355">w danym momencie </text:span>nie może wykonywać zadań.</text:p>
        </text:list-item>
        <text:list-item>
          <text:p text:style-name="P186"><text:s/>Energia satelity jest odnawiana proporcjonalnie do upływu czasu. Wartość generowanej energii jest stała lecz poszczególne satelity mogą charakteryzować się różną wartością generowaną w jednostce czasu. Generowanie odbywa się automatycznie podczas operowania satelity (przy pomocy ogniw słonecznych). </text:p>
        </text:list-item>
        <text:list-item>
          <text:p text:style-name="P188"><text:span text:style-name="T350"><text:s/>Czas</text:span> <text:span text:style-name="T351">komunikacji kontrolnej (uplink) jest jednakowy dla tego samego satelity, lecz poszczególne satelity mogą charakteryzować się różnym czasem komunikacji.</text:span></text:p>
        </text:list-item>
        <text:list-item>
          <text:p text:style-name="P181"><text:s/>Żadne okno czasowe nie może nakładać się na drugie (tylko jedna czynność wykonywana jest w danym czasie).</text:p>
        </text:list-item>
        <text:list-item>
          <text:p text:style-name="P181"><text:soft-page-break/><text:s/><text:span text:style-name="T358">Harmonogram powinien obejmować stały przedział czasu operowania satelit (planowanie harmonogramu np. na 50 lub 100 minut wprzód).</text:span></text:p>
        </text:list-item>
        <text:list-item>
          <text:p text:style-name="P181"><text:s/><text:span text:style-name="T356">Harmonogram obserwacji satelitarnych jest tym lepszy, im wyższa jest wartość jakości harmonogramu.</text:span></text:p>
        </text:list-item>
        <text:list-item>
          <text:p text:style-name="P189"><text:s/>Jakość harmonogramu <text:span text:style-name="T357">określona jest sumą priorytetów z przypisanych do wykonania zadań</text:span>:</text:p>
        </text:list-item>
      </text:list>
      <text:p text:style-name="P154"/>
      <text:p text:style-name="P154">E <text:span text:style-name="T357">i=1 do i=n (ei * pi)</text:span></text:p>
      <text:p text:style-name="P156">gdzie:</text:p>
      <text:p text:style-name="P155">n – ilość zadań obserwacyjnych</text:p>
      <text:p text:style-name="P154">ei {0,1} – wykonanie zadania (1 jeśli zadanie wykonano, w przeciwnym wypadku 0)</text:p>
      <text:p text:style-name="P155">pi – priorytet zadania</text:p>
      <text:p text:style-name="P136"/>
      <text:p text:style-name="P34">3.2. <text:span text:style-name="T383">I</text:span>nstancja problemu</text:p>
      <text:p text:style-name="P103">Instancja problemu musi przede wszystkim uwzględniać <text:span text:style-name="T359">przedstawione wcześniej </text:span>założenia <text:span text:style-name="T359">dotyczące kryteriów i sposobu określania harmonogramu prac obserwacyjnych satelitów. Przykładowa instancja problemu zawiera informacje (wiedzę) w postaci faktów i wygląda następująco:</text:span></text:p>
      <text:p text:style-name="P103">orbit(1). orbit(2). orbit(3).</text:p>
      <text:p text:style-name="P103">- <text:span text:style-name="T363">określa rozpatrywane orbity (czyt. 1 jest orbitą)</text:span></text:p>
      <text:p text:style-name="P104">satellite(1,landsat). satellite(2,sentinel). satellite(3,kosmos).</text:p>
      <text:p text:style-name="P103">- <text:span text:style-name="T363">określa, nazwy satelitów zajmujących orbity (czyt. orbita 1 zajmowana jest przez satelitę landsat)</text:span></text:p>
      <text:p text:style-name="P105">action_type(observe). action_type(downlink). action_type(uplink).</text:p>
      <text:p text:style-name="P111">- określa, <text:span text:style-name="T366">rozpatrywane </text:span>3 typy zadań - obserwacja, downlink i uplink <text:span text:style-name="T366">(czyt. obserwacja to typ zadania)</text:span></text:p>
      <text:p text:style-name="P105">energy_gen(1,8). energy_gen(2,8). energy_gen(3,8). </text:p>
      <text:p text:style-name="P103">- <text:span text:style-name="T361">określa ilość jednostek energii generowanych przez satelity na kolejnych orbitach (czyt. satelita na orbicie 1 generuje 8 jednostek energii na sekundę)</text:span></text:p>
      <text:p text:style-name="P103">energy_storage(1,500). energy_storage(2,800). energy_storage(3,800).</text:p>
      <text:p text:style-name="P103">- <text:span text:style-name="T363">określa pojemność akumulatora satelity na kolejnych orbitach (czyt. satelita na orbicie 1 dysponuje akumulatorem o pojemności 500)</text:span></text:p>
      <text:p text:style-name="P103">energy_use(1,40). energy_use(2,20). energy_use(3,20).</text:p>
      <text:p text:style-name="P107">- <text:span text:style-name="T363">określa koszt (ilość zużytych jednostek energii) wykonania zadania przez <text:s/>satelity na kolejnych orbitach (czyt. satelita na orbicie 1 zużywa 40 jednostek energii przy wykonywaniu zadania)</text:span></text:p>
      <text:p text:style-name="P103">memory_storage(1,800). memory_storage(2,900). memory_storage(3,900).</text:p>
      <text:p text:style-name="P105">- <text:span text:style-name="T362">określa pojemność pamięciową komputera satelity na kolejnych orbitach</text:span></text:p>
      <text:p text:style-name="P103">memory_use(1,50). memory_use(2,40). memory_use(3,40).</text:p>
      <text:p text:style-name="P105">- <text:span text:style-name="T363">określa koszt (ilość jednostek pamięci) wykonania zadania przez <text:s/>satelity na kolejnych orbitach</text:span></text:p>
      <text:p text:style-name="P103"><text:soft-page-break/>sat_action_time(1,downlink,12). sat_action_time(1,observe,12). sat_action_time(1,uplink,8).</text:p>
      <text:p text:style-name="P103">sat_action_time(2,downlink,12). sat_action_time(2,observe,10). sat_action_time(2,uplink,9).</text:p>
      <text:p text:style-name="P103">sat_action_time(3,downlink,9). sat_action_time(3,observe,8). sat_action_time(3,uplink,9).</text:p>
      <text:p text:style-name="P103">- <text:span text:style-name="T363">określa czas (ilość sekund) potrzebny na wykonywanie wszystkich rodzajów zadań (obserwacja, downlink i uplink) przez satelity na kolejnych orbitach </text:span></text:p>
      <text:p text:style-name="P103">sat_energy(1,0,500). sat_energy(2,0,800). sat_energy(3,0,800).</text:p>
      <text:p text:style-name="P103">- <text:span text:style-name="T363">określa stan akumulatora (ilość jednostek energii) na początku harmonogramowania przez kolejne satelity</text:span></text:p>
      <text:p text:style-name="P103">sat_memory(1,0,0). sat_memory(2,0,0). sat_memory(3,0,0).</text:p>
      <text:p text:style-name="P105">- <text:span text:style-name="T363">określa stan pamięci (ilość zajętych jednostek pamięci komputera kolejnych satelitów) na początku harmonogramowania</text:span></text:p>
      <text:p text:style-name="P110"/>
      <text:p text:style-name="P106">action(1,downlink). action(2,observe). action(3,observe). action(4,observe). action(5,observe).</text:p>
      <text:p text:style-name="P106">action(6,observe). action(7,observe). action(8,observe). action(9,observe). action(10,observe).</text:p>
      <text:p text:style-name="P106">action(11,observe). action(12,uplink). action(13,observe). action(14,observe). action(15,observe).</text:p>
      <text:p text:style-name="P106">action(16,observe). action(17,observe). action(18,uplink). action(19,observe). action(20,observe).</text:p>
      <text:p text:style-name="P103">- <text:span text:style-name="T364">wiąże kolejne zadania z 3 dostępnymi typami (czyt. zadanie 20 to obserwacja)</text:span></text:p>
      <text:p text:style-name="P106">action_window(1,6,14). action_window(2,63,72). action_window(3,99,110). action_window(4,126,135). action_window(5,166,176). action_window(6,280,292). action_window(7,242,251). action_window(8,284,295). action_window(9,402,410). action_window(10,452,460). action_window(11,502,513). action_window(12,498,506). action_window(13,727,737). action_window(14,721,732). action_window(15,568,578). action_window(16,831,841). action_window(17,964,976). action_window(18,1023,1032). action_window(19,993,1003). action_window(20,769,779). </text:p>
      <text:p text:style-name="P106">- <text:span text:style-name="T364">określa rzeczywiste okna czasowe w których możliwe jest wykonywanie kolejnych zadań przez satelity na orbitach (np. zadanie 1 ma okno czasowe widoczności w przedziale czasowym [6;14])</text:span></text:p>
      <text:p text:style-name="P106">visible(1,1,1). visible(2,1,1). visible(3,1,1). visible(4,1,1).</text:p>
      <text:p text:style-name="P103">visible(5,1,1). visible(6,1,1). visible(7,1,0). visible(8,1,<text:span text:style-name="T365">0</text:span>).</text:p>
      <text:p text:style-name="P103">visible(9,1,1). visible(10,1,1). visible(11,1,1). visible(12,1,1).</text:p>
      <text:p text:style-name="P103">visible(13,1,1). visible(14,1,<text:span text:style-name="T365">0</text:span>). visible(15,1,0). visible(16,1,1).</text:p>
      <text:p text:style-name="P103">visible(17,1,<text:span text:style-name="T365">0</text:span>). visible(18,1,1). visible(19,1,1). visible(20,1,1).</text:p>
      <text:p text:style-name="P103"/>
      <text:p text:style-name="P103">visible(1,2,1). visible(2,2,1). visible(3,2,1). visible(4,2,1).</text:p>
      <text:p text:style-name="P103">visible(5,2,<text:span text:style-name="T365">0</text:span>). visible(6,2,1). visible(7,2,1). visible(8,2,1).</text:p>
      <text:p text:style-name="P103">visible(9,2,1). visible(10,2,<text:span text:style-name="T365">0</text:span>). visible(11,2,1). visible(12,2,1).</text:p>
      <text:p text:style-name="P103"><text:soft-page-break/>visible(13,2,1). visible(14,2,1). visible(15,2,<text:span text:style-name="T365">0</text:span>). visible(16,2,1).</text:p>
      <text:p text:style-name="P103">visible(17,2,1). visible(18,2,1). visible(19,2,0). visible(20,2,<text:span text:style-name="T365">1</text:span>).</text:p>
      <text:p text:style-name="P103"/>
      <text:p text:style-name="P103">visible(1,3,1). visible(2,3,1). visible(3,3,1). visible(4,3,1).</text:p>
      <text:p text:style-name="P103">visible(5,3,1). visible(6,3,1). visible(7,3,0). visible(8,3,1).</text:p>
      <text:p text:style-name="P103">visible(9,3,1). visible(10,3,1). visible(11,3,1). visible(12,3,0).</text:p>
      <text:p text:style-name="P103">visible(13,3,1). visible(14,3,1). visible(15,3,1). visible(16,3,0).</text:p>
      <text:p text:style-name="P103">visible(17,3,1). visible(18,3,1). visible(19,3,1). visible(20,3,0).</text:p>
      <text:p text:style-name="P103">- <text:span text:style-name="T365">określa możliwość wykonania (widoczność) kolejnych zadań z pozycji w przestrzeni na kolejnych orbitach (np. zadanie 20 nie jest widoczne z orbity 3, ale jest widoczne z orbity 2)</text:span></text:p>
      <text:p text:style-name="P103">emergency_task(2). emergency_task(8). emergency_task(16). emergency_task(20).</text:p>
      <text:p text:style-name="P103">- <text:span text:style-name="T366">definiuje obserwacyjne zadania awaryjne (czyt. 2 jest zadaniem awaryjnym)</text:span></text:p>
      <text:p text:style-name="P103">priority(2,35). <text:s/>priority(3,38). priority(4,36). priority(5,40).</text:p>
      <text:p text:style-name="P103">priority(6,43). priority(7,6). priority(8,21). priority(9,26).</text:p>
      <text:p text:style-name="P103">priority(10,25). priority(11,28). priority(13,3). priority(14,23).</text:p>
      <text:p text:style-name="P103">priority(15,35). priority(16,3). priority(17,6). priority(19,38).</text:p>
      <text:p text:style-name="P103">priority(20,17). </text:p>
      <text:p text:style-name="P103">- <text:span text:style-name="T366">definiuje priorytety poszczególnych zadań obserwacyjnych (czyt. zadanie obserwacyjne 2 ma priorytet o wartości 35)</text:span></text:p>
      <text:p text:style-name="P103"/>
      <text:p text:style-name="P117"><text:span text:style-name="T254">3.3. </text:span><text:span text:style-name="T271">Analiza </text:span><text:span text:style-name="T268">modelu DLP</text:span></text:p>
      <text:p text:style-name="P118">Model rozwiązania problemu (encoding) stworzono według podziału generowanie, definicja, test, <text:span text:style-name="T381">prezentowanie</text:span>. <text:span text:style-name="T376">Rozszerzono natomiast to podejście, można zauważyć, że dodatkowo należy przekazać systemowi ASP jaka wartość powinna podlegać ocenie i zostać zmaksymalizowana (lub zminimalizowana) podczas wykonywania obliczeń. Dotyczy to optymalizacji rozwiązania, czyli poszukiwania najlepszego harmonogramu. Dodano więc krótką sekcję optymalizacji oraz wyrażenia (instrukcje) dotyczące wyświetlenia wyników.</text:span> Struktura modelu jest więc podzielona na 4 sekcje.</text:p>
      <text:p text:style-name="P169">Dla poszczególnych typów zadań zostały utworzone osobne reguły, <text:span text:style-name="T375">mające na celu generowanie możliwych rozwiązań problemu</text:span>. <text:span text:style-name="T398">Zastosowano reguły wyboru, któryc zadaniem jest wygenerowanie możliwego przypisania zadań określonych w instancji problemu do wykonania na orbicie o danym numerze oraz wybraniu przedziału czasu w obrębie dostępnego okna czasowego, w którym dane zadanie ma być wykonane. Ostatecznie przełożono tutaj na model DLP </text:span>założenia dotyczące wykonywania zadań <text:span text:style-name="T385">a dokładniej</text:span>:</text:p>
      <text:p text:style-name="P119">- zadanie obserwacyjne może być wykonane z jednej z orbit, z której jest to możliwe<text:span text:style-name="T375">,</text:span></text:p>
      <text:p text:style-name="P119"><text:soft-page-break/>- <text:span text:style-name="T375">downlink do stacji naziemnej może być wykonywany przez dowolną ilość satelitów z orbit, z których jest to możliwe,</text:span></text:p>
      <text:p text:style-name="P120">- <text:span text:style-name="T375">uplink ze stacją kontrolną musi być wykonany przez wszystkie satelity znajdujące się na orbitach, z których jest to możliwe,</text:span></text:p>
      <text:p text:style-name="P125">- wykonywanie zadania musi odbyć się w obrębie okna czasowego jego widoczności, czyli w czasie, kiedy satelita znajduje się w przestrzeni nad obszarem na powierzchni planety związanym z wykonywaniem zadania.</text:p>
      <text:p text:style-name="P121">W bloku definicji <text:span text:style-name="T377">utworzono część modelu reprezentującą wymagania związane z parametrami technicznymi satelitów znajdujących się na kolejnych orbitach. Pojawiają się tutaj reguły dotyczące pamięci i energii, którymi dysponują urządzenia. Dodatkowo umieszczono także reguły dotyczące ilości wykonanych zadań i typów zadań z kolejnych orbit (przez operujące urządzenia).</text:span></text:p>
      <text:p text:style-name="P123">W części zawierającej ograniczenia integralności umieszczono reguły mające na celu odrzucenie nieakceptowalnych wyników. Znajdują się tutaj wszystkie ograniczenia zawarte w podstawowych założeniach dotyczących problemu, głównie dotyczy to <text:span text:style-name="T379">zadań awaryjnych lub</text:span> przekroczenia ilości pamięci lub wyczerpania akumulatora któregoś satelity do którego doszłoby w przypadku zastosowania danego harmonogramu w rzeczywistości. Takie wyniki muszą być odrzucone.</text:p>
      <text:p text:style-name="P124">Optymalizacja w przypadku problemu harmonogramowania obserwacji satelitarnych, gdzie kolejne zadania obserwacyjne mają przypisany priorytet w postaci liczby całkowitej polega na maksymalizacji wartości jakości harmonogramowania. <text:span text:style-name="T254">&lt;#&gt;odnosnik albo wzór&lt;/#&gt;</text:span></text:p>
      <text:p text:style-name="P124">Każde z możliwych rozwiązań (stabilnych modeli) niesie ze sobą informacje, z których wynika min. przypisanie zadań do ponumerowanych orbit oraz rozkład wykonywania przypisanych zadań w czasie. Informacje te w postaci faktów kierowane są <text:span text:style-name="T381">jako strumień </text:span>wyjścia <text:span text:style-name="T382">poprzez zastosowanie </text:span>końcowych wyrażeń <text:span text:style-name="T382">prezentujących dane.</text:span></text:p>
      <text:p text:style-name="P126">Model DLP w podstawowej wersji przedstawia się następująco:</text:p>
      <text:p text:style-name="P68">&lt;#&gt;Tutaj zawartość pliku scheduler.lp&lt;/#&gt;</text:p>
      <text:p text:style-name="P103"/>
      <text:p text:style-name="P103"/>
      <text:p text:style-name="P88"/>
      <text:p text:style-name="P132"><text:span text:style-name="Citation"><text:span text:style-name="T132">4. </text:span></text:span><text:span text:style-name="Citation"><text:span text:style-name="T134">Przeprowadzone badania</text:span></text:span></text:p>
      <text:p text:style-name="P77"><text:span text:style-name="T388">4</text:span>.1. Metodologia badań</text:p>
      <text:p text:style-name="P109"><text:span text:style-name="Citation"><text:span text:style-name="T129">Do badań zastosowano język programowania ASP.</text:span></text:span></text:p>
      <text:p text:style-name="P108"><text:span text:style-name="Citation"><text:span text:style-name="T128">Na potrzeby badań stworzono spójną definicję problemu rozdzielając instancję problemu ud modelu rozwiązania problemu na osobne pliki.</text:span></text:span></text:p>
      <text:p text:style-name="P22"><text:span text:style-name="Citation"><text:span text:style-name="T90">5. Podsumowanie</text:span></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oft-page-break/><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4"><text:span text:style-name="Citation"><text:span text:style-name="T2">BIBLIOGRAFIA</text:span></text:span></text:p>
      <text:p text:style-name="P25"><text:span text:style-name="Citation"><text:span text:style-name="T337">[a] Materiały i zbiory danych dostępna na stronie </text:span></text:span><text:a xlink:type="simple" xlink:href="https://www.ucsusa.org/" text:style-name="Internet_20_link" text:visited-style-name="Visited_20_Internet_20_Link"><text:span text:style-name="Citation"><text:span text:style-name="T337">https://www.ucsusa.org</text:span></text:span></text:a><text:span text:style-name="Citation"><text:span text:style-name="T337"> (csv)</text:span></text:span></text:p>
      <text:p text:style-name="P35">[1] – Słownik języka polskiego <text:a xlink:type="simple" xlink:href="https://sjp.pl/harmonogramowanie" text:style-name="Internet_20_link" text:visited-style-name="Visited_20_Internet_20_Link">https://sjp.pl/</text:a></text:p>
      <text:p text:style-name="P36">[2] - encyklopedia britanica <text:a xlink:type="simple" xlink:href="https://www.britannica.com/science/orbit-astronomy" text:style-name="Internet_20_link" text:visited-style-name="Visited_20_Internet_20_Link">https://www.britannica.com/science/orbit-astronomy</text:a></text:p>
      <text:p text:style-name="P37">[3] - Autonomiczny wieloczujnikowy system satelitarny na wieloagentowym modelu tablicowym</text:p>
      <text:p text:style-name="P38">[4] - Satellite Communications Systems Engineering Atmospheric Effects, Satellite Link Designand System Performance</text:p>
      <text:p text:style-name="P33">[5] Clingo guide – potassco</text:p>
      <text:p text:style-name="P39">[6] Introduction to the theory of computation</text:p>
      <text:p text:style-name="P40">[<text:span text:style-name="T293">8</text:span>] Legal and Political Aspects of the Use of European Satellite Navigation Systems Galileo and EGNOS</text:p>
      <text:p text:style-name="P40">[<text:span text:style-name="T293">9</text:span>] SATELITARNE sieci teleinformatyczne</text:p>
      <text:p text:style-name="P41">[<text:span text:style-name="T293">10</text:span>] Bellis, Mary. "The History of Satellites - Sputnik I." ThoughtCo. https://www.thoughtco.com/history-of-satellites-4070932 (dostęp 28.08.2020).</text:p>
      <text:p text:style-name="P41">[<text:span text:style-name="T293">11</text:span>] Keith Schmidt, 2001, Using Tabu Search to Solve the Job Shop Scheduling Problem with Sequence Dependent Setup Times</text:p>
      <text:p text:style-name="P42">[12] <text:span text:style-name="T294">Programista 3/2018 (70) 285358</text:span></text:p>
      <text:p text:style-name="P56">[13] AU-18 Space Primer, Prepared <text:s/>by Air Command And Staff College Space Research Electives Seminars, Air University Press Maxwell Air Force Base, Alabama</text:p>
      <text:p text:style-name="P57">[14] Prolog</text:p>
      <text:p text:style-name="P58">[15] Applications of Answer Set Programming Esra Erdem, Michael Gelfond, Nicola Leone, 2016, Association for the Advancement of Artificial Intelligence. ISSN 0738-4602</text:p>
      <text:p text:style-name="P59">[16] A SIMPLE OPTIMISED SEARCH HEURISTIC FOR THE JOB-SHOP SCHEDULING PROBLEM</text:p>
      <text:p text:style-name="P60">[17] Introduction to logic programming</text:p>
      <text:p text:style-name="P61">[18] Goodman, Melissa D.; Dowsland, Kathryn A.; Thompson, Jonathan M. (2007). "A grasp-knapsack hybrid for a nurse-scheduling problem"</text:p>
      <text:p text:style-name="P63">[19] A Constraint-Based Approach to Satellite Scheduling Joseph C. Pemberton and Flavius Galiber, Pacific-Sierra Research 1400 Key Boulevard, Suite 700 Arlington, VA 22209</text:p>
      <text:p text:style-name="P64"><text:soft-page-break/>[20] A SIMPLE OPTIMISED SEARCH HEURISTIC FOR THE JOB-SHOP SCHEDULING PROBLEM</text:p>
      <text:p text:style-name="P67">[21] Satellite observation scheduling with a novel adaptive simulated annealing algorithm and a dynamic task clustering strategy</text:p>
      <text:p text:style-name="P66">[22] Earth observation satellite scheduling for emergency tasks</text:p>
      <text:p text:style-name="P69">[23] GrinGo: A New Grounder for Answer Set Programming</text:p>
      <text:p text:style-name="P70">[24] Answer Set Programming:Language, Applications and Development Tools</text:p>
      <text:p text:style-name="P76">[25] Potassco user guide - potas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1-01-29T08:47:37.431326284</dc:date>
    <meta:editing-duration>P1DT18H18M48S</meta:editing-duration>
    <meta:editing-cycles>150</meta:editing-cycles>
    <meta:generator>LibreOffice/6.0.7.3$Linux_X86_64 LibreOffice_project/00m0$Build-3</meta:generator>
    <meta:document-statistic meta:table-count="0" meta:image-count="0" meta:object-count="0" meta:page-count="26" meta:paragraph-count="339" meta:word-count="9256" meta:character-count="73644" meta:non-whitespace-character-count="64648"/>
  </office:meta>
</office:document-meta>
</file>